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keep-together="always" fo:keep-with-next="always"/>
    </style:style>
    <style:style style:name="P2" style:family="paragraph" style:parent-style-name="Standard">
      <style:paragraph-properties fo:margin-left="1.501cm" fo:margin-right="0cm" fo:keep-together="always" fo:text-indent="-1.501cm" style:auto-text-indent="false" fo:keep-with-next="always"/>
    </style:style>
    <style:style style:name="P3" style:family="paragraph" style:parent-style-name="Standard">
      <style:paragraph-properties fo:margin-left="1.501cm" fo:margin-right="0cm" fo:keep-together="always" fo:text-indent="-1.501cm" style:auto-text-indent="false" fo:keep-with-next="always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4" style:family="paragraph" style:parent-style-name="Standard">
      <style:paragraph-properties fo:margin-left="1.501cm" fo:margin-right="0cm" fo:keep-together="always" fo:text-indent="-1.501cm" style:auto-text-indent="false" fo:keep-with-next="always"/>
      <style:text-properties fo:font-size="14pt" fo:language="de" fo:country="DE" fo:font-weight="bold" style:font-size-asian="14pt" style:language-asian="none" style:country-asian="none" style:font-weight-asian="bold" style:font-size-complex="14pt"/>
    </style:style>
    <style:style style:name="P5" style:family="paragraph" style:parent-style-name="Standard">
      <style:paragraph-properties fo:margin-left="1.501cm" fo:margin-right="0cm" fo:keep-together="always" fo:text-indent="-1.501cm" style:auto-text-indent="false" fo:keep-with-next="always"/>
      <style:text-properties fo:font-size="14pt" fo:language="en" fo:country="GB" fo:font-weight="bold" style:font-size-asian="14pt" style:language-asian="none" style:country-asian="none" style:font-weight-asian="bold" style:font-size-complex="14pt"/>
    </style:style>
    <style:style style:name="P6" style:family="paragraph" style:parent-style-name="Standard">
      <style:paragraph-properties fo:margin-left="1.501cm" fo:margin-right="0cm" fo:keep-together="always" fo:text-indent="-1.501cm" style:auto-text-indent="false" fo:keep-with-next="always"/>
      <style:text-properties fo:language="none" fo:country="none" style:language-asian="none" style:country-asian="none"/>
    </style:style>
    <style:style style:name="P7" style:family="paragraph" style:parent-style-name="Standard">
      <style:paragraph-properties fo:margin-left="1.501cm" fo:margin-right="0cm" fo:text-indent="-1.501cm" style:auto-text-indent="false"/>
    </style:style>
    <style:style style:name="P8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</style:style>
    <style:style style:name="P9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style:font-size-asian="14pt" style:font-size-complex="14pt"/>
    </style:style>
    <style:style style:name="P10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fo:language="en" fo:country="GB" style:font-size-asian="14pt" style:font-size-complex="14pt"/>
    </style:style>
    <style:style style:name="P11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2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fo:language="de" fo:country="DE" style:font-size-asian="14pt" style:font-size-complex="14pt"/>
    </style:style>
    <style:style style:name="P13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none" fo:country="none" style:language-asian="none" style:country-asian="none"/>
    </style:style>
    <style:style style:name="P14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weight="bold" style:font-weight-asian="bold"/>
    </style:style>
    <style:style style:name="P15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weight="bold" style:font-weight-asian="bold" style:font-size-complex="14pt" style:font-weight-complex="bold"/>
    </style:style>
    <style:style style:name="P16" style:family="paragraph" style:parent-style-name="Standard" style:master-page-name="Standard">
      <style:paragraph-properties fo:margin-left="1.501cm" fo:margin-right="0cm" fo:keep-together="always" fo:text-indent="-1.501cm" style:auto-text-indent="false" style:page-number="auto" fo:keep-with-next="always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7" style:family="paragraph" style:parent-style-name="Standard">
      <style:paragraph-properties fo:margin-left="1.501cm" fo:margin-right="0cm" fo:keep-together="always" fo:text-indent="-1cm" style:auto-text-indent="false" fo:keep-with-next="always"/>
    </style:style>
    <style:style style:name="P18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language="none" fo:country="none" style:language-asian="none" style:country-asian="none"/>
    </style:style>
    <style:style style:name="P19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language="de" fo:country="DE" style:language-asian="none" style:country-asian="none"/>
    </style:style>
    <style:style style:name="P20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font-size="14pt" style:font-size-asian="14pt" style:font-size-complex="14pt"/>
    </style:style>
    <style:style style:name="P21" style:family="paragraph" style:parent-style-name="Standard">
      <style:paragraph-properties fo:keep-together="always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style:font-size-asian="14pt" style:font-size-complex="14pt"/>
    </style:style>
    <style:style style:name="P22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ize-complex="14pt" style:font-weight-complex="bold"/>
    </style:style>
    <style:style style:name="T4" style:family="text">
      <style:text-properties fo:font-weight="bold" fo:background-color="#ffff00" style:font-weight-asian="bold" style:font-size-complex="14pt" style:font-weight-complex="bold"/>
    </style:style>
    <style:style style:name="T5" style:family="text">
      <style:text-properties fo:language="none" fo:country="none" fo:font-weight="bold" style:language-asian="none" style:country-asian="none" style:font-weight-asian="bold"/>
    </style:style>
    <style:style style:name="T6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T7" style:family="text">
      <style:text-properties fo:language="none" fo:country="none" fo:font-weight="bold" fo:background-color="#ffff00" style:language-asian="none" style:country-asian="none" style:font-weight-asian="bold"/>
    </style:style>
    <style:style style:name="T8" style:family="text">
      <style:text-properties fo:language="none" fo:country="none" fo:font-style="italic" style:language-asian="none" style:country-asian="none" style:font-style-asian="italic"/>
    </style:style>
    <style:style style:name="T9" style:family="text">
      <style:text-properties fo:language="none" fo:country="none" style:language-asian="none" style:country-asian="none"/>
    </style:style>
    <style:style style:name="T10" style:family="text">
      <style:text-properties fo:language="none" fo:country="none" style:language-asian="none" style:country-asian="none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background-color="#ffff00" style:font-size-asian="14pt" style:font-size-complex="14pt"/>
    </style:style>
    <style:style style:name="T14" style:family="text">
      <style:text-properties style:font-size-complex="14pt"/>
    </style:style>
    <style:style style:name="T15" style:family="text">
      <style:text-properties fo:color="#ff0000" fo:language="none" fo:country="none" fo:font-weight="bold" fo:background-color="#ffff00" style:language-asian="none" style:country-asian="none" style:font-weight-asian="bold"/>
    </style:style>
    <style:style style:name="T16" style:family="text">
      <style:text-properties fo:color="#ff0000" fo:language="none" fo:country="none" fo:font-weight="bold" style:language-asian="none" style:country-asian="none" style:font-weight-asian="bold"/>
    </style:style>
    <style:style style:name="T17" style:family="text">
      <style:text-properties fo:language="de" fo:country="DE"/>
    </style:style>
    <style:style style:name="T18" style:family="text">
      <style:text-properties fo:language="de" fo:country="DE" fo:font-weight="bold" style:language-asian="none" style:country-asian="none" style:font-weight-asian="bold"/>
    </style:style>
    <style:style style:name="T19" style:family="text">
      <style:text-properties fo:language="en" fo:country="GB"/>
    </style:style>
    <style:style style:name="T20" style:family="text">
      <style:text-properties fo:language="en" fo:country="GB" fo:font-weight="bold" style:language-asian="none" style:country-asian="none" style:font-weight-asian="bold"/>
    </style:style>
    <style:style style:name="T21" style:family="text">
      <style:text-properties fo:font-size="16pt" fo:language="none" fo:country="none" fo:font-weight="bold" style:font-size-asian="16pt" style:language-asian="none" style:country-asian="none" style:font-weight-asian="bold" style:font-size-complex="16pt"/>
    </style:style>
    <style:style style:name="T22" style:family="text">
      <style:text-properties fo:font-size="20pt" fo:font-weight="bold" style:font-size-asian="20pt" style:font-weight-asian="bold" style:font-size-complex="20pt"/>
    </style:style>
    <style:style style:name="T23" style:family="text">
      <style:text-properties fo:language="nb" fo:country="NO"/>
    </style:style>
    <style:style style:name="T24" style:family="text">
      <style:text-properties fo:language="nb" fo:country="NO" fo:font-style="italic" style:font-style-asian="italic"/>
    </style:style>
    <style:style style:name="T2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aj</text:p>
      <text:p text:style-name="P2">nb<text:tab/><text:span text:style-name="T5">adgangsbegrensning &lt;GRAM m&gt;</text:span></text:p>
      <text:p text:style-name="P18">nbDEF begrenset mulighet til å bli opptatt som elev ved en skole, medlem av en forening o.l.; jf. lukket studium</text:p>
      <text:p text:style-name="P18">nbMRKN I skoleverket er det karakterer og eventuelle tilleggspoeng som avgjør et eventuelt opptak.</text:p>
      <text:p text:style-name="P2">klass<text:tab/><text:span text:style-name="T8">skole</text:span></text:p>
      <text:p text:style-name="P2"><text:span text:style-name="T11">smi →<text:tab/></text:span><text:span text:style-name="T15">tjaangemetjanghkestehteme (bremse en prosess), - gaertjiedimmie</text:span><text:span text:style-name="T5"> &lt;GRAM m&gt;</text:span></text:p>
      <text:p text:style-name="P18">nbDEF gaertjiedamme nuepiem learohkine skuvlesne sjïdtedh, lihtsege siebresne j.n.v.; vd. gaptjeldihkie lohkeme</text:p>
      <text:p text:style-name="P17"><text:span text:style-name="T9">nbMRKN Skuvlide kaarakterh jïh lissiepoengh muenieh mejtie åådtje tjaangedh .</text:span></text:p>
      <text:p text:style-name="P9"/>
      <text:p text:style-name="P3">aak</text:p>
      <text:p text:style-name="P2">nb<text:tab/><text:span text:style-name="T5">adjunkt &lt;GRAM m&gt;</text:span></text:p>
      <text:p text:style-name="P18">nbDEF person med cand.mag.-eksamen eller tilsvarende og med praktisk-pedagogisk tilleggsutdanning</text:p>
      <text:p text:style-name="P2">klass<text:tab/><text:span text:style-name="T8">skole</text:span></text:p>
      <text:p text:style-name="P2"><text:span text:style-name="T11">smi → </text:span><text:span text:style-name="T5">adjunkte &lt;GRAM m&gt;</text:span></text:p>
      <text:p text:style-name="P17"><text:span text:style-name="T9">nbDEF almetje man lea cand.mag.-eksaamene jallh seammaleejns jïh praktigke-peedagogihke lissieööhpehtimmiem.</text:span></text:p>
      <text:p text:style-name="P9"/>
      <text:p text:style-name="P4">abq</text:p>
      <text:p text:style-name="P2"><text:span text:style-name="T17">nb<text:tab/></text:span><text:span text:style-name="T18">akademiker &lt;GRAM m&gt;</text:span></text:p>
      <text:p text:style-name="P18">nbDEF person med høyere utdanning</text:p>
      <text:p text:style-name="P2">klass<text:tab/><text:span text:style-name="T8">skole</text:span></text:p>
      <text:p text:style-name="P2"><text:span text:style-name="T11">smi →<text:tab/></text:span><text:span text:style-name="T5">akademikere &lt;GRAM m&gt;</text:span></text:p>
      <text:p text:style-name="P18">nbDEF almetje man lea jillebe ööhpehtimmiem</text:p>
      <text:p text:style-name="P9"/>
      <text:p text:style-name="P3">abs</text:p>
      <text:p text:style-name="P2">nb<text:tab/><text:span text:style-name="T5">akademisk borgerbrev &lt;GRAM n&gt;</text:span></text:p>
      <text:p text:style-name="P17"><text:span text:style-name="T9">nbDEF dokument som viser at en person er opptatt som student ved et norsk universitet; jf. immatrikulering</text:span></text:p>
      <text:p text:style-name="P2"><text:soft-page-break/>klass<text:tab/><text:span text:style-name="T8">skole</text:span></text:p>
      <text:p text:style-name="P2"><text:span text:style-name="T11">smi →<text:tab/></text:span><text:span text:style-name="T16">akademigke lihtsegeprieviem, - åelieprieviem</text:span><text:span text:style-name="T5"> &lt;GRAM n&gt;</text:span></text:p>
      <text:p text:style-name="P18">nbDEF tjaalege mij vuesehte almetje lea studentine universiteetesne nöörjesne</text:p>
      <text:p text:style-name="P9"/>
      <text:p text:style-name="P3">kud</text:p>
      <text:p text:style-name="P2">nb<text:tab/><text:span text:style-name="T5">allmenndanning &lt;GRAM c&gt;</text:span></text:p>
      <text:p text:style-name="P17"><text:span text:style-name="T9">nbDEF et visst nivå av kunnskaper og kultur og skikk og bruk; jf. allmennutdanning</text:span></text:p>
      <text:p text:style-name="P2">klass<text:tab/><text:span text:style-name="T8">skole</text:span></text:p>
      <text:p text:style-name="P2"><text:span text:style-name="T11">smi →<text:tab/></text:span><text:span text:style-name="T1">åålmegh</text:span><text:span text:style-name="T12">-</text:span><text:span text:style-name="T1">maahtoe</text:span><text:span text:style-name="T5"> &lt;GRAM c&gt;</text:span></text:p>
      <text:p text:style-name="P13">nbDEF maaje maahtoem kultuvren, voeti jïh vuekiej bijre; vd. almetjelearoe</text:p>
      <text:p text:style-name="P3">aec</text:p>
      <text:p text:style-name="P2">nb<text:tab/><text:span text:style-name="T16">k &lt;</text:span><text:span text:style-name="T5">GRAM n&gt;</text:span></text:p>
      <text:p text:style-name="P18">arakter</text:p>
      <text:p text:style-name="P17"><text:span text:style-name="T9">nbMRKN Norsk, naturfag, samfunnsfag, fremmedspråk og matematikk er allmennfag.</text:span></text:p>
      <text:p text:style-name="P2">klass<text:tab/><text:span text:style-name="T8">skole</text:span></text:p>
      <text:p text:style-name="P2"><text:span text:style-name="T11">smi →<text:tab/></text:span><text:span text:style-name="T5">åålmegh-faage &lt;GRAM n&gt;</text:span></text:p>
      <text:p text:style-name="P18">nbDEF skuvlefaagem jåarhkeskuvlesne mij ektiemaahtoem nænneste; vd. barkoefaage</text:p>
      <text:p text:style-name="P8"><text:span text:style-name="T9">nbMRKN Daaroengïele, eatnemefaage, ektievuekiefaage, ammesgïele jïh madtematigke leah ektiemaahtoefaagh.</text:span></text:p>
      <text:p text:style-name="P3">aef</text:p>
      <text:p text:style-name="P2">nb<text:tab/><text:span text:style-name="T16">allmennlærer</text:span><text:span text:style-name="T5"> &lt;GRAM m&gt;; &lt;STE&gt; lærer</text:span></text:p>
      <text:p text:style-name="P18">nbDEF fagutdannet lærer i grunnskolen som underviser i de fleste obligatoriske fagene</text:p>
      <text:p text:style-name="P2">klass<text:tab/><text:span text:style-name="T8">skole</text:span></text:p>
      <text:p text:style-name="P2"><text:span text:style-name="T11">smi →<text:tab/></text:span><text:span text:style-name="T1">åålmegh</text:span><text:span text:style-name="T11">-</text:span><text:span text:style-name="T5">lohkehtæjja &lt;GRAM m&gt;; &lt;STE&gt; lohkehtæjja, ööhpehtæjja, learere</text:span></text:p>
      <text:p text:style-name="P8"><text:span text:style-name="T9">nbDEF lohkehtæjja man lea lohkehtæjja-ööhpehtimmiem jïh jïjnjebine faagine ööhpehte.</text:span></text:p>
      <text:p text:style-name="P3">aei</text:p>
      <text:p text:style-name="P2">nb<text:tab/><text:span text:style-name="T16">allmennutdanning </text:span><text:span text:style-name="T5">&lt;GRAM c&gt;</text:span></text:p>
      <text:p text:style-name="P18">nbDEF utdanning med hovedvekt på allmennfag; jf. yrkesutdanning</text:p>
      <text:p text:style-name="P2"><text:soft-page-break/>klass<text:tab/><text:span text:style-name="T8">skole</text:span></text:p>
      <text:p text:style-name="P2"><text:span text:style-name="T11">smi →<text:tab/></text:span><text:span text:style-name="T1">åålmegh</text:span><text:span text:style-name="T5">-ööhpehtimmie &lt;GRAM c&gt;</text:span></text:p>
      <text:p text:style-name="P17"><text:span text:style-name="T9">nbDEF ööhpehtimmiem gusnie ektiemaahtoe lyövlehkommes faagine; vd. barkoeööhpehtimmie</text:span></text:p>
      <text:p text:style-name="P9"/>
      <text:p text:style-name="P3">aez</text:p>
      <text:p text:style-name="P2">nb<text:tab/><text:span text:style-name="T5">analfabet &lt;GRAM m&gt;</text:span></text:p>
      <text:p text:style-name="P18">nbDEF person som verken kan lese eller skrive</text:p>
      <text:p text:style-name="P2">klass<text:tab/><text:span text:style-name="T8">skole</text:span></text:p>
      <text:p text:style-name="P2"><text:span text:style-name="T11">smi →<text:tab/></text:span><text:span text:style-name="T5">analfabete &lt;GRAM m&gt;</text:span></text:p>
      <text:p text:style-name="P13">nbDEF almetje gie ij maehtieh tjaeledh lohkedh</text:p>
      <text:p text:style-name="P3">afo</text:p>
      <text:p text:style-name="P2">nb<text:tab/><text:span text:style-name="T5">andrespråk &lt;GRAM n&gt;; &lt;STE&gt; språk</text:span></text:p>
      <text:p text:style-name="P17"><text:span text:style-name="T9">nbDEF fremmedspråk som en behersker best og bruker mest etter sitt eget morsmål</text:span></text:p>
      <text:p text:style-name="P2">klass<text:tab/><text:span text:style-name="T8">skole</text:span></text:p>
      <text:p text:style-name="P2"><text:span text:style-name="T11">smi →<text:tab/></text:span><text:span text:style-name="T5">mubpiengïele; nubpiengïele &lt;GRAM n&gt;; &lt;STE&gt; gïele</text:span></text:p>
      <text:p text:style-name="P18">nbDEF ammesgïelem mij bööremes maahta jïh jïjnjemes soptseste gosse ij ietniengïelem soptsesth. </text:p>
      <text:p text:style-name="P9"/>
      <text:p text:style-name="P3">anb</text:p>
      <text:p text:style-name="P2">nb<text:tab/><text:span text:style-name="T5">aspirant &lt;GRAM m&gt;</text:span></text:p>
      <text:p text:style-name="P17"><text:span text:style-name="T9">nbDEF person som gjennomgår en viss praksis- eller prøvetid under utdanningen</text:span></text:p>
      <text:p text:style-name="P18">nbMRKN Aspiranter finnes i f.eks. politiet, i utenrikstjenesten, i Forsvaret og i høyere bibliotektjeneste.</text:p>
      <text:p text:style-name="P2">klass<text:tab/><text:span text:style-name="T8">arbeid skole</text:span></text:p>
      <text:p text:style-name="P2"><text:span text:style-name="T11">smi →<text:tab/></text:span><text:span text:style-name="T5">learohke; aspirante &lt;GRAM m&gt;</text:span></text:p>
      <text:p text:style-name="P17"><text:span text:style-name="T9">nbDEF almetje mij lea tijjem barkeminie- jallh liereminie ööhpehtimmien doekoe</text:span></text:p>
      <text:p text:style-name="P17"><text:span text:style-name="T9">nbMRKN</text:span> Learohkh gååvnesieh povlitijesne, ålkoerijhkebarkosne, Vaarjelimmesne, jillebe gærjagåetiebarkosne j.n.v. (gærjagåetie – bibliotek AJ)<text:span text:style-name="T9">.</text:span></text:p>
      <text:p text:style-name="P10">learohke</text:p>
      <text:p text:style-name="P5">aok</text:p>
      <text:p text:style-name="P2"><text:soft-page-break/><text:span text:style-name="T19">nb<text:tab/></text:span><text:span text:style-name="T20">audiopedagog &lt;GRAM m&gt;; &lt;STE&gt; pedagog</text:span></text:p>
      <text:p text:style-name="P18">nbDEF lærer for hørselshemmede</text:p>
      <text:p text:style-name="P2">klass<text:tab/><text:span text:style-name="T8">skole</text:span></text:p>
      <text:p text:style-name="P2"><text:span text:style-name="T11">smi →<text:tab/></text:span><text:span text:style-name="T5">audiopedagoge &lt;GRAM m&gt;; &lt;STE&gt; peedagoge</text:span></text:p>
      <text:p text:style-name="P18">nbDEF ööhpehtæjja bieljehts almetjide</text:p>
      <text:p text:style-name="P9"/>
      <text:p text:style-name="P3">kme</text:p>
      <text:p text:style-name="P2">nb<text:tab/><text:span text:style-name="T5">avgangsklasse &lt;GRAM c&gt;; &lt;STE&gt; klasse</text:span></text:p>
      <text:p text:style-name="P18">nbDEF klasse som skal ta avsluttende eksamen i løpet av skoleåret</text:p>
      <text:p text:style-name="P2">klass<text:tab/><text:span text:style-name="T8">skole</text:span></text:p>
      <text:p text:style-name="P2"><text:span text:style-name="T11">smi →<text:tab/></text:span><text:span text:style-name="T5">minngemesklaasse &lt;GRAM c&gt;; &lt;STE&gt; klaasse</text:span></text:p>
      <text:p text:style-name="P8"><text:span text:style-name="T9">nbDEF edtja minngemes eksaamenem vaeltedh daan skuvlejaepien</text:span></text:p>
      <text:p text:style-name="P3">ato</text:p>
      <text:p text:style-name="P2">nb<text:tab/><text:span text:style-name="T5">barnehage &lt;GRAM m&gt;; &lt;STE&gt; daghjem; &lt;STE&gt; førskole; &lt;STE&gt; korttidsbarnehage</text:span></text:p>
      <text:p text:style-name="P18">nbDEF institusjon som oftest drives av kommunene, med pedagogisk tilrettelagt virksomhet for barn fra 0 til og med 5 år</text:p>
      <text:p text:style-name="P2">klass<text:tab/><text:span text:style-name="T8">skole</text:span></text:p>
      <text:p text:style-name="P2"><text:span text:style-name="T11">smi →<text:tab/></text:span><text:span text:style-name="T5">maanasïjte; maanagierte &lt;GRAM m&gt;; &lt;STE&gt; biejjiehïejme; &lt;STE&gt; åvteskuvle; &lt;STE&gt; boelhketje maanasïjte; boelhketje maanagierte</text:span></text:p>
      <text:p text:style-name="P18">nbDEF institusjovne mij siejhme tjielten nuelesne, gusnie peedagogihke byjreske smaavemaanide, 0 – 5 jaepien båeries. </text:p>
      <text:p text:style-name="P9"/>
      <text:p text:style-name="P3">atq</text:p>
      <text:p text:style-name="P2">nb<text:tab/><text:span text:style-name="T5">barnehagekonsulent &lt;GRAM m&gt;; &lt;STE&gt; konsulent</text:span></text:p>
      <text:p text:style-name="P18">nbDEF konsulent i det offentlige som har ansvar for barnehagesaker</text:p>
      <text:p text:style-name="P2">klass<text:tab/><text:span text:style-name="T8">admin skole</text:span></text:p>
      <text:p text:style-name="P2"><text:span text:style-name="T11">smi →<text:tab/> </text:span><text:span text:style-name="T5">maanasïjtekonsulente; maanagiertekonsulente &lt;GRAM m&gt;; &lt;STE&gt; konsulente</text:span></text:p>
      <text:p text:style-name="P8"><text:span text:style-name="T9">nbDEF konsulente bæjjoesgoevtesne man diedte lea maanagierte-aamhtesh gietedalledh</text:span></text:p>
      <text:p text:style-name="P3">atr</text:p>
      <text:p text:style-name="P2">nb<text:tab/><text:span text:style-name="T5">barnehagekontor &lt;GRAM n&gt;</text:span></text:p>
      <text:p text:style-name="P18"><text:soft-page-break/>nbDEF kontor i større kommuner som har ansvar for den daglige driften av kommunale barnehager og barneparker, og for oppfølging og iverksetting av vedtak truffet av barnehagenemnda eller andre folkevalgte organer</text:p>
      <text:p text:style-name="P2">klass<text:tab/><text:span text:style-name="T8">admin skole</text:span></text:p>
      <text:p text:style-name="P2"><text:span text:style-name="T11">smi →<text:tab/></text:span><text:span text:style-name="T5">maanasïjte kontovre; maanagiertekontovre &lt;GRAM n&gt;</text:span></text:p>
      <text:p text:style-name="P18">nbDEF stoere tjieltine leah maanagiertekontovrh mah edtjieh tjielten maanagiertieh juhtiehtidh, geehtedh jïh tsihkijidh maanagierteneemden jallh jeatjah almetjeveeljeme moenehtsi stillemh</text:p>
      <text:p text:style-name="P9"/>
      <text:p text:style-name="P3">krg</text:p>
      <text:p text:style-name="P2">nb<text:tab/><text:span text:style-name="T5">barnehagenemnd &lt;GRAM c&gt;</text:span></text:p>
      <text:p text:style-name="P18">nbDEF politisk sammensatt utvalg i en kommune som har ansvaret for barnehagesaker</text:p>
      <text:p text:style-name="P2">klass<text:tab/><text:span text:style-name="T8">admin skole</text:span></text:p>
      <text:p text:style-name="P2"><text:span text:style-name="T11">smi →<text:tab/></text:span><text:span text:style-name="T5">maanasïjtemoenehtse; maanagiertemoenehtse &lt;GRAM c&gt;</text:span></text:p>
      <text:p text:style-name="P18">nbDEF politigke moenehtsem tjieltesne, maanagierteaamhtesh dej diedte</text:p>
      <text:p text:style-name="P9"/>
      <text:p text:style-name="P3">att</text:p>
      <text:p text:style-name="P2">nb<text:tab/><text:span text:style-name="T5">barnehageplass &lt;GRAM m&gt;</text:span></text:p>
      <text:p text:style-name="P18">nbDEF adgang til å gå i barnehage</text:p>
      <text:p text:style-name="P2">klass<text:tab/><text:span text:style-name="T8">skole</text:span></text:p>
      <text:p text:style-name="P2"><text:span text:style-name="T11">smi →<text:tab/></text:span><text:span text:style-name="T5">maanasïjtesijjie; maanagiertesijjie &lt;GRAM m&gt;</text:span></text:p>
      <text:p text:style-name="P13">nbDEF luhpiem maanagiertesne vaedtsedh</text:p>
      <text:p text:style-name="P3">aub</text:p>
      <text:p text:style-name="P2">nb<text:tab/><text:span text:style-name="T5">barneoppdragelse &lt;GRAM m&gt;</text:span></text:p>
      <text:p text:style-name="P18">nbDEF måte å oppdra barn på</text:p>
      <text:p text:style-name="P2">klass<text:tab/><text:span text:style-name="T8">skole sosial</text:span></text:p>
      <text:p text:style-name="P2"><text:span text:style-name="T11">smi →<text:tab/></text:span><text:span text:style-name="T5">maanabijjiedimmie &lt;GRAM m&gt;</text:span></text:p>
      <text:p text:style-name="P13">nbDEF vuekiem maanah bijjiedidh</text:p>
      <text:p text:style-name="P3">auc</text:p>
      <text:p text:style-name="P2">nb<text:tab/><text:span text:style-name="T5">barnepark &lt;GRAM m&gt;</text:span></text:p>
      <text:p text:style-name="P18">nbDEF kommunalt eller privat anlegg der småbarn kan leke utendørs under tilsyn av voksne noen timer om dagen</text:p>
      <text:p text:style-name="P2"><text:soft-page-break/>klass<text:tab/><text:span text:style-name="T8">skole</text:span></text:p>
      <text:p text:style-name="P2"><text:span text:style-name="T11">smi →<text:tab/></text:span><text:span text:style-name="T5">maanagaertie &lt;GRAM m&gt;</text:span></text:p>
      <text:p text:style-name="P8"><text:span text:style-name="T9">nbDEF tjielten jallh privaate gaertiem gusnie smaavemaanah maehtieh ålkine stååkedidh naan gille tæjmoeh fierhten biejjien, geervealmetji åelesne.</text:span></text:p>
      <text:p text:style-name="P3">kmc</text:p>
      <text:p text:style-name="P2">nb<text:tab/><text:span text:style-name="T5">barnetrinn &lt;GRAM n&gt;; &lt;SY&gt; barneskole &lt;GRAM m&gt;; &lt;STE&gt; folkeskole</text:span></text:p>
      <text:p text:style-name="P18">nbDEF del av den obligatoriske grunnskolen, fra 1. til 7. klasse; jf. ungdomstrinn</text:p>
      <text:p text:style-name="P18">nbMRKN Barnetrinnet tilsvarer den tidligere barneskolen og før det folkeskolen.</text:p>
      <text:p text:style-name="P2">klass<text:tab/><text:span text:style-name="T8">skole</text:span></text:p>
      <text:p text:style-name="P2"><text:span text:style-name="T11">smi →<text:tab/></text:span><text:span text:style-name="T5">maanadaltese &lt;GRAM n&gt;; &lt;SY&gt; maanaskuvle &lt;GRAM m&gt;; &lt;STE&gt; almetjeskuvle</text:span></text:p>
      <text:p text:style-name="P18">nbDEF biehkiem maadthskuvlesne, 1. – 7. klaassese; vd. noeredaltese</text:p>
      <text:p text:style-name="P18">nbMRKN maanadaltese lea seamma goh aerebi gohtjesovvi maanaskuvlem, jïh dan åvtelen almetjeskuvlem.</text:p>
      <text:p text:style-name="P9"/>
      <text:p text:style-name="P3">avk</text:p>
      <text:p text:style-name="P2">nb<text:tab/><text:span text:style-name="T5">bedriftslære &lt;GRAM c&gt;</text:span></text:p>
      <text:p text:style-name="P18">nbDEF lære om hvordan man driver en bedrift økonomisk og administrativt</text:p>
      <text:p text:style-name="P18">nbMRKN Bedriftslære er fag ved lærlingskolene.</text:p>
      <text:p text:style-name="P2">klass<text:tab/><text:span text:style-name="T8">skole</text:span></text:p>
      <text:p text:style-name="P2"><text:span text:style-name="T11">smi →<text:tab/></text:span><text:span text:style-name="T1">darjomes</text:span><text:span text:style-name="T5">learoe &lt;GRAM c&gt;</text:span></text:p>
      <text:p text:style-name="P17"><text:span text:style-name="T9">nbDEF learoem darjemes-ekonomije, jïh –reeremen bijre.</text:span></text:p>
      <text:p text:style-name="P17"><text:span text:style-name="T9">nbMRKN Eantemelearoe lea faagem learohkiskuvlesne/learohkikuvsjesne.</text:span></text:p>
      <text:p text:style-name="P9"/>
      <text:p text:style-name="P3">avl</text:p>
      <text:p text:style-name="P2">nb<text:tab/><text:span text:style-name="T5">bedriftsøkonomi &lt;GRAM m&gt;</text:span></text:p>
      <text:p text:style-name="P18">nbDEF lære om økonomisk virksomhet i en bedrift</text:p>
      <text:p text:style-name="P18">nbMRKN Bedriftsøkonomi er fag ved enkelte studieretninger i videregående skole og er et sentralt fag i videre økonomiske studier.</text:p>
      <text:p text:style-name="P2">klass<text:tab/><text:span text:style-name="T8">skole</text:span></text:p>
      <text:p text:style-name="P2"><text:span text:style-name="T11">smi →<text:tab/></text:span><text:span text:style-name="T5">darjomes-ekonomije &lt;GRAM m&gt;</text:span></text:p>
      <text:p text:style-name="P18"><text:soft-page-break/>nbDEF learoem guktie ealamatjem eantemisnie </text:p>
      <text:p text:style-name="P18">nbMRKN Muvhth lohkemesuerkesne jåarhkeskuvlesne darjemes-ekonomije aaj faagem, jïh voernges faagem darjemes lohkemisnie</text:p>
      <text:p text:style-name="P9"/>
      <text:p text:style-name="P3">kuq</text:p>
      <text:p text:style-name="P2">nb<text:tab/><text:span text:style-name="T5">bestå &lt;GRAM v&gt;</text:span></text:p>
      <text:p text:style-name="P17"><text:span text:style-name="T9">nbDEF om prøve, eksamen e.l.: greie kravene som stilles og få et godkjent resultat</text:span></text:p>
      <text:p text:style-name="P2">klass<text:tab/><text:span text:style-name="T8">skole</text:span></text:p>
      <text:p text:style-name="P2"><text:span text:style-name="T11">smi →<text:tab/></text:span><text:span text:style-name="T5">dåhkasjidh &lt;GRAM v&gt;</text:span></text:p>
      <text:p text:style-name="P18">nbDEF pröövem, eksamenem j.s.: hijvenlaakan buektiehtidh maam lea stilleme </text:p>
      <text:p text:style-name="P9"/>
      <text:p text:style-name="P3">bbz</text:p>
      <text:p text:style-name="P2">nb<text:tab/><text:span text:style-name="T5">biologi &lt;GRAM m&gt;</text:span></text:p>
      <text:p text:style-name="P18">nbDEF lære om livsprosessene hos planter og dyr</text:p>
      <text:p text:style-name="P17"><text:span text:style-name="T9">nbMRKN I grunnskolen går biologi inn i o-faget, i videregående skole er biologi en del av naturfaget.</text:span></text:p>
      <text:p text:style-name="P2">klass<text:tab/><text:span text:style-name="T8">skole</text:span></text:p>
      <text:p text:style-name="P2"><text:span text:style-name="T11">smi →<text:tab/></text:span><text:span text:style-name="T5">biologije &lt;GRAM m&gt;</text:span></text:p>
      <text:p text:style-name="P18">nbDEF learoem guktie sjædtoej juvri jielemh</text:p>
      <text:p text:style-name="P17"><text:span text:style-name="T9">nbMRKN Maadthskuvlesne biologije lea o-faagesne meatan, jïh jåarhkeskuvlesne biologije naatuvrhfaagesne jis.</text:span></text:p>
      <text:p text:style-name="P9"/>
      <text:p text:style-name="P3">kmg</text:p>
      <text:p text:style-name="P2">nb<text:tab/><text:span text:style-name="T5">bokmål &lt;GRAM n&gt;</text:span></text:p>
      <text:p text:style-name="P18">nbDEF en av de to offisielle formene av norsk, utviklet fra dansk skriftspråk med påvirkning fra norsk talemål; jf. nynorsk</text:p>
      <text:p text:style-name="P2">klass<text:tab/><text:span text:style-name="T8">skole</text:span></text:p>
      <text:p text:style-name="P2"><text:span text:style-name="T11">smi →<text:tab/></text:span><text:span text:style-name="T5">daaroengïele &lt;GRAM n&gt;</text:span></text:p>
      <text:p text:style-name="P8"><text:span text:style-name="T9">nbDEF nöörjen leah göökte vihtiestamme tjierth daaroengïelesne, jïh gærjagïele dam aktem. Daanerijhken tjaaleldh gïeleste lea evtiedamme jïh nöörjen njalmeldh gïeleste haemiedamme; vd. daaroen orredaaroengïele</text:span></text:p>
      <text:p text:style-name="P3"><text:soft-page-break/>bgd</text:p>
      <text:p text:style-name="P2">nb<text:tab/><text:span text:style-name="T5">borteboerstipend &lt;GRAM n&gt;</text:span></text:p>
      <text:p text:style-name="P18">nbDEF stipend fra Statens lånekasse for utdanning til skoleelever og studenter som må bo hjemmefra under utdanningen</text:p>
      <text:p text:style-name="P2">klass<text:tab/><text:span text:style-name="T8">skole</text:span></text:p>
      <text:p text:style-name="P2"><text:span text:style-name="T11">smi →<text:tab/></text:span><text:span text:style-name="T5">årromes- stipeende &lt;GRAM n&gt;</text:span></text:p>
      <text:p text:style-name="P13">nbDEF Staaten latjkoekaassan dåårjemem learohkide studentide mah tjoeverieh gåeteste juhtedh ööhpehtimmien gaavhtan.</text:p>
      <text:p text:style-name="P3">kmi</text:p>
      <text:p text:style-name="P2">nb<text:tab/><text:span text:style-name="T5">brevskole &lt;GRAM m&gt;; &lt;SY&gt; korrespondanseskole &lt;GRAM m&gt;; &lt;STE&gt; skole</text:span></text:p>
      <text:p text:style-name="P17"><text:span text:style-name="T9">nbDEF skole med undervisningstilbud som er basert på brevveksling mellom lærer og elev</text:span></text:p>
      <text:p text:style-name="P2">klass<text:tab/><text:span text:style-name="T8">skole</text:span></text:p>
      <text:p text:style-name="P2"><text:span text:style-name="T11">smi →<text:tab/></text:span><text:span text:style-name="T5">prievieskuvle &lt;GRAM m&gt;; &lt;STE&gt; <text:s/>skuvle</text:span></text:p>
      <text:p text:style-name="P18">nbDEF ööhpehtimmiefaalaldahkem gusnie lohkehtæjjah learohkh laavenjasside prievine sedtieh </text:p>
      <text:p text:style-name="P9"/>
      <text:p text:style-name="P3">bkd</text:p>
      <text:p text:style-name="P2">nb<text:tab/><text:span text:style-name="T5">B-språk &lt;GRAM n&gt;; &lt;STE&gt; språk</text:span></text:p>
      <text:p text:style-name="P17"><text:span text:style-name="T9">nbDEF fremmedspråk som det undervises i på videregående skole for elever som har hatt undervisning i dette språket to år på ungdomsskolen; jf. C-språk</text:span></text:p>
      <text:p text:style-name="P2">klass<text:tab/><text:span text:style-name="T8">skole</text:span></text:p>
      <text:p text:style-name="P2"><text:span text:style-name="T11">smi →<text:tab/></text:span><text:span text:style-name="T5">B-gïele &lt;GRAM n&gt;; &lt;STE&gt; gïele</text:span></text:p>
      <text:p text:style-name="P17"><text:span text:style-name="T9">nbDEF jåarhkeskuvlesne ammesgïelefaagem dejtie learohkide guhth joe guektien jaepien noereskuvlesne dam seamma gïelem lohkeme; vd. C-gïele</text:span></text:p>
      <text:p text:style-name="P9">B-gïele</text:p>
      <text:p text:style-name="P3">bms</text:p>
      <text:p text:style-name="P2">nb<text:tab/><text:span text:style-name="T5">cand.jur. &lt;GRAM m&gt;; &lt;STE&gt; jurist</text:span></text:p>
      <text:p text:style-name="P18">nbDEF person med juridisk embetseksamen; jf. advokat</text:p>
      <text:p text:style-name="P2">klass<text:tab/><text:span text:style-name="T8">skole</text:span></text:p>
      <text:p text:style-name="P2"><text:span text:style-name="T11">smi →<text:tab/></text:span><text:span text:style-name="T5">cand.jur. &lt;GRAM m&gt;; &lt;STE&gt; juriste</text:span></text:p>
      <text:p text:style-name="P8"><text:span text:style-name="T9">nbDEF almetje man lea juridihke eembete-eksaamene; vd. advokaate</text:span></text:p>
      <text:p text:style-name="P3"><text:soft-page-break/>bmt</text:p>
      <text:p text:style-name="P2">nb<text:tab/><text:span text:style-name="T5">cand.mag. &lt;GRAM m&gt;</text:span></text:p>
      <text:p text:style-name="P18">nbDEF person med embetseksamen av lavere grad ved historisk-filosofisk, matematisk-naturvitenskapelig eller samfunnsvitenskapelig fakultet</text:p>
      <text:p text:style-name="P2">klass<text:tab/><text:span text:style-name="T8">skole</text:span></text:p>
      <text:p text:style-name="P2"><text:span text:style-name="T11">smi →<text:tab/></text:span><text:span text:style-name="T5">cand.mag. &lt;GRAM m&gt;</text:span></text:p>
      <text:p text:style-name="P17"><text:span text:style-name="T9">nbDEF almetje man lea histovrihke-filosofihke, maadtematigke-naatuvregoerehtimmie jallh ektievuekiegoerehtimmie eembete-eksaamene vueliehkåbpoe daltesisnie </text:span></text:p>
      <text:p text:style-name="P9"/>
      <text:p text:style-name="P3">bmu</text:p>
      <text:p text:style-name="P2">nb<text:tab/><text:span text:style-name="T5">cand.med. &lt;GRAM m&gt;; &lt;STE&gt; medisiner</text:span></text:p>
      <text:p text:style-name="P18">nbDEF person med medisinsk embetseksamen; jf. lege</text:p>
      <text:p text:style-name="P2">klass<text:tab/><text:span text:style-name="T8">skole</text:span></text:p>
      <text:p text:style-name="P2"><text:span text:style-name="T11">smi →<text:tab/></text:span><text:span text:style-name="T5">cand.med. &lt;GRAM m&gt;; &lt;STE&gt; medisinere</text:span></text:p>
      <text:p text:style-name="P18">nbDEF almetje man lea meedisijne eembete-eksaamene; vd dåaktere</text:p>
      <text:p text:style-name="P9"/>
      <text:p text:style-name="P3">bmv</text:p>
      <text:p text:style-name="P2">nb<text:tab/><text:span text:style-name="T5">cand.med.vet. &lt;GRAM m&gt;; &lt;STE&gt; veterinær</text:span></text:p>
      <text:p text:style-name="P18">nbDEF person med embetseksamen fra en veterinærhøgskole; jf. dyrlege</text:p>
      <text:p text:style-name="P2">klass<text:tab/><text:span text:style-name="T8">skole</text:span></text:p>
      <text:p text:style-name="P2"><text:span text:style-name="T11">smi →<text:tab/></text:span><text:span text:style-name="T5">cand.med.vet. &lt;GRAM m&gt;; &lt;STE&gt; veterinære</text:span></text:p>
      <text:p text:style-name="P18">nbDEF almetje man lea eembete-eksaamenem veterinærejolleskuvlesne; vd. juvredåaktere</text:p>
      <text:p text:style-name="P9"/>
      <text:p text:style-name="P3">bmx</text:p>
      <text:p text:style-name="P2">nb<text:tab/><text:span text:style-name="T5">cand.odont. &lt;GRAM m&gt;; &lt;STE&gt; odontolog</text:span></text:p>
      <text:p text:style-name="P18">nbDEF person med odontologisk embetseksamen; jf. tannlege</text:p>
      <text:p text:style-name="P2">klass<text:tab/><text:span text:style-name="T8">skole</text:span></text:p>
      <text:p text:style-name="P2"><text:span text:style-name="T11">smi →<text:tab/></text:span><text:span text:style-name="T5">cand.odont. &lt;GRAM m&gt;; &lt;STE&gt; odontologe</text:span></text:p>
      <text:p text:style-name="P13">nbDEF almetje man lea odontologihke eembete-eksaamenem; vd. baeniedåaktere</text:p>
      <text:p text:style-name="P3"><text:soft-page-break/>bmw</text:p>
      <text:p text:style-name="P2">nb<text:tab/><text:span text:style-name="T5">cand.oecon. &lt;GRAM m&gt;; &lt;STE&gt; sosialøkonom</text:span></text:p>
      <text:p text:style-name="P18">nbDEF person med embetseksamen i sosialøkonomi</text:p>
      <text:p text:style-name="P2">klass<text:tab/><text:span text:style-name="T8">skole</text:span></text:p>
      <text:p text:style-name="P2"><text:span text:style-name="T11">smi →<text:tab/></text:span><text:span text:style-name="T5">cand.oecon. &lt;GRAM m&gt;; &lt;STE&gt; sosiale-ekonome</text:span></text:p>
      <text:p text:style-name="P8"><text:span text:style-name="T9">nbDEF almetje man lea sovsiaale-ealamadtje eembete-eksaamenem</text:span></text:p>
      <text:p text:style-name="P5">bmr</text:p>
      <text:p text:style-name="P2"><text:span text:style-name="T19">nb<text:tab/></text:span><text:span text:style-name="T20">cand.paed. &lt;GRAM m&gt;</text:span></text:p>
      <text:p text:style-name="P18">nbDEF person med embetseksamen i pedagogikk</text:p>
      <text:p text:style-name="P2">klass<text:tab/><text:span text:style-name="T8">skole</text:span></text:p>
      <text:p text:style-name="P2"><text:span text:style-name="T11">smi →<text:tab/></text:span><text:span text:style-name="T5">cand.paed. &lt;GRAM m&gt;</text:span></text:p>
      <text:p text:style-name="P13">nbDEF almetje man lea pedagogigke eembete-eksaamenem</text:p>
      <text:p text:style-name="P3">bmy</text:p>
      <text:p text:style-name="P2">nb<text:tab/><text:span text:style-name="T5">cand.pharm. &lt;GRAM m&gt;; &lt;STE&gt; farmasøyt</text:span></text:p>
      <text:p text:style-name="P17"><text:span text:style-name="T9">nbDEF person med embetseksamen i farmasi; jf. apoteker, provisor</text:span></text:p>
      <text:p text:style-name="P2">klass<text:tab/><text:span text:style-name="T8">helse skole</text:span></text:p>
      <text:p text:style-name="P2"><text:span text:style-name="T11">smi →<text:tab/></text:span><text:span text:style-name="T5">cand.pharm. &lt;GRAM m&gt;; &lt;STE&gt; farmasöyte</text:span></text:p>
      <text:p text:style-name="P18">nbDEF almetje man lea farmasije eembete-eksaamene</text:p>
      <text:p text:style-name="P9"/>
      <text:p text:style-name="P3">bmz</text:p>
      <text:p text:style-name="P2">nb<text:tab/><text:span text:style-name="T5">cand.philol. &lt;GRAM m&gt;; &lt;STE&gt; filolog</text:span></text:p>
      <text:p text:style-name="P17"><text:span text:style-name="T9">nbDEF person med historisk-filosofisk embetseksamen av høyere grad</text:span></text:p>
      <text:p text:style-name="P2">klass<text:tab/><text:span text:style-name="T8">skole</text:span></text:p>
      <text:p text:style-name="P2"><text:span text:style-name="T11">smi →<text:tab/></text:span><text:span text:style-name="T5">cand.philol. &lt;GRAM m&gt;; &lt;STE&gt; filologe</text:span></text:p>
      <text:p text:style-name="P13">nbDEF almetje man lea jillebe histovrihke-filosovfihke eembete-eksaamemem</text:p>
      <text:p text:style-name="P5">bna</text:p>
      <text:p text:style-name="P2"><text:span text:style-name="T19">nb<text:tab/></text:span><text:span text:style-name="T20">cand.polit. &lt;GRAM m&gt;</text:span></text:p>
      <text:p text:style-name="P18">nbDEF person med samfunnsvitenskapelig embetseksamen av høyere grad</text:p>
      <text:p text:style-name="P17"><text:span text:style-name="T9">nbMRKN En samfunnsviter med embetseksamen av lavere grad er cand.mag.</text:span></text:p>
      <text:p text:style-name="P2">klass<text:tab/><text:span text:style-name="T8">skole</text:span></text:p>
      <text:p text:style-name="P2"><text:soft-page-break/><text:span text:style-name="T11">smi →<text:tab/></text:span><text:span text:style-name="T5">cand.polit. &lt;GRAM m&gt;</text:span></text:p>
      <text:p text:style-name="P18">nbDEF almetje man lea jillebe ektievuekiegoerehtimmie eembete-eksaamenem</text:p>
      <text:p text:style-name="P17"><text:span text:style-name="T9">nbMRKN Ektievuekieåehpie man lea eembete-eksaamenem vueliehkåbpoe daltesisnie cand.mag.-este</text:span></text:p>
      <text:p text:style-name="P9"/>
      <text:p text:style-name="P3">bnb</text:p>
      <text:p text:style-name="P2">nb<text:tab/><text:span text:style-name="T5">cand.psychol. &lt;GRAM m&gt;; &lt;STE&gt; psykolog</text:span></text:p>
      <text:p text:style-name="P18">nbDEF person med embetseksamen i psykologi</text:p>
      <text:p text:style-name="P2">klass<text:tab/><text:span text:style-name="T8">psyk skole</text:span></text:p>
      <text:p text:style-name="P2"><text:span text:style-name="T11">smi →<text:tab/></text:span><text:span text:style-name="T5">cand.psychol. &lt;GRAM m&gt;; &lt;STE&gt; psykologe</text:span></text:p>
      <text:p text:style-name="P13">nbDEF almetje man lea psykologije eembete-eksaamenem</text:p>
      <text:p text:style-name="P5">bnc</text:p>
      <text:p text:style-name="P2"><text:span text:style-name="T19">nb<text:tab/></text:span><text:span text:style-name="T20">cand.scient. &lt;GRAM m&gt;; &lt;SY&gt; cand.real. &lt;GRAM m&gt;; &lt;STE&gt; realist</text:span></text:p>
      <text:p text:style-name="P18">nbDEF person med matematisk-naturvitenskapelig embetseksamen av høyere grad</text:p>
      <text:p text:style-name="P18">nbMRKN En realist med embetseksamen av lavere grad er cand.mag. Fra 1985 brukes tittelen cand.scient. i stedet for cand.real.</text:p>
      <text:p text:style-name="P2">klass<text:tab/><text:span text:style-name="T8">skole</text:span></text:p>
      <text:p text:style-name="P2"><text:span text:style-name="T11">smi →<text:tab/></text:span><text:span text:style-name="T5">cand.scient. &lt;GRAM m&gt;; &lt;SY&gt; cand.real. &lt;GRAM m&gt;; &lt;STE&gt; realiste</text:span></text:p>
      <text:p text:style-name="P18">nbDEF almetje man lea jillebe maadtematigke-naatuvregoerehtimmie eembete-eksaamenem</text:p>
      <text:p text:style-name="P18">nbMRKN Rejaliste man lea eembete-eksaamenem vueliehkåbpoe goh cand.mag. 1985-este lahtese lea cand.real.</text:p>
      <text:p text:style-name="P9"/>
      <text:p text:style-name="P3">bnd</text:p>
      <text:p text:style-name="P2">nb<text:tab/><text:span text:style-name="T5">cand.theol. &lt;GRAM m&gt;; &lt;STE&gt; teolog</text:span></text:p>
      <text:p text:style-name="P18">nbDEF person med embetseksamen i teologi</text:p>
      <text:p text:style-name="P18">nbMRKN Med teologisk embetseksamen kan en blant annet bli prest.</text:p>
      <text:p text:style-name="P2">klass<text:tab/><text:span text:style-name="T8">skole</text:span></text:p>
      <text:p text:style-name="P2"><text:span text:style-name="T11">smi →<text:tab/></text:span><text:span text:style-name="T5">cand.theol. &lt;GRAM m&gt;; &lt;STE&gt; teologe</text:span></text:p>
      <text:p text:style-name="P18">nbDEF almetje man lea tejologije eembete-eksaamenem</text:p>
      <text:p text:style-name="P18">nbMRKN tejologije eembete-eksaamenine maahta hearrine barkedh</text:p>
      <text:p text:style-name="P18"><text:soft-page-break/>.</text:p>
      <text:p text:style-name="P9"/>
      <text:p text:style-name="P3">bno</text:p>
      <text:p text:style-name="P2">nb<text:tab/><text:span text:style-name="T5">C-språk &lt;GRAM n&gt;; &lt;STE&gt; språk</text:span></text:p>
      <text:p text:style-name="P17"><text:span text:style-name="T9">nbDEF fremmedspråk som det undervises i på videregående skole for elever som ikke har hatt undervisning i dette språket tidligere</text:span></text:p>
      <text:p text:style-name="P2">klass<text:tab/><text:span text:style-name="T8">skole</text:span></text:p>
      <text:p text:style-name="P2"><text:span text:style-name="T11">smi →<text:tab/></text:span><text:span text:style-name="T5">C-gïele &lt;GRAM n&gt;; &lt;STE&gt; gïele</text:span></text:p>
      <text:p text:style-name="P13">nbDEF ammesgïele mij lea faagem jåarhkeskuvlesne dejtie guhth eah daam gïelem aeriebistie lohkeme</text:p>
      <text:p text:style-name="P3">bnt</text:p>
      <text:p text:style-name="P2">nb<text:tab/><text:span text:style-name="T5">dagmamma &lt;GRAM m&gt;</text:span></text:p>
      <text:p text:style-name="P17"><text:span text:style-name="T9">nbDEF kvinne som mot betaling passer andres barn om dagen, ofte hjemme hos seg selv</text:span></text:p>
      <text:p text:style-name="P2">klass<text:tab/><text:span text:style-name="T8">skole</text:span></text:p>
      <text:p text:style-name="P2"><text:span text:style-name="T11">smi →<text:tab/></text:span><text:span text:style-name="T5">maanasuvhtije &lt;GRAM m&gt;</text:span></text:p>
      <text:p text:style-name="P18">nbDEF nyjsenæjja gie jeatjabi maanah altese åelesne fierhten biejjien maaksoen åvteste, siejhme jijtse gåetesne</text:p>
      <text:p text:style-name="P9"/>
      <text:p text:style-name="P3">boy</text:p>
      <text:p text:style-name="P2">nb<text:tab/><text:span text:style-name="T5">deleksamen &lt;GRAM m&gt;</text:span></text:p>
      <text:p text:style-name="P17"><text:span text:style-name="T9">nbDEF eksaminasjon av en del av et større pensum</text:span></text:p>
      <text:p text:style-name="P2">klass<text:tab/><text:span text:style-name="T8">skole</text:span></text:p>
      <text:p text:style-name="P2"><text:span text:style-name="T11">smi →<text:tab/></text:span><text:span text:style-name="T5">juakeldh-</text:span><text:span text:style-name="T16">eksaamene</text:span><text:span text:style-name="T5"> &lt;GRAM m&gt;</text:span></text:p>
      <text:p text:style-name="P13">nbDEF eksaamene mij barre juakeldh lohkemelæstosne dijpie</text:p>
      <text:p text:style-name="P3">bqd</text:p>
      <text:p text:style-name="P2">nb<text:tab/><text:span text:style-name="T5">Det historisk-filosofiske fakultet; &lt;SY&gt; historisk-filosofisk fakultet</text:span></text:p>
      <text:p text:style-name="P17"><text:span text:style-name="T9">nbDEF avdeling for humanistiske fag ved universitetene i Oslo og Bergen</text:span></text:p>
      <text:p text:style-name="P2">klass<text:tab/><text:span text:style-name="T8">skole</text:span></text:p>
      <text:p text:style-name="P2"><text:span text:style-name="T11">smi →<text:tab/></text:span><text:span text:style-name="T5">Det historisk-filosofiske fakultet; &lt;SY&gt; historisk-filosofisk fakultet</text:span></text:p>
      <text:p text:style-name="P18">nbDEF avdeling for humanistiske fag ved universitetene i Oslo og Bergen</text:p>
      <text:p text:style-name="P9"/>
      <text:p text:style-name="P3"><text:soft-page-break/>bqe</text:p>
      <text:p text:style-name="P2">nb<text:tab/><text:span text:style-name="T5">Det juridiske fakultet; &lt;SY&gt; juridisk fakultet</text:span></text:p>
      <text:p text:style-name="P18">nbDEF avdeling for juridiske fag ved universitetene i Oslo og Bergen</text:p>
      <text:p text:style-name="P2">klass<text:tab/><text:span text:style-name="T8">skole</text:span></text:p>
      <text:p text:style-name="P2"><text:span text:style-name="T11">smi →<text:tab/></text:span><text:span text:style-name="T16">Juridihke fakulteete HIT</text:span></text:p>
      <text:p text:style-name="P18">nbDEF juridihke faagen åesiedahkem Osloven jïh Bergenen universiteetine</text:p>
      <text:p text:style-name="P9"/>
      <text:p text:style-name="P3">bqg</text:p>
      <text:p text:style-name="P2">nb<text:tab/><text:span text:style-name="T5">Det matematisk-naturvitenskapelige fakultet; &lt;SY&gt; matematisk-naturvitenskapelig fakultet</text:span></text:p>
      <text:p text:style-name="P18">nbDEF avdeling for matematiske og naturvitenskapelige fag ved universitetene i Oslo og Bergen</text:p>
      <text:p text:style-name="P2">klass<text:tab/><text:span text:style-name="T8">skole</text:span></text:p>
      <text:p text:style-name="P2"><text:span text:style-name="T11">smi →<text:tab/></text:span><text:span text:style-name="T5">Maadtematigke-naatuvregoerehtimmie/-eatnemegoerehtimmie fakulteete</text:span></text:p>
      <text:p text:style-name="P17"><text:span text:style-name="T9">nbDEF </text:span><text:span text:style-name="T10">Maadtematigke-naatuvregoerehtimmie faagen åesiestahkem </text:span><text:span text:style-name="T9">Osloven jïh Bergenen universiteetine</text:span></text:p>
      <text:p text:style-name="P9"/>
      <text:p text:style-name="P3">koz</text:p>
      <text:p text:style-name="P2">nb<text:tab/><text:span text:style-name="T5">Det medisinske fakultet; &lt;SY&gt; medisinsk fakultet</text:span></text:p>
      <text:p text:style-name="P18">nbDEF avdeling for medisinske fag ved universitetene i Oslo, Bergen og Trondheim</text:p>
      <text:p text:style-name="P18">nbMRKN Ved universitetet i Tromsø er det medisinske fagområdet delt i tre storinstitutt.</text:p>
      <text:p text:style-name="P2">klass<text:tab/><text:span text:style-name="T8">skole</text:span></text:p>
      <text:p text:style-name="P2"><text:span text:style-name="T11">smi →<text:tab/></text:span><text:span text:style-name="T5">Medisijne fakulteete</text:span></text:p>
      <text:p text:style-name="P17"><text:span text:style-name="T9">nbDEF </text:span><text:span text:style-name="T10">Medisijne faagen åesiestahkem </text:span><text:span text:style-name="T9">Osloven, Bergenen jïh Tråenten universiteetine</text:span></text:p>
      <text:p text:style-name="P13">nbMRKN Tromsøen universiteetesne medisijnen faagedajve lea golme stoerreinstitudtine juakasovveme.</text:p>
      <text:p text:style-name="P3">bqh</text:p>
      <text:p text:style-name="P2">nb<text:tab/><text:span text:style-name="T5">Det odontologiske fakultet; &lt;SY&gt; odontologisk fakultet</text:span></text:p>
      <text:p text:style-name="P18">nbDEF avdeling for odontologiske fag ved universitetene i Oslo og Bergen</text:p>
      <text:p text:style-name="P2">klass<text:tab/><text:span text:style-name="T8">skole</text:span></text:p>
      <text:p text:style-name="P2"><text:soft-page-break/><text:span text:style-name="T11">smi →<text:tab/></text:span><text:span text:style-name="T5">Odontologihke fakulteete </text:span></text:p>
      <text:p text:style-name="P17"><text:span text:style-name="T9">nbDEF </text:span><text:span text:style-name="T10">Odontologihke faagen åesiestahkem </text:span><text:span text:style-name="T9">Osloven jïh Bergenen universiteetine</text:span></text:p>
      <text:p text:style-name="P9"/>
      <text:p text:style-name="P3">bqi</text:p>
      <text:p text:style-name="P2">nb<text:tab/><text:span text:style-name="T5">Det samfunnsvitenskapelige fakultet; &lt;SY&gt; samfunnsvitenskapelig fakultet</text:span></text:p>
      <text:p text:style-name="P18">nbDEF avdeling for samfunnsvitenskapelige fag ved universitetene i Oslo og Bergen</text:p>
      <text:p text:style-name="P2">klass<text:tab/><text:span text:style-name="T8">skole</text:span></text:p>
      <text:p text:style-name="P2"><text:span text:style-name="T11">smi →<text:tab/></text:span><text:span text:style-name="T1">Siebredahkendotkeme</text:span><text:span text:style-name="T5"> fakulteete </text:span></text:p>
      <text:p text:style-name="P17"><text:span text:style-name="T9">nbDEF </text:span>Siebriedahkendotkeme<text:span text:style-name="T5"> </text:span><text:span text:style-name="T10">faagen åesiestahkem </text:span><text:span text:style-name="T9">Osloven jïh Bergenen universiteetine</text:span></text:p>
      <text:p text:style-name="P9"/>
      <text:p text:style-name="P3">bqj</text:p>
      <text:p text:style-name="P2">nb<text:tab/><text:span text:style-name="T5">Det teologiske fakultet; &lt;SY&gt; teologisk fakultet</text:span></text:p>
      <text:p text:style-name="P18">nbDEF avdeling for teologiske fag ved universitetet i Oslo; jf. Menighetsfakultetet</text:p>
      <text:p text:style-name="P2">klass<text:tab/><text:span text:style-name="T8">skole</text:span></text:p>
      <text:p text:style-name="P2"><text:span text:style-name="T11">smi →<text:tab/></text:span><text:span text:style-name="T5">Teologihke fakulteete</text:span></text:p>
      <text:p text:style-name="P17"><text:span text:style-name="T9">nbDEF </text:span><text:span text:style-name="T10">Tejologihke faagen åesiestahkem </text:span><text:span text:style-name="T9">Osloven universiteetesne; vd. Aalmogefakulteete</text:span></text:p>
      <text:p text:style-name="P17"/>
      <text:p text:style-name="P9"/>
      <text:p text:style-name="P3">kmf</text:p>
      <text:p text:style-name="P2">nb<text:tab/><text:span text:style-name="T5">differensiert undervisning &lt;GRAM c&gt;; &lt;STE&gt; undervisning</text:span></text:p>
      <text:p text:style-name="P18">nbDEF undervisning der det blir tatt hensyn til hver enkelt elevs forutsetninger og evner</text:p>
      <text:p text:style-name="P2">klass<text:tab/><text:span text:style-name="T8">skole</text:span></text:p>
      <text:p text:style-name="P2"><text:span text:style-name="T11">smi →<text:tab/></text:span><text:span text:style-name="T5">Juakaldihks lohkehtimmie &lt;GRAM c&gt;; &lt;STE&gt; lohkehtimmie</text:span></text:p>
      <text:p text:style-name="P17"><text:span text:style-name="T9">nbDEF gosse fiere guhten learohken maahtoe jïh dååjrehtsi daltesisnie lohkehtimmie åadtjoeh</text:span></text:p>
      <text:p text:style-name="P9"/>
      <text:p text:style-name="P3">brw</text:p>
      <text:p text:style-name="P2">nb<text:tab/><text:span text:style-name="T5">distriktshøgskole &lt;GRAM m&gt;; &lt;STE&gt; høgskole</text:span></text:p>
      <text:p text:style-name="P18"><text:soft-page-break/>nbDEF utdanningsinstitusjon som bygde på eksamen fra treårig videregående skole, og som gav kortere yrkesrettet utdanning på høgskolenivå</text:p>
      <text:p text:style-name="P18">nbMRKN Disse skolene har endret navn til høgskoler.</text:p>
      <text:p text:style-name="P2">klass<text:tab/><text:span text:style-name="T8">skole</text:span></text:p>
      <text:p text:style-name="P2"><text:span text:style-name="T11">smi →<text:tab/></text:span><text:span text:style-name="T1">jolle</text:span><text:span text:style-name="T5">skuvle &lt;GRAM m&gt;; &lt;STE&gt; jolleskuvle</text:span></text:p>
      <text:p text:style-name="P18">nbDEF ööhpehtimmieinstitusjovne gusnie meehti tjaangedh golmejaapetje jåarhkeskuvlen mænngan, jïh åeniehkåbpoe barkoesuerkie ööhpehtimmiem jolleskuvledaltesisnie åadtjodh</text:p>
      <text:p text:style-name="P8"><text:span text:style-name="T9">nbMRKN Daejtie skovlide nommem jeatjahtovveme jolleskovline gåhtjodh</text:span></text:p>
      <text:p text:style-name="P3">bse</text:p>
      <text:p text:style-name="P2">nb<text:tab/><text:span text:style-name="T5">doktorgrad &lt;GRAM m&gt;</text:span></text:p>
      <text:p text:style-name="P18">nbDEF høyeste akademiske grad ved universitet eller vitenskapelig høgskole</text:p>
      <text:p text:style-name="P2">klass<text:tab/><text:span text:style-name="T8">skole</text:span></text:p>
      <text:p text:style-name="P2"><text:span text:style-name="T11">smi →<text:tab/></text:span><text:span text:style-name="T5">dåakteregraade &lt;GRAM m&gt;</text:span></text:p>
      <text:p text:style-name="P8"><text:span text:style-name="T9">nbDEF jollemes aakademigke graadem universiteetesne jallh goerehtimmie jolleskuvlesne</text:span><text:span text:style-name="T11"> </text:span></text:p>
      <text:p text:style-name="P4">bte</text:p>
      <text:p text:style-name="P2"><text:span text:style-name="T17">nb<text:tab/></text:span><text:span text:style-name="T18">drama &lt;GRAM n&gt;</text:span></text:p>
      <text:p text:style-name="P18">nbDEF skuespill</text:p>
      <text:p text:style-name="P18">nbMRKN Drama er valgfag i videregående skole, allmennfaglig studieretning, og egen linje på studieretning for husflids- og estetiske fag.</text:p>
      <text:p text:style-name="P2">klass<text:tab/><text:span text:style-name="T8">skole</text:span></text:p>
      <text:p text:style-name="P2"><text:span text:style-name="T11">smi →<text:tab/></text:span><text:span text:style-name="T5">draama &lt;GRAM n&gt;</text:span></text:p>
      <text:p text:style-name="P18">nbDEF teatere, spïele</text:p>
      <text:p text:style-name="P8"><text:span text:style-name="T9">nbMRKN draama lea faagem mij åådtje jåarhkeskuvlesne veeljedh, ektiemaahtoefaagen lohkemesuerkie, jïh sjiere baalkam lohkemesuerkesne duedtie- jïh esteetihke faagen.</text:span></text:p>
      <text:p text:style-name="P3">buz</text:p>
      <text:p text:style-name="P2">nb<text:tab/><text:span text:style-name="T5">edb</text:span></text:p>
      <text:p text:style-name="P18">nbDEF elektronisk databehandling</text:p>
      <text:p text:style-name="P18">nbMRKN Edb kan være valgfag på ungdomsskolen og i videregående skole.</text:p>
      <text:p text:style-name="P2">klass<text:tab/><text:span text:style-name="T8">skole</text:span></text:p>
      <text:p text:style-name="P2"><text:span text:style-name="T11">smi →<text:tab/></text:span><text:span text:style-name="T5">edb</text:span></text:p>
      <text:p text:style-name="P18">nbDEF elektrovnihke daatovregietedalleme</text:p>
      <text:p text:style-name="P18"><text:soft-page-break/>nbMRKN Edb maahta faagenne noereskuvlesne jïh jåarhkeskuvlesne veeljedh.</text:p>
      <text:p text:style-name="P9"/>
      <text:p text:style-name="P3">bwj</text:p>
      <text:p text:style-name="P2">nb<text:tab/><text:span text:style-name="T5">eksamen &lt;GRAM m&gt;</text:span></text:p>
      <text:p text:style-name="P18">nbDEF avsluttende prøve etter skole, kurs eller studium; jf. deleksamen, vitnemål, karakter</text:p>
      <text:p text:style-name="P17"><text:span text:style-name="T9">nbMRKN Eksamen kan være skriftlig, muntlig eller begge deler.</text:span></text:p>
      <text:p text:style-name="P2">klass<text:tab/><text:span text:style-name="T8">skole</text:span></text:p>
      <text:p text:style-name="P2"><text:span text:style-name="T11">smi →<text:tab/></text:span><text:span text:style-name="T5">eksaamene &lt;GRAM m&gt;</text:span></text:p>
      <text:p text:style-name="P18">nbDEF minngemes tjaaleldh jallh njalmeldh laavenjassem skuvlen, kuvsjen jallh lohkemen mænngan; vd. biehkie-eksaamene, vihtesjimmie, karakteere</text:p>
      <text:p text:style-name="P17"><text:span text:style-name="T9">nbMRKN Eksaamene maahta tjaaleldh, njalmeldh jallh gåabpatjahkh.</text:span></text:p>
      <text:p text:style-name="P9"/>
      <text:p text:style-name="P3">kmj</text:p>
      <text:p text:style-name="P2">nb<text:tab/><text:span text:style-name="T5">elevkort &lt;GRAM n&gt;</text:span></text:p>
      <text:p text:style-name="P18">nbDEF kartotekkort som skolene har, med opplysninger om hver enkelt elev</text:p>
      <text:p text:style-name="P2">klass<text:tab/><text:span text:style-name="T8">skole</text:span></text:p>
      <text:p text:style-name="P2"><text:span text:style-name="T11">smi →<text:tab/></text:span><text:span text:style-name="T5">learohkekåarhte &lt;GRAM n&gt;</text:span></text:p>
      <text:p text:style-name="P17"><text:span text:style-name="T9">nbDEF gaajhkh skovli dagkerh låhkoekåerhth, gusnie bievnesh fierhten learohken bijre</text:span></text:p>
      <text:p text:style-name="P9"/>
      <text:p text:style-name="P3">byy</text:p>
      <text:p text:style-name="P2">nb<text:tab/><text:span text:style-name="T5">elevråd &lt;GRAM n&gt;</text:span></text:p>
      <text:p text:style-name="P18">nbDEF organ i grunnskolen og videregående skole med en eller flere representanter fra hver klasse; jf. klasseråd</text:p>
      <text:p text:style-name="P18">nbMRKN Elevrådet skal fremme elevenes interesser og arbeide for et godt skolemiljø.</text:p>
      <text:p text:style-name="P2">klass<text:tab/><text:span text:style-name="T8">skole</text:span></text:p>
      <text:p text:style-name="P2"><text:span text:style-name="T11">smi →<text:tab/></text:span><text:span text:style-name="T5">learohkeraerie &lt;GRAM n&gt;</text:span></text:p>
      <text:p text:style-name="P18">nbDEF åårganem maadthskuvlesne jïh jåarhkeskuvlesne gusnie akte jallh jïjnjebh learohkh fierhne klaasseste meatan; vd. klaasseraerie</text:p>
      <text:p text:style-name="P18">nbMRKN Learohkie raerie galka learohkie bueriemasse barkedh jïh buerie skuvlebyjreskem nænnoestidh.</text:p>
      <text:p text:style-name="P9"/>
      <text:p text:style-name="P3"><text:soft-page-break/>bzc</text:p>
      <text:p text:style-name="P2">nb<text:tab/><text:span text:style-name="T5">embetseksamen &lt;GRAM m&gt;</text:span></text:p>
      <text:p text:style-name="P18">nbDEF endelig eksamen fra universitet eller høgskole</text:p>
      <text:p text:style-name="P2">klass<text:tab/><text:span text:style-name="T8">skole</text:span></text:p>
      <text:p text:style-name="P2"><text:span text:style-name="T11">smi →<text:tab/></text:span><text:span text:style-name="T5">embeete-eksaamene &lt;GRAM m&gt;</text:span></text:p>
      <text:p text:style-name="P13">nbDEF minngemes eksaamenem universiteeteste jallh jolleskuvleste</text:p>
      <text:p text:style-name="P4">bzf</text:p>
      <text:p text:style-name="P2"><text:span text:style-name="T17">nb<text:tab/></text:span><text:span text:style-name="T18">embetsstudium &lt;GRAM n&gt;</text:span></text:p>
      <text:p text:style-name="P18">nbDEF studium som fører fram til embetseksamen</text:p>
      <text:p text:style-name="P2">klass<text:tab/><text:span text:style-name="T8">skole</text:span></text:p>
      <text:p text:style-name="P2"><text:span text:style-name="T11">smi →<text:tab/></text:span><text:span text:style-name="T5">embeetelohkeme &lt;GRAM n&gt;</text:span></text:p>
      <text:p text:style-name="P18">nbDEF lohkedh embeete-eksaamenen vööste</text:p>
      <text:p text:style-name="P9"/>
      <text:p text:style-name="P3">cal</text:p>
      <text:p text:style-name="P2">nb<text:tab/><text:span text:style-name="T5">enhetsskole &lt;GRAM m&gt;</text:span></text:p>
      <text:p text:style-name="P18">nbDEF skole som har undervisningstilbud både for elever som velger en teoretisk og en mer praktisk utdanning</text:p>
      <text:p text:style-name="P18">nbMRKN I Norge er den niårige grunnskolen en enhetsskole, der en kan få både allmennfaglig og yrkesfaglig utdanning.</text:p>
      <text:p text:style-name="P2">klass<text:tab/><text:span text:style-name="T8">skole</text:span></text:p>
      <text:p text:style-name="P2"><text:span text:style-name="T11">smi →<text:tab/></text:span><text:span text:style-name="T5">ellies-skuvle &lt;GRAM m&gt;</text:span></text:p>
      <text:p text:style-name="P18">nbDEF skuvle gusnie ööhpehtimmiefaalaldahkem learohkide mah sijhtieh tjaaleldh barkedh jïh dejtie gieh sijhtieh gietigujmie aaj barkedh</text:p>
      <text:p text:style-name="P17"><text:span text:style-name="T9">nbMRKN Nöörjesne uktsiejaapetje maadthskuvle lea dagkeres ellies-skuvlem, maahta dovne ektiemaahtoefaagh jïh barkoefaagh faaledh.</text:span></text:p>
      <text:p text:style-name="P9"/>
      <text:p text:style-name="P3">kmk</text:p>
      <text:p text:style-name="P2">nb<text:tab/><text:span text:style-name="T5">etterutdanning &lt;GRAM c&gt;</text:span></text:p>
      <text:p text:style-name="P18">nbDEF supplerende utdanning for å holde seg à jour innenfor sitt fagområde</text:p>
      <text:p text:style-name="P2">klass<text:tab/><text:span text:style-name="T8">skole</text:span></text:p>
      <text:p text:style-name="P2"><text:span text:style-name="T11">smi →<text:tab/></text:span><text:span text:style-name="T5">minngie-ööhpehtimmie &lt;GRAM c&gt;</text:span></text:p>
      <text:p text:style-name="P17"><text:soft-page-break/><text:span text:style-name="T9">nbDEF lissie-ööhpehtimmiem juktie lieredh maam orre altese faagesuerkesne</text:span></text:p>
      <text:p text:style-name="P9"/>
      <text:p text:style-name="P3">cdb</text:p>
      <text:p text:style-name="P2">nb<text:tab/><text:span text:style-name="T5">ettårig grunnkurs &lt;GRAM n&gt;; &lt;STE&gt; grunnkurs</text:span></text:p>
      <text:p text:style-name="P18">nbDEF grunnleggende kurs som alle elever i videregående skole må ta første året (med unntak av de som velger toårig grunnkurs); jf. toårig grunnkurs</text:p>
      <text:p text:style-name="P18">nbMRKN Ved yrkesfaglig studieretning gis grunnleggende yrkesopplæring og litt allmennfaglig opplæring, ved allmennfaglig studieretning gis mer omfattende opplæring i allmenne fag.</text:p>
      <text:p text:style-name="P2">klass<text:tab/><text:span text:style-name="T8">skole</text:span></text:p>
      <text:p text:style-name="P2"><text:span text:style-name="T11">smi →<text:tab/></text:span><text:span text:style-name="T5">akten jaepien maadthkuvsje &lt;GRAM n&gt;; &lt;STE&gt; maadthkuvsje</text:span></text:p>
      <text:p text:style-name="P18">nbDEF kuvsjem mij gaajhkh learohkh jåarhkeskuvlesne tjoeverieh voesteges jaepien illedh (jis eah leah guektien jaepien våaroekuvsjem veeljeme); vd. guektien jaepien våaroekuvsje </text:p>
      <text:p text:style-name="P17"><text:span text:style-name="T9">nbMRKN Barkoefaage lohkemesuerkesne barkoelierehtimmie lyövlehkommes jïh ånnetji ektiemaahtoe lierehtimmie. Ektiemaahtoefaage lohkemesuerkesne ektiemaahtoe lyövlehkåbpoe.</text:span></text:p>
      <text:p text:style-name="P9"/>
      <text:p text:style-name="P3"><text:soft-page-break/>cdd</text:p>
      <text:p text:style-name="P2">nb<text:tab/><text:span text:style-name="T5">ettårig påbyggingskurs &lt;GRAM n&gt;; &lt;SY&gt; tredje allmennfaglige påbyggingsår &lt;GRAM n&gt;; &lt;STE&gt; påbyggingskurs</text:span></text:p>
      <text:p text:style-name="P18">nbDEF ettårig kurs i videregående skole som tas etter grunnkurset, og som fører fram til avsluttende eksamen</text:p>
      <text:p text:style-name="P18">nbMRKN Ettårig påbyggingskurs er først og fremst beregnet på elever som har toårig grunnkurs fra før.</text:p>
      <text:p text:style-name="P2">klass<text:tab/><text:span text:style-name="T8">skole</text:span></text:p>
      <text:p text:style-name="P2"><text:span text:style-name="T11">smi →<text:tab/></text:span><text:span text:style-name="T5">akten jaepien jåarhkekuvsje &lt;GRAM n&gt;; &lt;SY&gt; gåalmede åålmehfaage jåarhkejaepie &lt;GRAM n&gt;; &lt;STE&gt; jåarhkekuvsje</text:span></text:p>
      <text:p text:style-name="P18">nbDEF kuvsjem jåarhkeskuvlesne mij vaalta jåarhkekuvsjen mænngan, jïh eksaamenem dan minngiegietjien</text:p>
      <text:p text:style-name="P17"><text:span text:style-name="T9">nbMRKN Akten jaepien jåarhkekuvsje lea jïjnjemes dejtie guhth joe leah guektien jaepien jåarhkekuvsjem illeme.</text:span></text:p>
      <text:p text:style-name="P9"/>
      <text:p text:style-name="P3">kvx</text:p>
      <text:p text:style-name="P2">nb<text:tab/><text:span text:style-name="T5">examen facultatum</text:span></text:p>
      <text:p text:style-name="P18">nbDEF prøver som viderefører examen philosophicum innen fagområdet for enkelte fakulteter</text:p>
      <text:p text:style-name="P2">klass<text:tab/><text:span text:style-name="T8">skole</text:span></text:p>
      <text:p text:style-name="P2"><text:span text:style-name="T11">smi →<text:tab/></text:span><text:span text:style-name="T5">examen facultatum</text:span></text:p>
      <text:p text:style-name="P17"><text:span text:style-name="T9">nbDEF examen philosophicumen jåerhkine sjiere faagedajvide muvhth fakulteetine </text:span></text:p>
      <text:p text:style-name="P9"/>
      <text:p text:style-name="P3">cdk</text:p>
      <text:p text:style-name="P2">nb<text:tab/><text:span text:style-name="T5">examen philosophicum; &lt;STE&gt; forberedende prøver</text:span></text:p>
      <text:p text:style-name="P18">nbDEF prøver som må være bestått før en student kan melde seg opp til en universitetseksamen</text:p>
      <text:p text:style-name="P2">klass<text:tab/><text:span text:style-name="T8">skole</text:span></text:p>
      <text:p text:style-name="P2"><text:span text:style-name="T11">smi →<text:tab/></text:span><text:span text:style-name="T5">examen philosophicum</text:span></text:p>
      <text:p text:style-name="P17"><text:span text:style-name="T9">nbDEF laavenjassh mah tjoevere buerielaakan illedh åvtelen åådtje universiteete-eksaamenasse tjaalasovvedh</text:span></text:p>
      <text:p text:style-name="P9"/>
      <text:p text:style-name="P3"><text:soft-page-break/>cdl</text:p>
      <text:p text:style-name="P2">nb<text:tab/><text:span text:style-name="T5">faddersystem &lt;GRAM n&gt;; &lt;SY&gt; fadderordning &lt;GRAM c&gt;</text:span></text:p>
      <text:p text:style-name="P18">nbDEF ordning ved utdanningsinstitusjon o.l. der en eldre elev eller student får i oppgave å hjelpe en yngre eller ny elev eller student med å finne seg til rette i det sosiale miljøet</text:p>
      <text:p text:style-name="P2">klass<text:tab/><text:span text:style-name="T8">skole</text:span></text:p>
      <text:p text:style-name="P2"><text:span text:style-name="T11">smi →<text:tab/></text:span><text:span text:style-name="T5">faadter-öörnege &lt;GRAM n&gt; </text:span></text:p>
      <text:p text:style-name="P18">nbDEF öörnegem ööhpehtimmieinstitusjovnine j.s. gusnie orre learohkh jallh studenth båarasåbpoe studentem åehpine åadtjoeh, juktie aelhkebe sovsiaale byreskide tjaakanidh</text:p>
      <text:p text:style-name="P9"/>
      <text:p text:style-name="P3">cdm</text:p>
      <text:p text:style-name="P2">nb<text:tab/><text:span text:style-name="T5">fag &lt;GRAM n&gt;</text:span></text:p>
      <text:p text:style-name="P17"><text:span text:style-name="T9">nbDEF område eller felt av yrke, vitenskap eller kunst; jf. allmennfag, yrkesfag, skolefag</text:span></text:p>
      <text:p text:style-name="P2">klass<text:tab/><text:span text:style-name="T8">skole</text:span></text:p>
      <text:p text:style-name="P2"><text:span text:style-name="T11">smi →<text:tab/></text:span><text:span text:style-name="T5">faage &lt;GRAM n&gt;</text:span></text:p>
      <text:p text:style-name="P18">nbDEF bieliem jallh dajvem barkoen, goerehtimmien jallh daajhtemen bijre; vd. ektiemaahtoefaage, barkoefaage, skuvlefaage</text:p>
      <text:p text:style-name="P9">faage</text:p>
      <text:p text:style-name="P3">cdq</text:p>
      <text:p text:style-name="P2">nb<text:tab/><text:span text:style-name="T5">fagbrev &lt;GRAM n&gt;</text:span></text:p>
      <text:p text:style-name="P17"><text:span text:style-name="T9">nbDEF dokument som viser at en har bestått fagprøven; jf. svennebrev, mesterbrev</text:span></text:p>
      <text:p text:style-name="P18">nbMRKN En person med fagbrev har rett til å kalle seg fagarbeider.</text:p>
      <text:p text:style-name="P2">klass<text:tab/><text:span text:style-name="T8">arbeid skole</text:span></text:p>
      <text:p text:style-name="P2"><text:span text:style-name="T11">smi →<text:tab/></text:span><text:span text:style-name="T5">faageprievie &lt;GRAM n&gt;</text:span></text:p>
      <text:p text:style-name="P17"><text:span text:style-name="T9">nbDEF tjaalege mij vihnesje lea faagelaavenjassem illeme; vd. learohkeprievie, miestereprievie</text:span></text:p>
      <text:p text:style-name="P18">nbMRKN almetje man lea faageprieviem åådtje faagebarijine lahtestidh.</text:p>
      <text:p text:style-name="P9"/>
      <text:p text:style-name="P3"><text:soft-page-break/>cdu</text:p>
      <text:p text:style-name="P2">nb<text:tab/><text:span text:style-name="T5">fagkrets &lt;GRAM m&gt;</text:span></text:p>
      <text:p text:style-name="P18">nbDEF samling av enkeltfag som en velger i et studium eller på videregående skole</text:p>
      <text:p text:style-name="P2">klass<text:tab/><text:span text:style-name="T8">skole</text:span></text:p>
      <text:p text:style-name="P2"><text:span text:style-name="T11">smi →<text:tab/></text:span><text:span text:style-name="T5">faagegievlie &lt;GRAM m&gt;</text:span></text:p>
      <text:p text:style-name="P17"><text:span text:style-name="T9">nbDEF faagide mah veeljeme aktine lohkedh lohkemisnie jallh jåarhkeskuvlesne</text:span></text:p>
      <text:p text:style-name="P9"/>
      <text:p text:style-name="P3">cdw</text:p>
      <text:p text:style-name="P2">nb<text:tab/><text:span text:style-name="T5">faglærer &lt;GRAM m&gt;; &lt;STE&gt; lærer</text:span></text:p>
      <text:p text:style-name="P18">nbDEF lærer som har spesialutdanning med sikte på undervisning i enkelte fag i grunnskolen eller i videregående skole; jf. Allmennlærer</text:p>
      <text:p text:style-name="P2">klass<text:tab/><text:span text:style-name="T8">skole</text:span></text:p>
      <text:p text:style-name="P2"><text:span text:style-name="T11">smi →<text:tab/></text:span><text:span text:style-name="T5">faagelohkehtæjja &lt;GRAM m&gt;; &lt;STE&gt; lohkehtæjja; learere; skuvle</text:span></text:p>
      <text:p text:style-name="P18">nbDEF lohkehtæjja man lea sjiereööhpehtimmiem juktie maahta muvhth sjierefaagh ööhpehtidh maadthskuvlesne jallh jåarhkeskuvlesne; vd. åålmeh-lohkehtæjja</text:p>
      <text:p text:style-name="P9"/>
      <text:p text:style-name="P3">cdx</text:p>
      <text:p text:style-name="P2">nb<text:tab/><text:span text:style-name="T5">faglært &lt;GRAM adj&gt;; &lt;SY&gt; fagutdannet &lt;GRAM adj&gt;</text:span></text:p>
      <text:p text:style-name="P18">nbDEF som har avlagt fagprøve innenfor et praktisk yrke</text:p>
      <text:p text:style-name="P2">klass<text:tab/><text:span text:style-name="T8">arbeid skole</text:span></text:p>
      <text:p text:style-name="P2"><text:span text:style-name="T11">smi →<text:tab/></text:span><text:span text:style-name="T16">faagetjiehpie &lt;GRAM adj&gt;; &lt;SY&gt;</text:span><text:span text:style-name="T5"> faagh lohkeme</text:span><text:span text:style-name="T21">?????</text:span></text:p>
      <text:p text:style-name="P18">nbDEF almetje mij lea barkoesuerkien faagepryövem illeme</text:p>
      <text:p text:style-name="P21"/>
      <text:p text:style-name="P3">cdz</text:p>
      <text:p text:style-name="P2">nb<text:tab/><text:span text:style-name="T5">fagopplæringsloven &lt;GRAM m&gt;; &lt;STE&gt; lov om fagopplæring i arbeidslivet; &lt;STE&gt; lærlingeloven</text:span></text:p>
      <text:p text:style-name="P17"><text:span text:style-name="T9">nbDEF lov av 23 mai 1980 nr 13 om fagopplæring i arbeidslivet</text:span></text:p>
      <text:p text:style-name="P2">klass<text:tab/><text:span text:style-name="T8">jur skole</text:span></text:p>
      <text:p text:style-name="P2"><text:span text:style-name="T11">smi →<text:tab/></text:span><text:span text:style-name="T5">faage-ööhpehtimmielaake &lt;GRAM m&gt;; <text:s/>&lt;STE&gt; lierehtimmielaake</text:span></text:p>
      <text:p text:style-name="P18">nbDEF laake suehpeden 23.-este 1980 nr.13 faageööhpehtimmien bijre barkoebyjreskine</text:p>
      <text:p text:style-name="P9"/>
      <text:p text:style-name="P3"><text:soft-page-break/>cea</text:p>
      <text:p text:style-name="P2">nb<text:tab/><text:span text:style-name="T5">fagplan &lt;GRAM m&gt;; &lt;STE&gt; plan</text:span></text:p>
      <text:p text:style-name="P17"><text:span text:style-name="T9">nbDEF plan over innhold og undervisning i et fag</text:span></text:p>
      <text:p text:style-name="P2">klass<text:tab/><text:span text:style-name="T8">skole</text:span></text:p>
      <text:p text:style-name="P2"><text:span text:style-name="T11">smi →<text:tab/></text:span><text:span text:style-name="T5">faageplaane &lt;GRAM m&gt;; &lt;STE&gt; plaane; soejkesje</text:span></text:p>
      <text:p text:style-name="P13">nbDEF plaane faagen sisvegen jïh ööhpehtimmien bijre</text:p>
      <text:p text:style-name="P3">ceb</text:p>
      <text:p text:style-name="P2">nb<text:tab/><text:span text:style-name="T5">fagprøve &lt;GRAM c&gt;</text:span></text:p>
      <text:p text:style-name="P18">nbDEF praktisk og teoretisk prøve etter avsluttet praksis og opplæring i et yrkesfag; jf. fagbrev</text:p>
      <text:p text:style-name="P17"><text:span text:style-name="T9">nbMRKN Den teoretiske delen av fagprøven kan tas som eksamen på videregående skole.</text:span></text:p>
      <text:p text:style-name="P2">klass<text:tab/><text:span text:style-name="T8">arbeid skole</text:span></text:p>
      <text:p text:style-name="P2"><text:span text:style-name="T11">smi →<text:tab/></text:span><text:span text:style-name="T5">faagepryöve &lt;GRAM c&gt;</text:span></text:p>
      <text:p text:style-name="P18">nbDEF praaktihke jïh tjaaleldh pryövem barkoelierehtimmien jïh ööhpehtimmien mænngan; vd. faageprievie</text:p>
      <text:p text:style-name="P8"><text:span text:style-name="T9">nbMRKN faagepryöven tjaaleldh biehkiem maahta eksaamenine jåarhkeskuvlesne vaeltedh.</text:span></text:p>
      <text:p text:style-name="P3">kpa</text:p>
      <text:p text:style-name="P2">nb<text:tab/><text:span text:style-name="T5">fagskole &lt;GRAM m&gt;; &lt;SY&gt; yrkesskole &lt;GRAM m&gt;; &lt;STE&gt; skole</text:span></text:p>
      <text:p text:style-name="P18">nbDEF skole som gir utdanning i bestemte yrker</text:p>
      <text:p text:style-name="P18">nbMRKN Fagskolene er nå samordnet med de videregående skolene og fungerer som studieretninger innenfor disse.</text:p>
      <text:p text:style-name="P2">klass<text:tab/><text:span text:style-name="T8">skole</text:span></text:p>
      <text:p text:style-name="P2"><text:span text:style-name="T11">smi →<text:tab/></text:span><text:span text:style-name="T5">faageskuvle &lt;GRAM m&gt;; &lt;SY&gt; barkemesskuvle &lt;GRAM m&gt;; &lt;STE&gt; skuvle, skuvle</text:span></text:p>
      <text:p text:style-name="P18">nbDEF maahta sjiere barkoeööhpehtimmiem faaledh</text:p>
      <text:p text:style-name="P13">nbMRKN Faageskovlh daelie jåarhkeskovline aktine öörneme juktie lohkemesuerkine dej nuelesne.</text:p>
      <text:p text:style-name="P3"><text:soft-page-break/>cel</text:p>
      <text:p text:style-name="P2">nb<text:tab/><text:span text:style-name="T5">fakultet &lt;GRAM n&gt;</text:span></text:p>
      <text:p text:style-name="P17"><text:span text:style-name="T9">nbDEF fagavdeling ved et universitet</text:span></text:p>
      <text:p text:style-name="P2">klass<text:tab/><text:span text:style-name="T8">skole</text:span></text:p>
      <text:p text:style-name="P2"><text:span text:style-name="T11">smi →<text:tab/></text:span><text:span text:style-name="T5">fakulteete &lt;GRAM n&gt;</text:span></text:p>
      <text:p text:style-name="P13">nbDEF faageåesiestahkem universiteetesne</text:p>
      <text:p text:style-name="P3">kml</text:p>
      <text:p text:style-name="P2">nb<text:tab/><text:span text:style-name="T5">felles allmenne fag &lt;GRAM n pl&gt;</text:span></text:p>
      <text:p text:style-name="P18">nbDEF allmennfag i videregående skole som er felles for alle linjer innenfor samme studieretning</text:p>
      <text:p text:style-name="P2">klass<text:tab/><text:span text:style-name="T8">skole</text:span></text:p>
      <text:p text:style-name="P2"><text:span text:style-name="T11">smi →<text:tab/></text:span><text:span text:style-name="T5">aktels åålmeh faagh &lt;GRAM n pl&gt;</text:span></text:p>
      <text:p text:style-name="P18">nbDEF aktels åålmehfaagh mah leah seamma gaajhkh baalkide aktine lohkemesuerkesne</text:p>
      <text:p text:style-name="P9"/>
      <text:p text:style-name="P3">kmm</text:p>
      <text:p text:style-name="P2">nb<text:tab/><text:span text:style-name="T5">fjernundervisning &lt;GRAM c&gt;; &lt;STE&gt; undervisning</text:span></text:p>
      <text:p text:style-name="P18">nbDEF undervisning per post, fjernsyn, radio eller ved kommunikasjon med datamaskin</text:p>
      <text:p text:style-name="P2">klass<text:tab/><text:span text:style-name="T8">skole</text:span></text:p>
      <text:p text:style-name="P2"><text:span text:style-name="T11">smi →<text:tab/></text:span><text:span text:style-name="T5">maajhööhpehtimmie &lt;GRAM c&gt;; &lt;STE&gt; ööhpehtimmie</text:span></text:p>
      <text:p text:style-name="P13">nbDEF ööhpehtimmiem påasten, tv-en, radijoven jallh daatovren tjirrh</text:p>
      <text:p text:style-name="P3">cky</text:p>
      <text:p text:style-name="P2">nb<text:tab/><text:span text:style-name="T5">flerkulturell &lt;GRAM adj&gt;</text:span></text:p>
      <text:p text:style-name="P18">nbDEF som har bakgrunn i flere kulturer; jf. flerspråklig</text:p>
      <text:p text:style-name="P2">klass<text:tab/><text:span text:style-name="T8">skole</text:span></text:p>
      <text:p text:style-name="P2"><text:span text:style-name="T11">smi →<text:tab/></text:span><text:span text:style-name="T5">gellienkultuvren &lt;GRAM adj&gt;</text:span></text:p>
      <text:p text:style-name="P13">nbDEF man lea jïjnjebh kultuvrine våarome/dååjrehtsh; vd. gelliengïelen</text:p>
      <text:p text:style-name="P3"><text:soft-page-break/>cla</text:p>
      <text:p text:style-name="P2">nb<text:tab/><text:span text:style-name="T5">flerspråklig &lt;GRAM adj&gt;</text:span></text:p>
      <text:p text:style-name="P18">nbDEF som behersker og bruker flere språk til daglig; jf. flerkulturell</text:p>
      <text:p text:style-name="P2">klass<text:tab/><text:span text:style-name="T8">skole</text:span></text:p>
      <text:p text:style-name="P2"><text:span text:style-name="T11">smi →<text:tab/></text:span><text:span text:style-name="T5">gelliengïelen &lt;GRAM adj&gt;</text:span></text:p>
      <text:p text:style-name="P8"><text:span text:style-name="T9">nbDEF man lea maahtoe jïh jïjnjebh gielh gierhten biejjien soptseste; vd. gellienkultuvren</text:span></text:p>
      <text:p text:style-name="P3">cnc</text:p>
      <text:p text:style-name="P2">nb<text:tab/><text:span text:style-name="T5">folkehøgskole &lt;GRAM m&gt;; &lt;STE&gt; skole</text:span></text:p>
      <text:p text:style-name="P18">nbDEF skole for voksen ungdom med allmennutdannende undervisning uten eksamen, ofte med internat</text:p>
      <text:p text:style-name="P2">klass<text:tab/><text:span text:style-name="T8">skole</text:span></text:p>
      <text:p text:style-name="P2"><text:span text:style-name="T11">smi →<text:tab/></text:span><text:span text:style-name="T5">åålmehjolleskuvle &lt;GRAM m&gt;; &lt;STE&gt; skuvle</text:span></text:p>
      <text:p text:style-name="P18">nbDEF skuvlem geervenoeride gusnie åålmeh-ööhpehtimmiem jïh ij naan eksaamene, sijhme internaateskovline aaj</text:p>
      <text:p text:style-name="P9"/>
      <text:p text:style-name="P3">kui</text:p>
      <text:p text:style-name="P2">nb<text:tab/><text:span text:style-name="T5">Folkeuniversitetet; &lt;STE&gt; friundervisning</text:span></text:p>
      <text:p text:style-name="P18">nbDEF studieforbund med voksenopplæring på alle nivåer og på forskjellige fagområder, fra fritidsemner til fagstudier med eksamen i det offentlige utdanningssystemet</text:p>
      <text:p text:style-name="P18">nbMRKN De enkelte lokalavdelingene betegnes ofte Friundervisningen.</text:p>
      <text:p text:style-name="P2">klass<text:tab/><text:span text:style-name="T8">skole</text:span></text:p>
      <text:p text:style-name="P2"><text:span text:style-name="T11">smi →<text:tab/></text:span><text:span text:style-name="T5">Åålmeh-universiteete; &lt;STE&gt; </text:span><text:span text:style-name="T16">loevesööhpehtimmie</text:span></text:p>
      <text:p text:style-name="P18">nbDEF lohkemegoevtese gusnie geervelierehtimmiem jinjebh daltesisnie jïh faagesuerkine, eejehtalleme-aamhtesine faagelohkemine eksaamenem faala bæjjoes ööhpehtimmieöörnegisnie</text:p>
      <text:p text:style-name="P17"><text:span text:style-name="T9">nbMRKN Lihkesdajvi åesiestahkh aaj loevesööhpehtimmine lahteste .</text:span></text:p>
      <text:p text:style-name="P9"/>
      <text:p text:style-name="P3"><text:soft-page-break/>cpi</text:p>
      <text:p text:style-name="P2">nb<text:tab/><text:span text:style-name="T5">foreldremøte &lt;GRAM n&gt;; &lt;STE&gt; klasseforeldremøte</text:span></text:p>
      <text:p text:style-name="P18">nbDEF møte med foreldre til barn som hører sammen i en gruppe, f.eks. en klasse</text:p>
      <text:p text:style-name="P2">klass<text:tab/><text:span text:style-name="T8">skole</text:span></text:p>
      <text:p text:style-name="P2"><text:span text:style-name="T11">smi →<text:tab/></text:span><text:span text:style-name="T3">eejhtegetjåanghkoe/tjåahkoe</text:span><text:span text:style-name="T5"> &lt;GRAM n&gt;</text:span></text:p>
      <text:p text:style-name="P17"><text:span text:style-name="T9">nbDEF tjåanghkoe gusnie akten maanadåehkien eejhtegh </text:span></text:p>
      <text:p text:style-name="P9"/>
      <text:p text:style-name="P3">cpj</text:p>
      <text:p text:style-name="P2">nb<text:tab/><text:span text:style-name="T5">foreldreråd &lt;GRAM n&gt;</text:span></text:p>
      <text:p text:style-name="P18">nbDEF råd av alle foreldre med elever på en skole</text:p>
      <text:p text:style-name="P2">klass<text:tab/><text:span text:style-name="T8">skole</text:span></text:p>
      <text:p text:style-name="P2"><text:span text:style-name="T11">smi →<text:tab/></text:span><text:span text:style-name="T5">eejhtegeraerie &lt;GRAM n&gt;</text:span></text:p>
      <text:p text:style-name="P18">nbDEF skuvlemaanaj eejhtegi raeriem</text:p>
      <text:p text:style-name="P9"/>
      <text:p text:style-name="P3">kue</text:p>
      <text:p text:style-name="P2">nb<text:tab/><text:span text:style-name="T5">foreldrerådets arbeidsutvalg &lt;GRAM n&gt;; &lt;SY&gt; FAU</text:span></text:p>
      <text:p text:style-name="P17"><text:span text:style-name="T9">nbDEF utvalg som foreldrerådet velger, ofte av klassekontakter</text:span></text:p>
      <text:p text:style-name="P2">klass<text:tab/><text:span text:style-name="T8">skole</text:span></text:p>
      <text:p text:style-name="P2"><text:span text:style-name="T11">smi →<text:tab/></text:span><text:span text:style-name="T5">eejhtegeraerien barkoemoenehtse &lt;GRAM n&gt;; &lt;SY&gt; EBM</text:span></text:p>
      <text:p text:style-name="P18">nbDEF eejhtegiraerien moenehtse, sijhme klaassegaskesadtijh meatan</text:p>
      <text:p text:style-name="P9"/>
      <text:p text:style-name="P3">cpl</text:p>
      <text:p text:style-name="P2">nb<text:tab/><text:span text:style-name="T5">forelesning &lt;GRAM m&gt;</text:span></text:p>
      <text:p text:style-name="P18">nbDEF vitenskapelig foredrag</text:p>
      <text:p text:style-name="P17"><text:span text:style-name="T9">nbMRKN Undervisningen på universitet og høgskole gis ofte som forelesninger.</text:span></text:p>
      <text:p text:style-name="P2">klass<text:tab/><text:span text:style-name="T8">skole</text:span></text:p>
      <text:p text:style-name="P2"><text:span text:style-name="T11">smi →<text:tab/></text:span><text:span text:style-name="T5">lohkehtalleme &lt;GRAM m&gt;</text:span></text:p>
      <text:p text:style-name="P18">nbDEF goerehtimmie lahtestimmie</text:p>
      <text:p text:style-name="P18">nbMRKN Universiteetesne jolleskuvlesne ööhpehtimmie daamhtaj lohkehtalleme.</text:p>
      <text:p text:style-name="P9"/>
      <text:p text:style-name="P3"><text:soft-page-break/>cpr</text:p>
      <text:p text:style-name="P2">nb<text:tab/><text:span text:style-name="T5">foresatte som entallsform &lt;GRAM m pl&gt;</text:span></text:p>
      <text:p text:style-name="P18">nbDEF personer som har myndighet over eller oppsyn med mindreårig(e) eller umyndig(e)</text:p>
      <text:p text:style-name="P18">nbMRKN Normalt er det foreldrene som er et barns foresatte.</text:p>
      <text:p text:style-name="P2">klass<text:tab/><text:span text:style-name="T8">jur skole</text:span></text:p>
      <text:p text:style-name="P2"><text:span text:style-name="T11">smi →<text:tab/></text:span><text:span text:style-name="T5">åelie- &lt;GRAM m pl&gt;</text:span></text:p>
      <text:p text:style-name="P18">nbDEF almetje man lea maana(m/h) noere(m/h) altese åelesne</text:p>
      <text:p text:style-name="P17"><text:span text:style-name="T9">nbMRKN Daamhtaj maana lea eejhtegi åelesne.</text:span></text:p>
      <text:p text:style-name="P9"/>
      <text:p text:style-name="P3">csh</text:p>
      <text:p text:style-name="P2">nb<text:tab/><text:span text:style-name="T5">forming &lt;GRAM c&gt;; &lt;STE&gt; håndarbeid; &lt;STE&gt; sløyd; &lt;STE&gt; tegning</text:span></text:p>
      <text:p text:style-name="P18">nbDEF skolefag som omfatter bildende kunst, håndarbeid og sløyd</text:p>
      <text:p text:style-name="P2">klass<text:tab/><text:span text:style-name="T8">skole</text:span></text:p>
      <text:p text:style-name="P2"><text:span text:style-name="T11">smi →<text:tab/></text:span><text:span text:style-name="T3">hammoedimmie</text:span><text:span text:style-name="T11"> </text:span><text:span text:style-name="T5">&lt;GRAM c&gt;; &lt;STE&gt; diehtie, duedtie; &lt;STE&gt; vytnjesjimmie; &lt;STE&gt; guvviedimmie</text:span></text:p>
      <text:p text:style-name="P13">nbDEF skuvlefaage man sisvege guvvie daajhteme, duedtie jïh vytnjesjimmie</text:p>
      <text:p text:style-name="P3">cuc</text:p>
      <text:p text:style-name="P2">nb<text:tab/><text:span text:style-name="T5">forskning &lt;GRAM m&gt;</text:span></text:p>
      <text:p text:style-name="P18">nbDEF det å undersøke noe på en vitenskapelig måte</text:p>
      <text:p text:style-name="P18">nbMRKN Forskning drives blant annet ved universiteter og høgskoler.</text:p>
      <text:p text:style-name="P2">klass<text:tab/><text:span text:style-name="T8">skole</text:span></text:p>
      <text:p text:style-name="P2"><text:span text:style-name="T11">smi →<text:tab/></text:span><text:span text:style-name="T5">dotkeme; giehtjedimmie &lt;GRAM m&gt;</text:span></text:p>
      <text:p text:style-name="P18">nbDEF eensilaakan maam joem dotkedh</text:p>
      <text:p text:style-name="P18">nbMRKN siejhme barkoevuekiem universiteetesne jolleskuvlesne dotkedh.</text:p>
      <text:p text:style-name="P9"/>
      <text:p text:style-name="P3">cvw</text:p>
      <text:p text:style-name="P2">nb<text:tab/><text:span text:style-name="T5">fortrinnsrett &lt;GRAM m&gt;</text:span></text:p>
      <text:p text:style-name="P18">nbDEF rett til å bli prioritert framfor andre ved f.eks. opptak</text:p>
      <text:p text:style-name="P2">klass<text:tab/><text:span text:style-name="T8">skole</text:span></text:p>
      <text:p text:style-name="P2"><text:span text:style-name="T11">smi →<text:tab/></text:span><text:span text:style-name="T5">voestesreaktah &lt;GRAM m&gt;</text:span></text:p>
      <text:p text:style-name="P13">nbDEF reaktam åadtjodh v.g. jeatjabi åvtelen skuvlesæjjan tjaangedh</text:p>
      <text:p text:style-name="P3"><text:soft-page-break/>cyl</text:p>
      <text:p text:style-name="P2">nb<text:tab/><text:span text:style-name="T5">fremmedspråk &lt;GRAM n&gt;; &lt;STE&gt; språk</text:span></text:p>
      <text:p text:style-name="P18">nbDEF språk som en ikke bruker til daglig, og som en ikke har kulturell tilhørighet til; jf. andrespråk, morsmål</text:p>
      <text:p text:style-name="P2">klass<text:tab/><text:span text:style-name="T8">skole</text:span></text:p>
      <text:p text:style-name="P2"><text:span text:style-name="T11">smi →<text:tab/></text:span><text:span text:style-name="T5">ammesgïele &lt;GRAM n&gt;; &lt;STE&gt; gïele</text:span></text:p>
      <text:p text:style-name="P18">nbDEF gïelem ij fierhten biejjien soptsesth, jïh dovne gïelen kultuvrevåaroe ammes; vd. mubpiegïele, ietniengïele</text:p>
      <text:p text:style-name="P9"/>
      <text:p text:style-name="P3">cym</text:p>
      <text:p text:style-name="P2">nb<text:tab/><text:span text:style-name="T5">fremmedspråklig &lt;GRAM adj&gt;</text:span></text:p>
      <text:p text:style-name="P17"><text:span text:style-name="T9">nbDEF om person: som har et morsmål som blir betraktet som fremmedspråk på det stedet vedkommende bor</text:span></text:p>
      <text:p text:style-name="P2">klass<text:tab/><text:span text:style-name="T8">skole</text:span></text:p>
      <text:p text:style-name="P2"><text:span text:style-name="T11">smi →<text:tab/></text:span><text:span text:style-name="T5">ammesgïelen &lt;GRAM adj&gt;</text:span></text:p>
      <text:p text:style-name="P18">nbDEF almetje man lea ietniengïelem mij ammes altese årromedajvesne</text:p>
      <text:p text:style-name="P9"/>
      <text:p text:style-name="P3">czu</text:p>
      <text:p text:style-name="P2">nb<text:tab/><text:span text:style-name="T5">fritidsordning (skole SFO) &lt;GRAM n&gt;</text:span></text:p>
      <text:p text:style-name="P17"><text:span text:style-name="T9">nbDEF sted der barn mellom 7 og 10 år kan få tilsyn og pedagogiske tilbud før og etter skoletid, mens foreldrene er på arbeid</text:span></text:p>
      <text:p text:style-name="P18">nbMRKN Fritidshjem er ofte kommunale.</text:p>
      <text:p text:style-name="P2">klass<text:tab/><text:span text:style-name="T8">skole</text:span></text:p>
      <text:p text:style-name="P2"><text:span text:style-name="T11">smi →<text:tab/></text:span><text:span text:style-name="T5">eejehtsöörnege (skuvle, SEÖ) &lt;GRAM n&gt;</text:span></text:p>
      <text:p text:style-name="P17"><text:span text:style-name="T9">nbDEF sijjiem gusnie maanah, 7 – 10 jaepien, maehtieh geervealmetji åelesne jïh pedagogihke faalaldahkem åadtjodh skuvlebiejjien mænngan, mearan eejhtegh annje barkosne</text:span></text:p>
      <text:p text:style-name="P18">nbMRKN Loevestijjiegåetieh daamhtaj tjielti reeremen nuelesne.</text:p>
      <text:p text:style-name="P9"/>
      <text:p text:style-name="P3"><text:soft-page-break/>czv</text:p>
      <text:p text:style-name="P2">nb<text:tab/><text:span text:style-name="T5">fritidsklubb &lt;GRAM m&gt;</text:span></text:p>
      <text:p text:style-name="P18">nbDEF sted der barn og ungdom kan samles og drive fritidsaktiviteter</text:p>
      <text:p text:style-name="P18">nbMRKN Mange fritidsklubber er kommunale.</text:p>
      <text:p text:style-name="P2">klass<text:tab/><text:span text:style-name="T8">skole sosial</text:span></text:p>
      <text:p text:style-name="P2"><text:span text:style-name="T11">smi →<text:tab/></text:span><text:span text:style-name="T5">eejehtssijjie &lt;GRAM m&gt;</text:span></text:p>
      <text:p text:style-name="P18">nbDEF sijjiem gogka maanah maehtieh tjåanghkanidh fijnedidh</text:p>
      <text:p text:style-name="P18">nbMRKN Jïjnjebh eejehtssijjie tjielten diedte.</text:p>
      <text:p text:style-name="P9"/>
      <text:p text:style-name="P3">dcu</text:p>
      <text:p text:style-name="P2">nb<text:tab/><text:span text:style-name="T5">fylkesskolekontor &lt;GRAM n&gt;</text:span></text:p>
      <text:p text:style-name="P17"><text:span text:style-name="T9">nbDEF fylkeskommunalt kontor som blant annet har ansvar for driften av videregående skoler i et fylke</text:span></text:p>
      <text:p text:style-name="P2">klass<text:tab/><text:span text:style-name="T8">admin skole</text:span></text:p>
      <text:p text:style-name="P2"><text:span text:style-name="T11">smi →<text:tab/></text:span><text:span text:style-name="T5">fylhkeskuvlekontovre &lt;GRAM n&gt;</text:span></text:p>
      <text:p text:style-name="P18">nbDEF fylhketjielten kontovre man diedte lea fylhken jåarhkeskovlh juhtiehtidh</text:p>
      <text:p text:style-name="P9"/>
      <text:p text:style-name="P3">dcv</text:p>
      <text:p text:style-name="P2">nb<text:tab/><text:span text:style-name="T5">fylkesskolesjef &lt;GRAM m&gt;</text:span></text:p>
      <text:p text:style-name="P18">nbDEF tjenestemann som er leder for et fylkesskolekontor</text:p>
      <text:p text:style-name="P2">klass<text:tab/><text:span text:style-name="T8">admin skole</text:span></text:p>
      <text:p text:style-name="P2"><text:span text:style-name="T11">smi →<text:tab/></text:span><text:span text:style-name="T5">fylhkeskuvleåejvie &lt;GRAM m&gt;</text:span></text:p>
      <text:p text:style-name="P18">nbDEF fylhkebarkije mij fylhkeskuvlekontovren åejvine</text:p>
      <text:p text:style-name="P9"/>
      <text:p text:style-name="P3"><text:soft-page-break/>dcw</text:p>
      <text:p text:style-name="P2">nb<text:tab/><text:span text:style-name="T5">fylkesskolestyre &lt;GRAM n&gt;; &lt;STE&gt; skolestyre</text:span></text:p>
      <text:p text:style-name="P18">nbDEF styre som har ansvar for virksomheten ved videregående skoler i en fylkeskommune</text:p>
      <text:p text:style-name="P17"><text:span text:style-name="T9">nbMRKN Fylkesskolestyret er politisk sammensatt.</text:span></text:p>
      <text:p text:style-name="P2">klass<text:tab/><text:span text:style-name="T8">admin skole</text:span></text:p>
      <text:p text:style-name="P2"><text:span text:style-name="T11">smi →<text:tab/></text:span><text:span text:style-name="T5">fylhkeskuvleståvroe &lt;GRAM n&gt;; &lt;STE&gt; skuvleståvroe</text:span></text:p>
      <text:p text:style-name="P18">nbDEF ståvroen diedte lea giehtjedidh mejnie fylhketjielten jåarhkeskovline giehteleminie</text:p>
      <text:p text:style-name="P13">nbMRKN Fylhkenskuvleståvroen liehtsegh leah povlitigkerh</text:p>
      <text:p text:style-name="P3">ddj</text:p>
      <text:p text:style-name="P2">nb<text:tab/><text:span text:style-name="T16">fysikk</text:span><text:span text:style-name="T5"> &lt;GRAM m&gt;</text:span></text:p>
      <text:p text:style-name="P18">nbDEF lære om den livløse naturens krefter og energiformer og deres forandringer</text:p>
      <text:p text:style-name="P18">nbMRKN Fysikk er fag i ungdomsskolen og i den videregående skole.</text:p>
      <text:p text:style-name="P2">klass<text:tab/><text:span text:style-name="T8">skole</text:span></text:p>
      <text:p text:style-name="P2"><text:span text:style-name="T11">smi →<text:tab/></text:span><text:span text:style-name="T16">fysigke</text:span><text:span text:style-name="T5"> &lt;GRAM m&gt;</text:span></text:p>
      <text:p text:style-name="P17"><text:span text:style-name="T9">nbDEF learoem naatuvren/eatnemen faamoj eenergijehaamoj bijre jïh guktie jeatjahtovvieh</text:span></text:p>
      <text:p text:style-name="P13">nbMRKN Fysigke lea faagem noereskuvlesne jïh jåarhkeskuvlesne</text:p>
      <text:p text:style-name="P3">dfc</text:p>
      <text:p text:style-name="P2">nb<text:tab/><text:span text:style-name="T5">førskole &lt;GRAM m&gt;</text:span></text:p>
      <text:p text:style-name="P18">nbDEF undervisningsopplegg for barn i førskolealder</text:p>
      <text:p text:style-name="P18">nbMRKN Undervisningen er som regel knyttet til enten barnehage eller skole.</text:p>
      <text:p text:style-name="P2">klass<text:tab/><text:span text:style-name="T8">skole</text:span></text:p>
      <text:p text:style-name="P2"><text:span text:style-name="T11">smi →<text:tab/></text:span><text:span text:style-name="T5">åvteskuvle &lt;GRAM m&gt;</text:span></text:p>
      <text:p text:style-name="P18">nbDEF ööhpehtimmieöörnegem maanide åvtelen sovlesne aelkieh</text:p>
      <text:p text:style-name="P18">nbMRKN Dagkeres ööhpehtimmiem daamhtaj skuvlesne jallh maanagiertesne.</text:p>
      <text:p text:style-name="P9"/>
      <text:p text:style-name="P3">dfd</text:p>
      <text:p text:style-name="P2">nb<text:tab/><text:span text:style-name="T5">førskolealder &lt;GRAM m&gt;</text:span></text:p>
      <text:p text:style-name="P18">nbDEF alderstrinn året før skolestart</text:p>
      <text:p text:style-name="P2">klass<text:tab/><text:span text:style-name="T8">skole</text:span></text:p>
      <text:p text:style-name="P2"><text:span text:style-name="T11">smi →<text:tab/></text:span><text:span text:style-name="T3">åvteskuvlejaepesne</text:span><text:span text:style-name="T5"> &lt;GRAM m&gt;</text:span></text:p>
      <text:p text:style-name="P13">nbDEF jaepiem åvtelen maana skuvlesne aalka</text:p>
      <text:p text:style-name="P3"><text:soft-page-break/>dfe</text:p>
      <text:p text:style-name="P2">nb<text:tab/><text:span text:style-name="T5">førskoledag &lt;GRAM m&gt;</text:span></text:p>
      <text:p text:style-name="P18">nbDEF kommunal ordning der førskolebarn får være på skolen og bli kjent med den noen dager i løpet av året før skolestart</text:p>
      <text:p text:style-name="P2">klass<text:tab/><text:span text:style-name="T8">skole</text:span></text:p>
      <text:p text:style-name="P2"><text:span text:style-name="T11">smi →<text:tab/></text:span><text:span text:style-name="T5">åvteskuvlebiejjie &lt;GRAM m&gt;</text:span></text:p>
      <text:p text:style-name="P17"><text:span text:style-name="T9">nbDEF tjielten öörnege, maanah åadtjoeh skuvlesne årrodh åehpenidh naan gille biejjieh jaepien doekoe åvtelen edtjieh skuvlesne aelkedh</text:span></text:p>
      <text:p text:style-name="P9"/>
      <text:p text:style-name="P3">dff</text:p>
      <text:p text:style-name="P2">nb<text:tab/><text:span text:style-name="T5">førskolelærer &lt;GRAM m&gt;; &lt;STE&gt; lærer</text:span></text:p>
      <text:p text:style-name="P18">nbDEF fagutdannet person som arbeider med barn i førskolealder i barnehager eller i andre pedagogiske, sosiale eller medisinske institusjoner</text:p>
      <text:p text:style-name="P2">klass<text:tab/><text:span text:style-name="T8">skole</text:span></text:p>
      <text:p text:style-name="P2"><text:span text:style-name="T11">smi →<text:tab/></text:span><text:span text:style-name="T3">åvteskuvlelohkehtæjja</text:span><text:span text:style-name="T5"> &lt;GRAM m&gt;; &lt;STE&gt; lohkehtæjja;learere</text:span></text:p>
      <text:p text:style-name="P18">nbDEF almetje man lea faageööhpehtimmiem, liereme guktie åvteskuvlemaanaj gujmie barkedh maanagiertesne, jallh jeatjah peedagogihke, sovsiaale jallh medisijne institusjovnine</text:p>
      <text:p text:style-name="P9"/>
      <text:p text:style-name="P3">dfx</text:p>
      <text:p text:style-name="P2">nb<text:tab/><text:span text:style-name="T5">fådelt skole &lt;GRAM m&gt;; &lt;STE&gt; skole</text:span></text:p>
      <text:p text:style-name="P18">nbDEF liten barneskole der flere aldersgrupper går sammen i hver klasse; jf. udelt skole</text:p>
      <text:p text:style-name="P18">nbMRKN Fådelte barneskoler finnes der elevgrunnlaget er lite.</text:p>
      <text:p text:style-name="P2">klass<text:tab/><text:span text:style-name="T8">skole</text:span></text:p>
      <text:p text:style-name="P2"><text:span text:style-name="T11">smi →<text:tab/></text:span><text:span text:style-name="T5">gillejuakeldh skuvle &lt;GRAM m&gt;; &lt;STE&gt; skuvle, skuvle</text:span></text:p>
      <text:p text:style-name="P17"><text:span text:style-name="T9">nbDEF smaave maanaskuvlem gusnie jïjnjebh jaepiedaltesh seamma klaassesne; vd. ellies skuvle</text:span></text:p>
      <text:p text:style-name="P18">nbMRKN Bieliejuakeme skovlh gååvnesieh gusnie vaenieh maanah</text:p>
      <text:p text:style-name="P9"/>
      <text:p text:style-name="P3"><text:soft-page-break/>dhn</text:p>
      <text:p text:style-name="P2">nb<text:tab/><text:span text:style-name="T5">generell studiekompetanse &lt;GRAM m&gt;; &lt;STE&gt; studiekompetanse</text:span></text:p>
      <text:p text:style-name="P18">nbDEF kvalifikasjon som gir rett til opptak til høyere utdanning ved høgskole eller universitet</text:p>
      <text:p text:style-name="P17"><text:span text:style-name="T9">nbMRKN Generell studiekompetanse får en etter treårig videregående skole med allmennfaglig studieretning eller med studieretning for handels- og kontorfag. Med andre studieretninger må en ta et tillegg for å få generell studiekompetanse.</text:span></text:p>
      <text:p text:style-name="P2">klass<text:tab/><text:span text:style-name="T8">skole</text:span></text:p>
      <text:p text:style-name="P2"><text:span text:style-name="T11">smi →<text:tab/></text:span><text:span text:style-name="T5">daamhts lohkememaahtoe &lt;GRAM m&gt;; &lt;STE&gt; lohkememaahtoe</text:span></text:p>
      <text:p text:style-name="P18">nbDEF dagkarinie maahtojne reaktam åådtje jollebe ööhpehtæmman jolleskuvlesne universiteetesne tjaangedh</text:p>
      <text:p text:style-name="P17"><text:span text:style-name="T9">nbMRKN Daamhts lohkememaahtoem åådtje mænngan golme jaepien jåarhkeskuvlesne vaadtseme, ektiemaahtoe-, jallh åesies- jïh kontovrefaage lohkemesuerkine. Jeatjah lohkemesuerkine tjoevere lissiejaepiem illedh eannan siejhme lohkememaahtoem åådtje. </text:span></text:p>
      <text:p text:style-name="P9"/>
      <text:p text:style-name="P3">dho</text:p>
      <text:p text:style-name="P2">nb<text:tab/><text:span text:style-name="T5">geografi &lt;GRAM m&gt;</text:span></text:p>
      <text:p text:style-name="P18">nbDEF lære om (deler av) jordens overflate, fysiske egenskaper, klima, produksjon og befolkning</text:p>
      <text:p text:style-name="P18">nbMRKN I grunnskolen hører geografi inn under o-fag, i videregående skole er det et eget fag.</text:p>
      <text:p text:style-name="P2">klass<text:tab/><text:span text:style-name="T8">skole</text:span></text:p>
      <text:p text:style-name="P2"><text:span text:style-name="T11">smi →<text:tab/></text:span><text:span text:style-name="T5">geografije &lt;GRAM m&gt;</text:span></text:p>
      <text:p text:style-name="P18">nbDEF learoem eatnemen skearoen bijre, fyjsigken bijre, daelhkien, almetji jïh darjoehtimmien bijre</text:p>
      <text:p text:style-name="P18">nbMRKN Maadthskuvlesne eatnemelearoe lea o-faagine biehkiem, jïh jåarhkeskuvlesne sjiere faagem jis.</text:p>
      <text:p text:style-name="P9"/>
      <text:p text:style-name="P3"><text:soft-page-break/>dkl</text:p>
      <text:p text:style-name="P2">nb<text:tab/><text:span text:style-name="T5">grad &lt;GRAM m&gt;</text:span></text:p>
      <text:p text:style-name="P17"><text:span text:style-name="T9">nbDEF nivå eller trinn i f.eks. utdanningen, der en bestemt kombinasjon av flere fag eller studieenheter kvalifiserer til en visse stillinger eller til videre utdanning; jf. høyere grad, lavere grad</text:span></text:p>
      <text:p text:style-name="P2">klass<text:tab/><text:span text:style-name="T8">skole</text:span></text:p>
      <text:p text:style-name="P2"><text:span text:style-name="T11">smi →<text:tab/></text:span><text:span text:style-name="T1">graade</text:span><text:span text:style-name="T11">; </text:span><text:span text:style-name="T3">daltese</text:span><text:span text:style-name="T5"> &lt;GRAM m&gt;</text:span></text:p>
      <text:p text:style-name="P8"><text:span text:style-name="T9">nbDEF daltese <text:s/>v.g. ööhpehtimmesne, gosse ektiebiejeme faagh jallh lohkemebiehkieh maahtoem vedtieh sjiere barkose jallh jollebe ööhpehtæmman; vd. jollebe daltese, vueliehkåbpoe daltese</text:span></text:p>
      <text:p text:style-name="P3">dkt</text:p>
      <text:p text:style-name="P2">nb<text:tab/><text:span text:style-name="T16">grafisk fag</text:span><text:span text:style-name="T5"> &lt;GRAM n&gt;</text:span></text:p>
      <text:p text:style-name="P18">nbDEF fag innenfor reproteknikk, typografi og bokbinding; jf. reprotekniker, typograf, bokbinder</text:p>
      <text:p text:style-name="P2">klass<text:tab/><text:span text:style-name="T8">skole</text:span></text:p>
      <text:p text:style-name="P2"><text:span text:style-name="T11">smi →<text:tab/></text:span><text:span text:style-name="T15">graafihke faage</text:span><text:span text:style-name="T5"> &lt;GRAM n&gt;</text:span></text:p>
      <text:p text:style-name="P18">nbDEF faagem reproteeknigken, typografijen jïh gærjadåvvomen bijre; vd. reproteeknigkere, typograafe, gærjadavvije</text:p>
      <text:p text:style-name="P9"/>
      <text:p text:style-name="P3">dlv</text:p>
      <text:p text:style-name="P2">nb<text:tab/><text:span text:style-name="T5">grunnfag &lt;GRAM n&gt;</text:span></text:p>
      <text:p text:style-name="P17"><text:span text:style-name="T9">nbDEF studieenhet som tilsvarer to semestres studium; jf. mellomfag, storfag, hovedfag</text:span></text:p>
      <text:p text:style-name="P2">klass<text:tab/><text:span text:style-name="T8">skole</text:span></text:p>
      <text:p text:style-name="P2"><text:span text:style-name="T11">smi →<text:tab/></text:span><text:span text:style-name="T5">maadthfaage <text:s/>&lt;GRAM n&gt;</text:span></text:p>
      <text:p text:style-name="P18">nbDEF seamma goh göökte bieliejaepie lohkemh; vd. gaskefaage, stoerrefaage, åejviefaage</text:p>
      <text:p text:style-name="P9"/>
      <text:p text:style-name="P3"><text:soft-page-break/>dly</text:p>
      <text:p text:style-name="P2">nb<text:tab/><text:span text:style-name="T5">grunnkurs &lt;GRAM n&gt;</text:span></text:p>
      <text:p text:style-name="P18">nbDEF opplæring i videregående skole som bygger direkte på grunnskolen</text:p>
      <text:p text:style-name="P17"><text:span text:style-name="T9">nbMRKN Grunnkurs kan være ettårige eller toårige.</text:span></text:p>
      <text:p text:style-name="P2">klass<text:tab/><text:span text:style-name="T8">skole</text:span></text:p>
      <text:p text:style-name="P2"><text:span text:style-name="T11">smi →<text:tab/></text:span><text:span text:style-name="T3">maadthkuvsje</text:span><text:span text:style-name="T11"> </text:span><text:span text:style-name="T5">&lt;GRAM n&gt;</text:span></text:p>
      <text:p text:style-name="P18">nbDEF ööhpehtimmiem jåarhkeskuvlesne maadthskuvlen mænngan</text:p>
      <text:p text:style-name="P18">nbMRKN Våaroekuvsje maahta akten vuj guektien jaepien vaesedh.</text:p>
      <text:p text:style-name="P9"/>
      <text:p text:style-name="P3">dmh</text:p>
      <text:p text:style-name="P2">nb<text:tab/><text:span text:style-name="T5">grunnskole &lt;GRAM m&gt;; &lt;STE&gt; skole</text:span></text:p>
      <text:p text:style-name="P17"><text:span text:style-name="T9">nbDEF obligatorisk niårig skole fordelt på barnetrinnet (første til sjuende skoleår) og ungdomstrinnet (åttende til tiende skoleår); jf. videregående skole</text:span></text:p>
      <text:p text:style-name="P2">klass<text:tab/><text:span text:style-name="T8">skole</text:span></text:p>
      <text:p text:style-name="P2"><text:span text:style-name="T11">smi →<text:tab/></text:span><text:span text:style-name="T5">maadthskuvle &lt;GRAM m&gt;; &lt;STE&gt; skuvle, skuvle</text:span></text:p>
      <text:p text:style-name="P17"><text:span text:style-name="T9">nbDEF tijhtje jaepien maanadaltesisnie jïh golme jaepien noeredaltesisnie; vd. jåarhkeskuvle</text:span></text:p>
      <text:p text:style-name="P9"/>
      <text:p text:style-name="P3">dmi</text:p>
      <text:p text:style-name="P2">nb<text:tab/><text:span text:style-name="T5">grunnskolekompetanse &lt;GRAM m&gt;; &lt;STE&gt; kompetanse</text:span></text:p>
      <text:p text:style-name="P18">nbDEF kunnskaper og kvalifikasjoner som tilsvarer grunnskolen</text:p>
      <text:p text:style-name="P2">klass<text:tab/><text:span text:style-name="T8">skole</text:span></text:p>
      <text:p text:style-name="P2"><text:span text:style-name="T11">smi →<text:tab/></text:span><text:span text:style-name="T3">maadthskuvlemaahtoe</text:span><text:span text:style-name="T6"> </text:span><text:span text:style-name="T5">&lt;GRAM m&gt;; &lt;STE&gt; maahtoe</text:span></text:p>
      <text:p text:style-name="P17"><text:span text:style-name="T9">nbDEF maahtoeh jïh dååjrehtsh seamma goh maadthskuvlen mænngan åådtjeme </text:span></text:p>
      <text:p text:style-name="P9"/>
      <text:p text:style-name="P3">dmj</text:p>
      <text:p text:style-name="P2">nb<text:tab/><text:span text:style-name="T5">grunnskoleloven &lt;GRAM m&gt;; &lt;STE&gt; lov om grunnskolen</text:span></text:p>
      <text:p text:style-name="P18">nbDEF lov av 13 juni 1969 nr 24 om grunnskolen</text:p>
      <text:p text:style-name="P2">klass<text:tab/><text:span text:style-name="T8">jur skole</text:span></text:p>
      <text:p text:style-name="P2"><text:span text:style-name="T11">smi →<text:tab/></text:span><text:span text:style-name="T3">maadthskuvlelaake</text:span><text:span text:style-name="T6"> </text:span><text:span text:style-name="T5">&lt;GRAM m&gt;</text:span></text:p>
      <text:p text:style-name="P13">nbDEF laake ruffien 13.-este 1969 nr 24 maadthskuvlen bijre </text:p>
      <text:p text:style-name="P3"><text:soft-page-break/>dmk</text:p>
      <text:p text:style-name="P2">nb<text:tab/><text:span text:style-name="T5">Grunnskolerådet</text:span></text:p>
      <text:p text:style-name="P18">nbDEF rådgivende organ for Utdannings- og forskningsdepartementet i saker som gjelder grunnskolen</text:p>
      <text:p text:style-name="P2">klass<text:tab/><text:span text:style-name="T8">admin skole</text:span></text:p>
      <text:p text:style-name="P2"><text:span text:style-name="T11">smi →<text:tab/></text:span><text:span text:style-name="T3">Maadthskuvleraerie</text:span><text:span text:style-name="T6"> </text:span></text:p>
      <text:p text:style-name="P13">nbDEF Ööhpehtimmie- jïh dotkemedepartemangen rååresjimmieåårgane maadthskuvleaamhtesidie</text:p>
      <text:p text:style-name="P3">dml</text:p>
      <text:p text:style-name="P2">nb<text:tab/><text:span text:style-name="T5">grunnskoleutdanning &lt;GRAM c&gt;</text:span></text:p>
      <text:p text:style-name="P18">nbDEF utdanning som tilsvarer grunnskolen; jf. Grunnskolekompetanse</text:p>
      <text:p text:style-name="P2">klass<text:tab/><text:span text:style-name="T8">skole</text:span></text:p>
      <text:p text:style-name="P2"><text:span text:style-name="T11">smi →<text:tab/></text:span><text:span text:style-name="T3">maadthskuvle-ööhpehtimmie</text:span><text:span text:style-name="T6"> </text:span><text:span text:style-name="T5">&lt;GRAM c&gt;</text:span></text:p>
      <text:p text:style-name="P18">nbDEF ööhpehtimmiem maadthskuvlen daltesisnie; vd. maadthskuvlemaahtoe</text:p>
      <text:p text:style-name="P9"/>
      <text:p text:style-name="P3">dop</text:p>
      <text:p text:style-name="P2">nb<text:tab/><text:span text:style-name="T5">halvsemesteremne &lt;GRAM n&gt;</text:span></text:p>
      <text:p text:style-name="P17"><text:span text:style-name="T9">nbDEF emne eller del av et fag som svarer til et halvt semesters studietid og som gir 5 vekttall</text:span></text:p>
      <text:p text:style-name="P18">nbMRKN Halvsemesteremnet tas vanligvis etter mellomfag eller storfag.</text:p>
      <text:p text:style-name="P2">klass<text:tab/><text:span text:style-name="T8">skole</text:span></text:p>
      <text:p text:style-name="P2"><text:span text:style-name="T11">smi →<text:tab/></text:span><text:span text:style-name="T5">bieliejaepien aamhtslohkeme &lt;GRAM n&gt;</text:span></text:p>
      <text:p text:style-name="P17"><text:span text:style-name="T9">nbDEF aamhtslohkeme</text:span><text:span text:style-name="T5"> </text:span><text:span text:style-name="T9">jallh faagebiehkiem mij seamma guhkiem vaasele goh bielie bieliejaepien lohkeme, jïh 5 lyövlehkepoengh vadta </text:span></text:p>
      <text:p text:style-name="P17"><text:span text:style-name="T9">nbMRKN Bieliejaepien aamhtslohkeme siejhme vaeltedh gaskefaagen jallh stoerrefaagen mænngan</text:span></text:p>
      <text:p text:style-name="P9"/>
      <text:p text:style-name="P3"><text:soft-page-break/>kmo</text:p>
      <text:p text:style-name="P2">nb<text:tab/><text:span text:style-name="T5">halvspråklig &lt;GRAM adj&gt;</text:span></text:p>
      <text:p text:style-name="P18">nbDEF som ikke behersker noe språk skikkelig, men to eller flere mangelfullt</text:p>
      <text:p text:style-name="P2">klass<text:tab/><text:span text:style-name="T8">skole</text:span></text:p>
      <text:p text:style-name="P2"><text:span text:style-name="T11">smi →<text:tab/></text:span><text:span text:style-name="T5">målhtjoes &lt;GRAM adj&gt;</text:span></text:p>
      <text:p text:style-name="P18">nbDEF guhte ij naan gïelem tjielke soptsesth, mohte göökte jallh jienjebh dålhtjoelaakan</text:p>
      <text:p text:style-name="P9"/>
      <text:p text:style-name="P3">kmp</text:p>
      <text:p text:style-name="P2">nb<text:tab/><text:span text:style-name="T5">heimkunnskap &lt;GRAM m&gt;</text:span></text:p>
      <text:p text:style-name="P18">nbDEF skolefag som blant annet omfatter matstell, familiekunnskap, vedlikehold av hjemmet og økonomilære</text:p>
      <text:p text:style-name="P2">klass<text:tab/><text:span text:style-name="T8">skole</text:span></text:p>
      <text:p text:style-name="P2"><text:span text:style-name="T11">smi →<text:tab/></text:span><text:span text:style-name="T5">hïejmemaahtoe &lt;GRAM m&gt;</text:span></text:p>
      <text:p text:style-name="P13">nbDEF skuvlefaagem man sisvege jurjiehtimmie, fuelhkiemaahtoe, gåetiem dåvvodh jïh ealamadtjelearoe </text:p>
      <text:p text:style-name="P3">dpi</text:p>
      <text:p text:style-name="P2">nb<text:tab/><text:span text:style-name="T5">heimstadlære &lt;GRAM c&gt;</text:span></text:p>
      <text:p text:style-name="P18">nbDEF del av o-faget der undervisningen tar utgangspunkt i lokal- og nærmiljø</text:p>
      <text:p text:style-name="P17"><text:span text:style-name="T9">nbMRKN Heimstadlære er obligatorisk på 1.#-3. årstrinn i grunnskolen.</text:span></text:p>
      <text:p text:style-name="P2">klass<text:tab/><text:span text:style-name="T8">skole</text:span></text:p>
      <text:p text:style-name="P2"><text:span text:style-name="T11">smi →<text:tab/></text:span><text:span text:style-name="T5">lihkesdajvelearoe &lt;GRAM c&gt;</text:span></text:p>
      <text:p text:style-name="P18">nbDEF biehkiem o-faagesne, lihkesdajven, jïh -byjresken bijre</text:p>
      <text:p text:style-name="P18">nbMRKN Lihkesdajvelearoe lea faagem 1.#-3. jaepien maadthskuvlesne.</text:p>
      <text:p text:style-name="P9"/>
      <text:p text:style-name="P3">kuh</text:p>
      <text:p text:style-name="P2">nb<text:tab/><text:span text:style-name="T5">heldagsprøve &lt;GRAM c&gt;</text:span></text:p>
      <text:p text:style-name="P18">nbDEF femtimers prøve på videregående skole</text:p>
      <text:p text:style-name="P2">klass<text:tab/><text:span text:style-name="T8">skole</text:span></text:p>
      <text:p text:style-name="P2"><text:span text:style-name="T11">smi →<text:tab/></text:span><text:span text:style-name="T1">ellies</text:span><text:span text:style-name="T5">biejjie pryöve &lt;GRAM c&gt;</text:span></text:p>
      <text:p text:style-name="P18">nbDEF vïjhte tæjmoen pryövem jåarhkeskuvlesne</text:p>
      <text:p text:style-name="P9"/>
      <text:p text:style-name="P3"><text:soft-page-break/>drx</text:p>
      <text:p text:style-name="P2">nb<text:tab/><text:span text:style-name="T5">historie &lt;GRAM c&gt;</text:span></text:p>
      <text:p text:style-name="P18">nbDEF lære om menneskets kulturutvikling eller en avgrenset del av den</text:p>
      <text:p text:style-name="P17"><text:span text:style-name="T9">nbMRKN I grunnskolen er historie en del av o-faget, i videregående skole en del av samfunnsfaget.</text:span></text:p>
      <text:p text:style-name="P2">klass<text:tab/><text:span text:style-name="T8">skole</text:span></text:p>
      <text:p text:style-name="P2"><text:span text:style-name="T11">smi →<text:tab/></text:span><text:span text:style-name="T3">histovrije</text:span><text:span text:style-name="T6"> </text:span><text:span text:style-name="T5">&lt;GRAM c&gt;</text:span></text:p>
      <text:p text:style-name="P18">nbDEF learoem almetji kultuvre-evtiedimmien bijre, jallh tjohpestamme biehkiem </text:p>
      <text:p text:style-name="P17"><text:span text:style-name="T9">nbMRKN Maadthskuvlesne histovrije lea o-faagesne biehkiem, jåarhkeskuvlesne ektievuekiefaagesne jis.</text:span></text:p>
      <text:p text:style-name="P9"/>
      <text:p text:style-name="P3">dsh</text:p>
      <text:p text:style-name="P2">nb<text:tab/><text:span text:style-name="T5">hjelpelærer &lt;GRAM m&gt;; &lt;STE&gt; lærer</text:span></text:p>
      <text:p text:style-name="P18">nbDEF lærer som hjelper en annen lærer med undervisningen</text:p>
      <text:p text:style-name="P18">nbMRKN Hjelpelærere blir ofte brukt i klasser med elever som trenger støtteundervisning.</text:p>
      <text:p text:style-name="P2">klass<text:tab/><text:span text:style-name="T8">skole</text:span></text:p>
      <text:p text:style-name="P2"><text:span text:style-name="T11">smi →<text:tab/></text:span><text:span text:style-name="T5">viehkielohkehtæjja &lt;GRAM m&gt;; &lt;STE&gt; lohkehtæjja; learere</text:span></text:p>
      <text:p text:style-name="P18">nbDEF gie mubpie lohkehtæjjam viehkehte</text:p>
      <text:p text:style-name="P13">nbMRKN Siejhme viehkielohkehtæjjam utnedh dej klaasside gusnie viehkieööhpehtimmiem daerpies</text:p>
      <text:p text:style-name="P3">kmq</text:p>
      <text:p text:style-name="P2">nb<text:tab/><text:span text:style-name="T5">hospitant &lt;GRAM m&gt;</text:span></text:p>
      <text:p text:style-name="P18">nbDEF person som tar del i undervisningen på en skole uten å være fast elev</text:p>
      <text:p text:style-name="P2">klass<text:tab/><text:span text:style-name="T8">skole</text:span></text:p>
      <text:p text:style-name="P2"><text:span text:style-name="T11">smi →<text:tab/></text:span><text:span text:style-name="T5">guessielearohke &lt;GRAM m&gt;</text:span></text:p>
      <text:p text:style-name="P18">nbDEF learohke mij skuvlen ööhpehtimmesne meatan jalhts ij vihties learohke skuvlesne</text:p>
      <text:p text:style-name="P9"/>
      <text:p text:style-name="P3"><text:soft-page-break/>kul</text:p>
      <text:p text:style-name="P2">nb<text:tab/><text:span text:style-name="T5">hovedfag &lt;GRAM n&gt;</text:span></text:p>
      <text:p text:style-name="P18">nbDEF fag med størst omfang i et studium ved universitet eller høgskole; jf. grunnfag, mellomfag</text:p>
      <text:p text:style-name="P2">klass<text:tab/><text:span text:style-name="T8">skole</text:span></text:p>
      <text:p text:style-name="P2"><text:span text:style-name="T11">smi →<text:tab/></text:span><text:span text:style-name="T5">åejviefaage &lt;GRAM n&gt;</text:span></text:p>
      <text:p text:style-name="P18">nbDEF faage mij lyövlehkommes universiteetesne jallh jolleskuvlesne; vd. våaroefaage, gaskefaage</text:p>
      <text:p text:style-name="P9"/>
      <text:p text:style-name="P3">kmr</text:p>
      <text:p text:style-name="P2">nb<text:tab/><text:span text:style-name="T5">hovedlærer &lt;GRAM m&gt;; &lt;STE&gt; lærer</text:span></text:p>
      <text:p text:style-name="P17"><text:span text:style-name="T9">nbDEF lærer som er utpekt til å ivareta interessene til de lærerne som underviser i samme faggruppe</text:span></text:p>
      <text:p text:style-name="P18">nbMRKN Hovedlæreren skal gi pedagogisk veiledning til sine faglærere, sørge for undervisningsmateriell og presentere faggruppens synspunkter for skolens administrasjon.</text:p>
      <text:p text:style-name="P2">klass<text:tab/><text:span text:style-name="T8">skole</text:span></text:p>
      <text:p text:style-name="P2"><text:span text:style-name="T11">smi →<text:tab/></text:span><text:span text:style-name="T5">åejvielohkehtæjja &lt;GRAM m&gt;; &lt;STE&gt; lohkehtæjja; learere</text:span></text:p>
      <text:p text:style-name="P17"><text:span text:style-name="T9">nbDEF lohkehtæjja mij lea veeljesovveme altese faagedåehkien bueriem nænnoestidh</text:span></text:p>
      <text:p text:style-name="P18">nbMRKN Åejvielohkehtæjja galka peedagogihke raerieh altese faagelohkehtæjjide vedtedh, ööhpehtimmievierhtieh öörnedh jïh faagedåehkien vååjnoeh skuvlen reeremi uvte buektedh.</text:p>
      <text:p text:style-name="P9"/>
      <text:p text:style-name="P3">knb</text:p>
      <text:p text:style-name="P2">nb<text:tab/><text:span text:style-name="T5">hovedmål &lt;GRAM n&gt;</text:span></text:p>
      <text:p text:style-name="P18">nbDEF den målform som en elev bruker hyppigst og mest naturlig i sine skriftlige arbeid; jf. nynorsk, bokmål, sidemål</text:p>
      <text:p text:style-name="P2">klass<text:tab/><text:span text:style-name="T8">skole</text:span></text:p>
      <text:p text:style-name="P2"><text:span text:style-name="T11">smi →<text:tab/></text:span><text:span text:style-name="T5">åejviegïele &lt;GRAM n&gt;</text:span></text:p>
      <text:p text:style-name="P18">nbDEF dam gïelem learohke eeremasth tjaaleldh laavenjassine åtna; vd. orredaaroengïele, gærjadaaroengïele, lihkesgïele</text:p>
      <text:p text:style-name="P9"/>
      <text:p text:style-name="P3"><text:soft-page-break/>dwm</text:p>
      <text:p text:style-name="P2">nb<text:tab/><text:span text:style-name="T5">husflidslinje &lt;GRAM c&gt;; &lt;STE&gt; linje</text:span></text:p>
      <text:p text:style-name="P17"><text:span text:style-name="T9">nbDEF linje på studieretning for husflids- og estetiske fag, med kurs i søm, vev, tegning, form og farge, tekstil-, tre- og metallforming</text:span></text:p>
      <text:p text:style-name="P2">klass<text:tab/><text:span text:style-name="T8">skole</text:span></text:p>
      <text:p text:style-name="P2"><text:span text:style-name="T11">smi →<text:tab/></text:span><text:span text:style-name="T5">vytnjesjimmieotnjege &lt;GRAM c&gt;; &lt;STE&gt; suerkie</text:span></text:p>
      <text:p text:style-name="P17"><text:span text:style-name="T9">nbDEF otnjegem vytnjesjimmie- jïh esteetihke faagen lohkemesuerkesne; gåaromekuvsjh, gurremekuvsjh, tjaalehtjimmie, haemie jïh klaerie, tyjje-, moere- jïh kluhterdimmie</text:span></text:p>
      <text:p text:style-name="P9"/>
      <text:p text:style-name="P3">dxy</text:p>
      <text:p text:style-name="P2">nb<text:tab/><text:span text:style-name="T5">høgskole &lt;GRAM m&gt;; &lt;STE&gt; skole</text:span></text:p>
      <text:p text:style-name="P18">nbDEF utdanningsinstitusjon som vanligvis bygger på eksamen fra videregående skole</text:p>
      <text:p text:style-name="P18">nbMRKN Det finnes mange slags høgskoler, f.eks. pedagogiske høgskoler og tekniske høgskoler.</text:p>
      <text:p text:style-name="P2">klass<text:tab/><text:span text:style-name="T8">skole</text:span></text:p>
      <text:p text:style-name="P2"><text:span text:style-name="T11">smi →<text:tab/></text:span><text:span text:style-name="T3">jolleskuvle</text:span><text:span text:style-name="T6"> </text:span><text:span text:style-name="T5">&lt;GRAM m&gt;; &lt;STE&gt; skuvle</text:span></text:p>
      <text:p text:style-name="P18">nbDEF ööhpehtimmie-institusjovne, siejhme daarpesje eksaamenem jåarhkeskuvleste åvtelen tjaangedh</text:p>
      <text:p text:style-name="P18">nbMRKN ovmessie jolleskovlh gååvnesieh, v.g. peedagogihke jolleskovlh jïh teeknihke skovlh</text:p>
      <text:p text:style-name="P9"/>
      <text:p text:style-name="P3">kpb</text:p>
      <text:p text:style-name="P2">nb<text:tab/><text:span text:style-name="T5">høgskolekandidat &lt;GRAM m&gt;</text:span></text:p>
      <text:p text:style-name="P18">nbDEF person som har avsluttende eksamen fra en distriktshøgskole</text:p>
      <text:p text:style-name="P2">klass<text:tab/><text:span text:style-name="T8">skole</text:span></text:p>
      <text:p text:style-name="P2"><text:span text:style-name="T11">smi →<text:tab/></text:span><text:span text:style-name="T3">jolleskuvlekandidaate</text:span><text:span text:style-name="T5"> &lt;GRAM m&gt;</text:span></text:p>
      <text:p text:style-name="P18">nbDEF almetje man lea minngie-eksaamenem dajvejolleskuvleste</text:p>
      <text:p text:style-name="P9"/>
      <text:p text:style-name="P3"><text:soft-page-break/>dyc</text:p>
      <text:p text:style-name="P2">nb<text:tab/><text:span text:style-name="T5">høstsemester &lt;GRAM n&gt;</text:span></text:p>
      <text:p text:style-name="P17"><text:span text:style-name="T9">nbDEF halvpart av et studieår ved universitet eller høgskole der undervisningen foregår om høsten</text:span></text:p>
      <text:p text:style-name="P18">nbMRKN Høstsemesteret starter vanligvis i slutten av august eller begynnelsen av september og varer til siste halvdel av desember.</text:p>
      <text:p text:style-name="P2">klass<text:tab/><text:span text:style-name="T8">skole</text:span></text:p>
      <text:p text:style-name="P2"><text:span text:style-name="T11">smi →<text:tab/></text:span><text:span text:style-name="T3">tjaktjelohkeme</text:span><text:span text:style-name="T6"> </text:span><text:span text:style-name="T5">&lt;GRAM n&gt;</text:span></text:p>
      <text:p text:style-name="P17"><text:span text:style-name="T9">nbDEF bielie lohkemejaepiem tjaktjen, universiteetesne jallh jolleskuvlesne </text:span></text:p>
      <text:p text:style-name="P18">nbMRKN Tjaktjelohkemh siejhme mietsken minngiegietjien aalka, jallh skiereden aalkovisnie, gaske goeven raajan</text:p>
      <text:p text:style-name="P9"/>
      <text:p text:style-name="P3">dyi</text:p>
      <text:p text:style-name="P2">nb<text:tab/><text:span text:style-name="T5">høyere grad &lt;GRAM m&gt;</text:span></text:p>
      <text:p text:style-name="P18">nbDEF utdanningsnivå ved universitet eller høgskole med hovedfag; jf. lavere grad</text:p>
      <text:p text:style-name="P2">klass<text:tab/><text:span text:style-name="T8">skole</text:span></text:p>
      <text:p text:style-name="P2"><text:span text:style-name="T11">smi →<text:tab/></text:span><text:span text:style-name="T3">jollebe graade</text:span><text:span text:style-name="T5"> &lt;GRAM m&gt;</text:span></text:p>
      <text:p text:style-name="Text_20_body_20_indent">nbDEF ööhpehtimmiegraade åejviefaagine universiteetesne jallh jolleskuvlesne; vd. vueliehkåbpoe graade </text:p>
      <text:p text:style-name="P3">dyk</text:p>
      <text:p text:style-name="P2">nb<text:tab/><text:span text:style-name="T5">høyere utdanning &lt;GRAM c&gt;</text:span></text:p>
      <text:p text:style-name="P17"><text:span text:style-name="T9">nbDEF utdanning ut over den videregående skoles nivå, f.eks. ved universitet eller høgskole</text:span></text:p>
      <text:p text:style-name="P2">klass<text:tab/><text:span text:style-name="T8">skole</text:span></text:p>
      <text:p text:style-name="P2"><text:span text:style-name="T11">smi →<text:tab/></text:span><text:span text:style-name="T5">jollebe ööhpehtimmie &lt;GRAM c&gt;</text:span></text:p>
      <text:p text:style-name="P18">nbDEF ööhpehtimmiem jåarhkeskuvlen mænngan, v.g. universiteetesne jallh jolleskuvlesne</text:p>
      <text:p text:style-name="P9"/>
      <text:p text:style-name="P3"><text:soft-page-break/>dzf</text:p>
      <text:p text:style-name="P2">nb<text:tab/><text:span text:style-name="T5">håndverksfag &lt;GRAM n&gt;</text:span></text:p>
      <text:p text:style-name="P18">nbDEF fag som baserer seg på et håndverk</text:p>
      <text:p text:style-name="P17"><text:span text:style-name="T9">nbMRKN Det undervises i håndverksfag blant annet i videregående skole, yrkesfaglig studieretning.</text:span></text:p>
      <text:p text:style-name="P2">klass<text:tab/><text:span text:style-name="T8">arbeid skole</text:span></text:p>
      <text:p text:style-name="P2"><text:span text:style-name="T11">smi →<text:tab/></text:span><text:span text:style-name="T3">vætnoefaage</text:span><text:span text:style-name="T5"> &lt;GRAM n&gt;</text:span></text:p>
      <text:p text:style-name="P18">nbDEF faagem gusnie vytnjesjimmiem lieredh</text:p>
      <text:p text:style-name="P18">nbMRKN Vætnoefaagh gååvnesieh jåarhkeskuvlesne jïh barkoefaage lohkemesuerkine.</text:p>
      <text:p text:style-name="P9"/>
      <text:p text:style-name="P3">eai</text:p>
      <text:p text:style-name="P2">nb<text:tab/><text:span text:style-name="T5">immatrikulering &lt;GRAM c&gt;</text:span></text:p>
      <text:p text:style-name="P17"><text:span text:style-name="T9">nbDEF høytidelig innskriving ved universitet eller høgskole</text:span></text:p>
      <text:p text:style-name="P18">nbMRKN Immatrikulering kan skje dersom en har bestått eksamen med studiekompetanse fra videregående skole, eller har annen godkjent utdanning.</text:p>
      <text:p text:style-name="P2">klass<text:tab/><text:span text:style-name="T8">skole</text:span></text:p>
      <text:p text:style-name="P2"><text:span text:style-name="T11">smi →<text:tab/></text:span><text:span text:style-name="T5">tjaalasovveme &lt;GRAM c&gt;</text:span></text:p>
      <text:p text:style-name="P17"><text:span text:style-name="T9">nbDEF universiteetese jallh jolleskuvlese tjaalasovvedh</text:span></text:p>
      <text:p text:style-name="P13">nbMRKN Tjaalasovveme maahta deahpadidh jis eksaamenh illeme jïh jåarhkeskuvleste j.j. siejhme lohkememaahtoem åådtjeme</text:p>
      <text:p text:style-name="P3">kvm</text:p>
      <text:p text:style-name="P2">nb<text:tab/><text:span text:style-name="T16">informasjonsteknologi </text:span><text:span text:style-name="T5">&lt;GRAM m&gt;; &lt;SY&gt; IT</text:span></text:p>
      <text:p text:style-name="P18">nbDEF datamaskinell behandling av informasjon</text:p>
      <text:p text:style-name="P2">klass<text:tab/><text:span text:style-name="T8">skole</text:span></text:p>
      <text:p text:style-name="P2"><text:span text:style-name="T11">smi →<text:tab/></text:span><text:span text:style-name="T5">bïevnese</text:span><text:span text:style-name="T16">teeknologije</text:span><text:span text:style-name="T5"> &lt;GRAM m&gt;; &lt;SY&gt; BT</text:span></text:p>
      <text:p text:style-name="P18">nbDEF daatovrine bievnesh gietedalledh</text:p>
      <text:p text:style-name="P9"/>
      <text:p text:style-name="P3"><text:soft-page-break/>ebo</text:p>
      <text:p text:style-name="P2">nb<text:tab/><text:span text:style-name="T16">ingeniørhøgskole</text:span><text:span text:style-name="T5"> &lt;GRAM m&gt;; &lt;STE&gt; høgskole</text:span></text:p>
      <text:p text:style-name="P18">nbDEF treårig teknisk skole som gir ingeniørutdanning</text:p>
      <text:p text:style-name="P18">nbMRKN Ingeniørhøgskolene bygger på videregående skole.</text:p>
      <text:p text:style-name="P2">klass<text:tab/><text:span text:style-name="T8">skole</text:span></text:p>
      <text:p text:style-name="P2"><text:span text:style-name="T11">smi →<text:tab/></text:span><text:span text:style-name="T16">ingeniøøre</text:span><text:span text:style-name="T5">jolleskuvle &lt;GRAM m&gt;; &lt;STE&gt; jolleskuvle</text:span></text:p>
      <text:p text:style-name="P18">nbDEF golme jaepien teeknihke skuvlem gusnie ingeniööreööhpehtimmiem åådtje</text:p>
      <text:p text:style-name="P13">nbMRKN Maahta ingeniöörejolleskuvlesne vaedtsedh jåarhkeskuvlen mænngan</text:p>
      <text:p text:style-name="P3">kpr</text:p>
      <text:p text:style-name="P2">nb<text:tab/><text:span text:style-name="T5">innføringsklasse &lt;GRAM c&gt;; &lt;SY&gt; innføringskurs &lt;GRAM n&gt;; &lt;STE&gt; klasse</text:span></text:p>
      <text:p text:style-name="P18">nbDEF ordning i videregående skole med egen klasse for fremmedspråklige elever som undervises i norsk og i noen sentrale fag før de følger den vanlige undervisningen ved skolen</text:p>
      <text:p text:style-name="P2">klass<text:tab/><text:span text:style-name="T8">skole</text:span></text:p>
      <text:p text:style-name="P2"><text:span text:style-name="T11">smi →<text:tab/></text:span><text:span text:style-name="T5">aalkoeklaasse &lt;GRAM c&gt;; &lt;SY&gt; aalkoekuvsje &lt;GRAM n&gt;; &lt;STE&gt; klaasse</text:span></text:p>
      <text:p text:style-name="P18">nbDEF öörnegem jåarhkeskuvlesne gusnie sjiere klaassem ammesgïeleldh learohkide, juktie daaroengïelem jïh naan voernges faagh lierehtalledh eannan skuvlen siejhme øøhpehtimmiem dåeriedieh.</text:p>
      <text:p text:style-name="P9"/>
      <text:p text:style-name="P3">edm</text:p>
      <text:p text:style-name="P2">nb<text:tab/><text:span text:style-name="T5">innskriving &lt;GRAM c&gt;</text:span></text:p>
      <text:p text:style-name="P18">nbDEF det å bli registrert ved å bli ført inn i en protokoll</text:p>
      <text:p text:style-name="P18">nbMRKN Innskriving brukes særlig i forbindelse med skolestart, når førskolebarn blir innskrevet, oftest året før de begynner på skolen.</text:p>
      <text:p text:style-name="P2">klass<text:tab/><text:span text:style-name="T8">skole</text:span></text:p>
      <text:p text:style-name="P2"><text:span text:style-name="T11">smi →<text:tab/></text:span><text:span text:style-name="T5">tjaalasovveme &lt;GRAM c&gt;</text:span></text:p>
      <text:p text:style-name="P18">nbDEF låhkose tjaalasovvedh</text:p>
      <text:p text:style-name="P18">nbMRKN Siejhme skuvlejaepien aalkovisnie tjaalasovvedh, åvteskuvlemaanah tjaalasuvvieh jaepien åvtelen skuvlesne aelkieh</text:p>
      <text:p text:style-name="P9"/>
      <text:p text:style-name="P3"><text:soft-page-break/>efv</text:p>
      <text:p text:style-name="P2">nb<text:tab/><text:span text:style-name="T5">inspektør &lt;GRAM m&gt;</text:span></text:p>
      <text:p text:style-name="P17"><text:span text:style-name="T9">nbDEF 1: person som har som yrke å holde oppsyn med andre personers arbeid, eller med at gjeldende regler blir overholdt</text:span></text:p>
      <text:p text:style-name="P18">nbMRKN Inspektører finnes blant annet i offentlig forvaltning.</text:p>
      <text:p text:style-name="P18">nbDEF 2: i skoleverket: nestleder på en skole med ansvar for å organisere undervisningen</text:p>
      <text:p text:style-name="P2">klass<text:tab/><text:span text:style-name="T8">admin skole</text:span></text:p>
      <text:p text:style-name="P2"><text:span text:style-name="T11">smi →<text:tab/></text:span><text:span text:style-name="T5">inspektööre &lt;GRAM m&gt;</text:span></text:p>
      <text:p text:style-name="P18">nbDEF 1: lea barkeminie jeatjabi barkoem giehtjedidh, jallh giehtjedidh njoelkedassi mietie dåemiedieh</text:p>
      <text:p text:style-name="P18">nbMRKN Inspektöörh bæjjoes reeremisnie gååvnesieh.</text:p>
      <text:p text:style-name="P18">nbDEF 2: skuvline: skuvlen mubpieåvtohkem, altese diedte ööhpehtimmiem reeredh </text:p>
      <text:p text:style-name="P9"/>
      <text:p text:style-name="P3">egk</text:p>
      <text:p text:style-name="P2">nb<text:tab/><text:span text:style-name="T5">integrere &lt;GRAM v&gt;</text:span></text:p>
      <text:p text:style-name="P18">nbDEF 1: i skolen: arbeide med å få personer som trenger ekstra undervisning, til å fungere i en vanlig skoleklasse</text:p>
      <text:p text:style-name="P18">nbDEF 2: i samfunnet ellers: arbeide for å få personer som trenger ekstra støtte til å finne seg til rette i samfunnet</text:p>
      <text:p text:style-name="P2">klass<text:tab/><text:span text:style-name="T8">innvpol skole sosial</text:span></text:p>
      <text:p text:style-name="P2"><text:span text:style-name="T11">smi →<text:tab/></text:span><text:span text:style-name="T5">sjiehtedidh; integreeredh &lt;GRAM v&gt;</text:span></text:p>
      <text:p text:style-name="P18">nbDEF 1: skuvlesne: almetjh viehkiehtidh mah sjiere ööhpehtimmiem daarpesjieh, juktie sijhme skuvleklaassese sjiehtedieh</text:p>
      <text:p text:style-name="P17"><text:span text:style-name="T9">nbDEF 2: ektievuekesne: almetjh viehkiehtidh mah sjiere viehkiem daarpesjieh juktie ektievuakan sjiehtelovvedh</text:span></text:p>
      <text:p text:style-name="P9"/>
      <text:p text:style-name="P4"><text:soft-page-break/>eha</text:p>
      <text:p text:style-name="P2"><text:span text:style-name="T17">nb<text:tab/></text:span><text:span text:style-name="T18">internat &lt;GRAM n&gt;</text:span></text:p>
      <text:p text:style-name="P18">nbDEF hjem der elever kan bo under skolegang</text:p>
      <text:p text:style-name="P2">klass<text:tab/><text:span text:style-name="T8">skole</text:span></text:p>
      <text:p text:style-name="P2"><text:span text:style-name="T11">smi →<text:tab/></text:span><text:span text:style-name="T3">skuvle-internaate, internaate </text:span><text:span text:style-name="T5"><text:s/>&lt;GRAM n&gt;</text:span></text:p>
      <text:p text:style-name="P18">nbDEF årromesijjiem learohkide mearan skuvlesne</text:p>
      <text:p text:style-name="P9"/>
      <text:p text:style-name="P3">ehd</text:p>
      <text:p text:style-name="P2">nb<text:tab/><text:span text:style-name="T5">internatskole &lt;GRAM m&gt;</text:span></text:p>
      <text:p text:style-name="P17"><text:span text:style-name="T9">nbDEF skole der elevene bor på internat som hører skolen til</text:span></text:p>
      <text:p text:style-name="P18">nbMRKN Folkehøgskolene er internatskoler.</text:p>
      <text:p text:style-name="P2">klass<text:tab/><text:span text:style-name="T8">skole</text:span></text:p>
      <text:p text:style-name="P2"><text:span text:style-name="T11">smi →<text:tab/></text:span><text:span text:style-name="T5">internaateskuvle &lt;GRAM m&gt;</text:span></text:p>
      <text:p text:style-name="P18">nbDEF skuvlem gusnie learohkidie maehtieh skuvlen internaatesne årrodh</text:p>
      <text:p text:style-name="P17"><text:span text:style-name="T9">nbMRKN Almetjejolleskovlh/åålmehjolleskovlh leah dagkerh internaateskovlh.</text:span></text:p>
      <text:p text:style-name="P9"/>
      <text:p text:style-name="P3">kpd</text:p>
      <text:p text:style-name="P2">nb<text:tab/><text:span text:style-name="T16">kandidat </text:span><text:span text:style-name="T5">&lt;GRAM m&gt;</text:span></text:p>
      <text:p text:style-name="P18">nbDEF person som skal opp til eksamen eller som søker på en stilling</text:p>
      <text:p text:style-name="P2">klass<text:tab/><text:span text:style-name="T8">arbeid skole</text:span></text:p>
      <text:p text:style-name="P2"><text:span text:style-name="T11">smi →<text:tab/></text:span><text:span text:style-name="T16">kandidaate</text:span><text:span text:style-name="T5"> &lt;GRAM m&gt;</text:span></text:p>
      <text:p text:style-name="P18">nbDEF almetje mij edtja eksaamenem vaeltedh jallh barkoem ohtsedh</text:p>
      <text:p text:style-name="P9"/>
      <text:p text:style-name="P3"><text:soft-page-break/>ekj</text:p>
      <text:p text:style-name="P2">nb<text:tab/><text:span text:style-name="T5">karakter &lt;GRAM m&gt;</text:span></text:p>
      <text:p text:style-name="P18">nbDEF i skoleverket: mål på en elevs prestasjoner</text:p>
      <text:p text:style-name="P18">nbMRKN Karakterer brukes ikke i barnetrinnet. I ungdomstrinnet følger karakterene en skala fra lite godt til særs godt. I videregående skole går karakterskalaen fra 1 til 6, med 6 som beste karakter. På universitetet er 1 beste karakter og 4 laveste ståkarakter.</text:p>
      <text:p text:style-name="P2">klass<text:tab/><text:span text:style-name="T8">skole</text:span></text:p>
      <text:p text:style-name="P2"><text:span text:style-name="T11">smi →<text:tab/></text:span><text:span text:style-name="T3">karakteere</text:span><text:span text:style-name="T5"> &lt;GRAM m&gt;</text:span></text:p>
      <text:p text:style-name="P18">nbDEF skuvlesne: vuekiem learohken maahtoem vuepsiestidh</text:p>
      <text:p text:style-name="P17"><text:span text:style-name="T9">nbMRKN Eah kaarakteerh maanadaltesisnie utnieh. Noeredaltesisnie kaarakteerh raajterisnie gusnie vueliehkommesem lea ij buerie, bøøremes kaaraktere lea joekoen buerie. Jåarhkeskuvlesne kaarakteereraajtere lea 1 – 6, jïh 6 lea bøøremes. Universiteetesne 1 lea bøøremes kaarakteerem jïh 4 vueliehkommes bearkanidh.</text:span></text:p>
      <text:p text:style-name="P9"/>
      <text:p text:style-name="P3">ekk</text:p>
      <text:p text:style-name="P2">nb<text:tab/><text:span text:style-name="T5">karakterbok &lt;GRAM c&gt;</text:span></text:p>
      <text:p text:style-name="P18">nbDEF i ungdomsskole og videregående skole: bok der karakterer føres inn og som elevene får med seg hjem til underskrift et visst antall ganger i året; jf. vitnemål</text:p>
      <text:p text:style-name="P2">klass<text:tab/><text:span text:style-name="T8">skole</text:span></text:p>
      <text:p text:style-name="P2"><text:span text:style-name="T11">smi →<text:tab/></text:span><text:span text:style-name="T3">karakteeregærja</text:span><text:span text:style-name="T5"> &lt;GRAM c&gt;</text:span></text:p>
      <text:p text:style-name="P17"><text:span text:style-name="T9">nbDEF noereskuvlesne jïh jåarhkeskuvlesne: gærjam gusnie kaarakteerh vihnesjimmine tjaalasuvvieh, jïh learohkh gåatide buektieh naan gille aejkien fierhten jaepien, juktie eejhtegide åadtjoeh vuartasjidh jïh gelkieh nommem tjaeledh disse; vd. vihnesjimmie.</text:span></text:p>
      <text:p text:style-name="P9"/>
      <text:p text:style-name="P3"><text:soft-page-break/>kre</text:p>
      <text:p text:style-name="P2">nb<text:tab/><text:span text:style-name="T5">Kirke- og kulturdepartementet</text:span></text:p>
      <text:p text:style-name="P18">nbMRKN Nedlagt 1991.</text:p>
      <text:p text:style-name="P2">klass<text:tab/><text:span text:style-name="T8">admin skole</text:span></text:p>
      <text:p text:style-name="P2"><text:span text:style-name="T11">smi →<text:tab/></text:span><text:span text:style-name="T3">Gærhkoe- jïh kultuvredepartemeente, -departemaange</text:span><text:span text:style-name="T6"> </text:span></text:p>
      <text:p text:style-name="P18">nbMRKN Vueliedamme 1991.</text:p>
      <text:p text:style-name="P9"/>
      <text:p text:style-name="P3">kuw</text:p>
      <text:p text:style-name="P2">nb<text:tab/><text:span text:style-name="T5">Kirke-, utdannings- og forskningsdepartementet; &lt;SY&gt; KUF; &lt;SY&gt; Det kongelige kirke-, utdannings- og forskningsdepartement; &lt;STE&gt; departement</text:span></text:p>
      <text:p text:style-name="P2">klass<text:tab/><text:span text:style-name="T8">admin skole</text:span></text:p>
      <text:p text:style-name="P8"><text:span text:style-name="T11">smi →<text:tab/></text:span><text:span text:style-name="T3">Gærhkoe, ööhpehtimmie- jïh dotkemedepartemeente, -departemaange</text:span></text:p>
      <text:p text:style-name="P3">ema</text:p>
      <text:p text:style-name="P2">nb<text:tab/><text:span text:style-name="T16">kjemi </text:span><text:span text:style-name="T5">&lt;GRAM m&gt;</text:span></text:p>
      <text:p text:style-name="P17"><text:span text:style-name="T9">nbDEF lære om stoffenes sammensetning, oppbygging og egenskaper, og om hvordan de framstilles, forandres og virker på hverandre</text:span></text:p>
      <text:p text:style-name="P18">nbMRKN I videregående skole er kjemi en del av skolefaget naturfag.</text:p>
      <text:p text:style-name="P2">klass<text:tab/><text:span text:style-name="T8">skole</text:span></text:p>
      <text:p text:style-name="P2"><text:span text:style-name="T11">smi →<text:tab/></text:span><text:span text:style-name="T16">kjemije</text:span><text:span text:style-name="T5"> &lt;GRAM m&gt;</text:span></text:p>
      <text:p text:style-name="P17"><text:span text:style-name="T9">nbDEF lære om stoffenes sammensetning, oppbygging og egenskaper, og om hvordan de framstilles, forandres og virker på hverandre</text:span></text:p>
      <text:p text:style-name="P18">nbMRKN I videregående skole er kjemi en del av skolefaget naturfag.</text:p>
      <text:p text:style-name="P9"/>
      <text:p text:style-name="P3"><text:soft-page-break/>kux</text:p>
      <text:p text:style-name="P2">nb<text:tab/><text:span text:style-name="T5">klassekontakt &lt;GRAM m&gt;</text:span></text:p>
      <text:p text:style-name="P18">nbDEF en av foreldrene til en elev i en klasse som er valgt til å formidle kontakt mellom skolen og elevenes foreldre</text:p>
      <text:p text:style-name="P2">klass<text:tab/><text:span text:style-name="T8">skole</text:span></text:p>
      <text:p text:style-name="P2"><text:span text:style-name="T11">smi →<text:tab/></text:span><text:span text:style-name="T5">klaassegaskesadtje &lt;GRAM m&gt;</text:span></text:p>
      <text:p text:style-name="P18">nbDEF eejhtege man lea maanam aktene klaassesne, jïh lea moenesovveme edtja bievnesh buektedh skuvlen jïh eejhtegi gaskemsh.</text:p>
      <text:p text:style-name="P9"/>
      <text:p text:style-name="P3">kuf</text:p>
      <text:p text:style-name="P2">nb<text:tab/><text:span text:style-name="T5">klasselærer &lt;GRAM m&gt;</text:span></text:p>
      <text:p text:style-name="P17"><text:span text:style-name="T9">nbDEF lærer i barnetrinnet i grunnskolen med undervisning i flere fag i samme klasse; jf. faglærer</text:span></text:p>
      <text:p text:style-name="P2">klass<text:tab/><text:span text:style-name="T8">skole</text:span></text:p>
      <text:p text:style-name="P2"><text:span text:style-name="T11">smi →<text:tab/></text:span><text:span text:style-name="T5">klaasselohkehtæjja &lt;GRAM m&gt;</text:span></text:p>
      <text:p text:style-name="P13">nbDEF maanadaltesisnie lohkehtæjjam guhte jïjnjebh faagine øøhpehte seamma klaassesne; vd. faagelohkehtæjja</text:p>
      <text:p text:style-name="P3">kms</text:p>
      <text:p text:style-name="P2">nb<text:tab/><text:span text:style-name="T5">klassens time &lt;GRAM m&gt;</text:span></text:p>
      <text:p text:style-name="P17"><text:span text:style-name="T9">nbDEF skoletime der klassen diskuterer interne problemer, planlegger felles prosjekt o.l. sammen med klassestyreren</text:span></text:p>
      <text:p text:style-name="P2">klass<text:tab/><text:span text:style-name="T8">skole</text:span></text:p>
      <text:p text:style-name="P2"><text:span text:style-name="T11">smi →<text:tab/></text:span><text:span text:style-name="T5">klaassen tæjmoe &lt;GRAM m&gt;</text:span></text:p>
      <text:p text:style-name="P8"><text:span text:style-name="T9">nbDEF skuvletæjmoem gosse learohkide nuepiem åadtjoeh dåeriesmoerh, soejkesjh jïh ektieprovsjeekth digkiedidh j.n.v. klaasseåvtohkine ektesne.</text:span></text:p>
      <text:p text:style-name="P3"><text:soft-page-break/>jsd</text:p>
      <text:p text:style-name="P2">nb<text:tab/><text:span text:style-name="T5">klasserom &lt;GRAM n&gt;</text:span></text:p>
      <text:p text:style-name="P18">nbDEF undervisningsrom for en klasse</text:p>
      <text:p text:style-name="P18">nbMRKN Det er vanlig at hver klasse har sitt klasserom.</text:p>
      <text:p text:style-name="P2">klass<text:tab/><text:span text:style-name="T8">skole</text:span></text:p>
      <text:p text:style-name="P2"><text:span text:style-name="T11">smi →<text:tab/></text:span><text:span text:style-name="T5">klaassetjiehtjele &lt;GRAM n&gt;</text:span></text:p>
      <text:p text:style-name="P18">nbDEF klaassen øøhpehtimmietjiehtjele</text:p>
      <text:p text:style-name="P8"><text:span text:style-name="T9">nbMRKN siejhme fierhne klaassen sjiere klaassetjiehtjelem.</text:span></text:p>
      <text:p text:style-name="P3">eoc</text:p>
      <text:p text:style-name="P2">nb<text:tab/><text:span text:style-name="T5">klasseråd &lt;GRAM n&gt;</text:span></text:p>
      <text:p text:style-name="P18">nbDEF 1: møte der alle elevene i en klasse deltar</text:p>
      <text:p text:style-name="P18">nbDEF 2: møte på videregående skole der alle lærere som underviser i en klasse, drøfter saker som har med klassen å gjøre</text:p>
      <text:p text:style-name="P2">klass<text:tab/><text:span text:style-name="T8">skole</text:span></text:p>
      <text:p text:style-name="P2"><text:span text:style-name="T11">smi →<text:tab/></text:span><text:span text:style-name="T3">klaasseraerie</text:span><text:span text:style-name="T5"> &lt;GRAM n&gt;</text:span></text:p>
      <text:p text:style-name="P17"><text:span text:style-name="T9">nbDEF 1: tjåanghkoe gusnie gaajhkh klaassen learohkh meatan</text:span></text:p>
      <text:p text:style-name="P18">nbDEF 2: jåarhkeskuvlesne tjåanghkoem gusnie akten klaassen lohkehtæjjah sinsitnine ektesne digkiedieh.</text:p>
      <text:p text:style-name="P9"/>
      <text:p text:style-name="P3">eod</text:p>
      <text:p text:style-name="P2">nb<text:tab/><text:span text:style-name="T5">klassestyrer &lt;GRAM m&gt;; &lt;SY&gt; klasseforstander &lt;GRAM m&gt;</text:span></text:p>
      <text:p text:style-name="P18">nbDEF lærer som har hovedansvaret for en bestemt klasse</text:p>
      <text:p text:style-name="P18">nbMRKN Klassestyreren skal blant annet hjelpe elever som har problemer, og ha kontakt med rektor og foreldre.</text:p>
      <text:p text:style-name="P2">klass<text:tab/><text:span text:style-name="T8">skole</text:span></text:p>
      <text:p text:style-name="P2"><text:span text:style-name="T11">smi →<text:tab/></text:span><text:span text:style-name="T5">klaasseåvtehke &lt;GRAM m&gt;; &lt;SY&gt; klaassen åejvielohkehtæjja &lt;GRAM m&gt;</text:span></text:p>
      <text:p text:style-name="P18">nbDEF lohkehtæjja man lea åejviediedtem akten sjiere klaassesne</text:p>
      <text:p text:style-name="P17"><text:span text:style-name="T9">nbMRKN Klaassen åejvielohkehtæjja edtja learohkide viehkiehtidh jis naan dåeriesmoere, jïh rektovren eejhtegi gaskemsh govlijehtedh.</text:span></text:p>
      <text:p text:style-name="P9"/>
      <text:p text:style-name="P3"><text:soft-page-break/>knj</text:p>
      <text:p text:style-name="P2">nb<text:tab/><text:span text:style-name="T5">klassetrinn &lt;GRAM n&gt;; &lt;STE&gt; trinn</text:span></text:p>
      <text:p text:style-name="P18">nbDEF stadium i skolegangen, identifisert med tall som viser hvilket skoleår i rekkefølgen eleven(e) er i gang med; jf. parallellklasse</text:p>
      <text:p text:style-name="P2">klass<text:tab/><text:span text:style-name="T8">skole</text:span></text:p>
      <text:p text:style-name="P2"><text:span text:style-name="T11">smi →<text:tab/></text:span><text:span text:style-name="T5">klaassedaltese &lt;GRAM n&gt;; &lt;STE&gt; daltese</text:span></text:p>
      <text:p text:style-name="P8"><text:span text:style-name="T9">nbDEF nommerine moenedh mennie mieresne skuvlejaepide learohk(e/h) jaakseme; vd. baalte-klaasse</text:span></text:p>
      <text:p text:style-name="P3">epy</text:p>
      <text:p text:style-name="P2">nb<text:tab/><text:span text:style-name="T5">kollokvium &lt;GRAM n&gt;</text:span></text:p>
      <text:p text:style-name="P18">nbDEF samtalegruppe, særlig brukt på universitetsnivå, der studenter drøfter faglige emner og oppgaver</text:p>
      <text:p text:style-name="P2">klass<text:tab/><text:span text:style-name="T8">skole</text:span></text:p>
      <text:p text:style-name="P2"><text:span text:style-name="T11">smi →<text:tab/></text:span><text:span text:style-name="T5">kollokvijumme &lt;GRAM n&gt;</text:span></text:p>
      <text:p text:style-name="P18">nbDEF soptsestimmiedåehkie, siejhme barkemevuekiem universiteetedaltesisnie. Studenth tjåanghkenieh faageaamhtesh digkiedidh. </text:p>
      <text:p text:style-name="P9"/>
      <text:p text:style-name="P3">eql</text:p>
      <text:p text:style-name="P2">nb<text:tab/><text:span text:style-name="T5">kommunal dagmamma &lt;GRAM m&gt;; &lt;STE&gt; dagmamma</text:span></text:p>
      <text:p text:style-name="P18">nbDEF dagmamma som er registrert og godkjent av kommunen</text:p>
      <text:p text:style-name="P2">klass<text:tab/><text:span text:style-name="T8">skole</text:span></text:p>
      <text:p text:style-name="P2"><text:span text:style-name="T11">smi → </text:span><text:span text:style-name="T5">tjielten maanasuvhtije &lt;GRAM m&gt;; &lt;STE&gt; ietniesadtje</text:span></text:p>
      <text:p text:style-name="P18">nbDEF ietniesadtje guhte tjielten låhkosne tjaalasovveme jïh latjkemem åådtjeme maanasåjhterine barkedh</text:p>
      <text:p text:style-name="P9"/>
      <text:p text:style-name="P3">esc</text:p>
      <text:p text:style-name="P2">nb<text:tab/><text:span text:style-name="T5">konferansetime &lt;GRAM m&gt;</text:span></text:p>
      <text:p text:style-name="P18">nbDEF avtalt samtaletime, i skolen helst mellom en lærer og foreldrene til en elev i skolen</text:p>
      <text:p text:style-name="P2">klass<text:tab/><text:span text:style-name="T8">skole</text:span></text:p>
      <text:p text:style-name="P2"><text:span text:style-name="T11">smi →<text:tab/></text:span><text:span text:style-name="T5">soptsestallemetæjmoe &lt;GRAM m&gt;</text:span></text:p>
      <text:p text:style-name="P13">nbDEF soptsestalleme-tæjmoem lohkehtæjjan eejhtegi gaskemsh</text:p>
      <text:p text:style-name="P3"><text:soft-page-break/>evu</text:p>
      <text:p text:style-name="P2">nb<text:tab/><text:span text:style-name="T5">korttidsbarnehage &lt;GRAM m&gt;; &lt;STE&gt; barnehage</text:span></text:p>
      <text:p text:style-name="P18">nbDEF barnehage med oppholdstid inntil fire timer per dag</text:p>
      <text:p text:style-name="P2">klass<text:tab/><text:span text:style-name="T8">skole</text:span></text:p>
      <text:p text:style-name="P2"><text:span text:style-name="T11">smi →<text:tab/></text:span><text:span text:style-name="T5">aajketjemaanasïjte; aajketjemaanagierte &lt;GRAM m&gt;; &lt;STE&gt; maanasïjte; maanagierte</text:span></text:p>
      <text:p text:style-name="P18">nbDEF maanagierte gusnie maanah nieljie tæjmoej raajan fierhten biejjien</text:p>
      <text:p text:style-name="P9"/>
      <text:p text:style-name="P3">exu</text:p>
      <text:p text:style-name="P2">nb<text:tab/><text:span text:style-name="T5">kristendomskunnskap &lt;GRAM m&gt;</text:span></text:p>
      <text:p text:style-name="P18">nbDEF skolefag med undervisning i den evangelisk-lutherske troslæren; jf. religionsundervisning, livssynskunnskap</text:p>
      <text:p text:style-name="P2">klass<text:tab/><text:span text:style-name="T8">skole</text:span></text:p>
      <text:p text:style-name="P2"><text:span text:style-name="T11">smi →<text:tab/></text:span><text:span text:style-name="T5">kristelesvoetemaahtoe &lt;GRAM m&gt;</text:span></text:p>
      <text:p text:style-name="P18">nbDEF skuvlefaagem gusnie ööhpehtimmiem lutheren mietie-evangeeli bijre; vd. jaahkoelearoe, religijovnelearoe</text:p>
      <text:p text:style-name="P9"/>
      <text:p text:style-name="P3">eym</text:p>
      <text:p text:style-name="P2">nb<text:tab/><text:span text:style-name="T5">kroppsøving &lt;GRAM c&gt;; &lt;SY&gt; </text:span><text:span text:style-name="T16">gymnastikk</text:span><text:span text:style-name="T5"> &lt;GRAM m&gt;</text:span></text:p>
      <text:p text:style-name="P17"><text:span text:style-name="T9">nbDEF trening som omfatter idrett, styrking og vedlikehold av kroppen</text:span></text:p>
      <text:p text:style-name="P18">nbMRKN Kroppsøving er et obligatorisk fag i skoleverket, på alle nivåer.</text:p>
      <text:p text:style-name="P2">klass<text:tab/><text:span text:style-name="T8">skole</text:span></text:p>
      <text:p text:style-name="P2"><text:span text:style-name="T11">smi →<text:tab/></text:span><text:span text:style-name="T5">redtiesvihtjeme &lt;GRAM c&gt; ; &lt;SY&gt; </text:span><text:span text:style-name="T16">gymnastigke</text:span><text:span text:style-name="T5"> &lt;GRAM m&gt;</text:span></text:p>
      <text:p text:style-name="P18">nbDEF nænnoestidh svihtjedh jïh repmiem vaarjelidh</text:p>
      <text:p text:style-name="P17"><text:span text:style-name="T9">nbMRKN Redtiesvihtjeme lea skuvlefaagem gaajhkh skuvlen daltesisnie</text:span></text:p>
      <text:p text:style-name="P9"/>
      <text:p text:style-name="P3"><text:soft-page-break/>eyw</text:p>
      <text:p text:style-name="P2">nb<text:tab/><text:span text:style-name="T5">Kultur- og vitenskaps</text:span><text:span text:style-name="T16">departementet</text:span></text:p>
      <text:p text:style-name="P18">nbMRKN Nedlagt 1990.</text:p>
      <text:p text:style-name="P2">klass<text:tab/><text:span text:style-name="T8">admin skole</text:span></text:p>
      <text:p text:style-name="P2"><text:span text:style-name="T11">smi →<text:tab/></text:span><text:span text:style-name="T5">Kultuvre- jïh dotkemedepartemeente; - departemaange</text:span></text:p>
      <text:p text:style-name="P13">nbMRKN Vualadovvi 1990.</text:p>
      <text:p text:style-name="P3">fbt</text:p>
      <text:p text:style-name="P2">nb<text:tab/><text:span text:style-name="T5">landbruksskole &lt;GRAM m&gt;; &lt;STE&gt; jordbruksskole; &lt;STE&gt; skole</text:span></text:p>
      <text:p text:style-name="P17"><text:span text:style-name="T9">nbDEF fagskole i landbruk som gir utdanning til blant annet agronomer, agroteknikere, gårdsbestyrere, forpaktere og avløsere</text:span></text:p>
      <text:p text:style-name="P2">klass<text:tab/><text:span text:style-name="T8">skole</text:span></text:p>
      <text:p text:style-name="P2"><text:span text:style-name="T11">smi →<text:tab/></text:span><text:span text:style-name="T6">laanteburrieskuvle</text:span><text:span text:style-name="T5">&lt;GRAM m&gt;; &lt;STE&gt; ; &lt;STE&gt; skuvle</text:span></text:p>
      <text:p text:style-name="P17"><text:span text:style-name="T9">nbDEF eatnemeburrien faageskuvlem gusnie øøhpehtimmiem åådtje aagronovmine, aagroteeknigkerine j.j. barkedh</text:span></text:p>
      <text:p text:style-name="P9"/>
      <text:p text:style-name="P3">fcy</text:p>
      <text:p text:style-name="P2">nb<text:tab/><text:span text:style-name="T5">lavere grad &lt;GRAM m&gt;</text:span></text:p>
      <text:p text:style-name="P18">nbDEF utdanningsnivå ved universitet eller høgskole der en ikke tar hovedfag; jf. høyere grad</text:p>
      <text:p text:style-name="P2">klass<text:tab/><text:span text:style-name="T8">skole</text:span></text:p>
      <text:p text:style-name="P2"><text:span text:style-name="T11">smi →<text:tab/></text:span><text:span text:style-name="T5">vueliehkåbpoe graade, <text:s/>&lt;GRAM m&gt;</text:span></text:p>
      <text:p text:style-name="P17"><text:span text:style-name="T9">nbDEF ööhpehtimmiedaltesem universiteetesne jallh jolleskuvlesne gusnie ij åejviefaagem vaeltieh; vd. jollebe graade</text:span></text:p>
      <text:p text:style-name="P9"/>
      <text:p text:style-name="P3">kmt</text:p>
      <text:p text:style-name="P2">nb<text:tab/><text:span text:style-name="T5">leirskole &lt;GRAM m&gt;; &lt;STE&gt; skole</text:span></text:p>
      <text:p text:style-name="P18">nbDEF sted der det avholdes undervisning med særlig vekt på utendørsaktiviteter</text:p>
      <text:p text:style-name="P2">klass<text:tab/><text:span text:style-name="T8">skole</text:span></text:p>
      <text:p text:style-name="P2"><text:span text:style-name="T11">smi →<text:tab/></text:span><text:span text:style-name="T5">miehtjeskuvle <text:s/>&lt;GRAM m&gt;; &lt;STE&gt; skuvle</text:span></text:p>
      <text:p text:style-name="P8"><text:span text:style-name="T9">nbDEF sijjie gusnie ööhpehtæmman vihkeles ålkene årrodh svihtjedh</text:span></text:p>
      <text:p text:style-name="P3"><text:soft-page-break/>ffe</text:p>
      <text:p text:style-name="P2">nb<text:tab/><text:span text:style-name="T5">lekse &lt;GRAM c&gt;; &lt;SY&gt; hjemmearbeid &lt;GRAM n&gt;</text:span></text:p>
      <text:p text:style-name="P18">nbDEF skolearbeid som en skoleelev skal gjøre etter skoletid</text:p>
      <text:p text:style-name="P2">klass<text:tab/><text:span text:style-name="T8">skole</text:span></text:p>
      <text:p text:style-name="P2"><text:span text:style-name="T11">smi →<text:tab/></text:span><text:span text:style-name="T5">leaksoe &lt;GRAM c&gt;; &lt;SY&gt; <text:s/>&lt;GRAM n&gt;</text:span></text:p>
      <text:p text:style-name="P17"><text:span text:style-name="T9">nbDEF laavenjassh learohke edtja skuvlebiejjien mænngan, gåetesne darjodh</text:span></text:p>
      <text:p text:style-name="P9"/>
      <text:p text:style-name="P3">fhp</text:p>
      <text:p text:style-name="P2">nb<text:tab/><text:span text:style-name="T5">linje &lt;GRAM c&gt;</text:span></text:p>
      <text:p text:style-name="P18">nbDEF fagkombinasjon en kan velge i videregående skole etter fullført grunnkurs</text:p>
      <text:p text:style-name="P2">klass<text:tab/><text:span text:style-name="T8">skole</text:span></text:p>
      <text:p text:style-name="P2"><text:span text:style-name="T11">smi →<text:tab/></text:span><text:span text:style-name="T5">otnjege,</text:span><text:span text:style-name="T11"> </text:span><text:span text:style-name="T14">Anna Jakobsen DjD I s. 95</text:span><text:span text:style-name="T5"> &lt;GRAM c&gt;</text:span></text:p>
      <text:p text:style-name="Brødtekstinnrykk_20_2">nbDEF faagemålsomem learohke maahta veeljedh mænngan jåarhkeskuvlen våaroekuvsjem illeme</text:p>
      <text:p text:style-name="P9"/>
      <text:p text:style-name="P3">fhr</text:p>
      <text:p text:style-name="P2">nb<text:tab/><text:span text:style-name="T5">linjefag &lt;GRAM n&gt;</text:span></text:p>
      <text:p text:style-name="P18">nbDEF skolefag i videregående skole som krever et minimumsantall undervisningstimer innenfor den linjen som er valgt</text:p>
      <text:p text:style-name="P2">klass<text:tab/><text:span text:style-name="T8">skole</text:span></text:p>
      <text:p text:style-name="P2"><text:span text:style-name="T11">smi →<text:tab/></text:span><text:span text:style-name="T5">otnjegefaage &lt;GRAM n&gt;</text:span></text:p>
      <text:p text:style-name="P8"><text:span text:style-name="T9">nbDEF vihkeles biehkiem dennie lohkemesuerkesne veeljeme</text:span></text:p>
      <text:p text:style-name="P3">kmv</text:p>
      <text:p text:style-name="P2">nb<text:tab/><text:span text:style-name="T5">livssynskunnskap &lt;GRAM m&gt;</text:span></text:p>
      <text:p text:style-name="P18">nbDEF fag i grunnskolen som de elever har som ikke får religionsundervisning</text:p>
      <text:p text:style-name="P2">klass<text:tab/><text:span text:style-name="T8">skole</text:span></text:p>
      <text:p text:style-name="P2"><text:span text:style-name="T11">smi →<text:tab/></text:span><text:span text:style-name="T5">jielemevuekiemaahtoe &lt;GRAM m&gt;</text:span></text:p>
      <text:p text:style-name="P17"><text:span text:style-name="T9">nbDEF faagem maadthskuvlesne dejtie learohkide religijovneööhpehtimmien bæjngolen</text:span></text:p>
      <text:p text:style-name="P9"/>
      <text:p text:style-name="P3"><text:soft-page-break/>fiw</text:p>
      <text:p text:style-name="P2">nb<text:tab/><text:span text:style-name="T16">logoped</text:span><text:span text:style-name="T5"> &lt;GRAM m&gt;; &lt;SY&gt; talepedagog &lt;GRAM m&gt;; &lt;STE&gt; pedagog</text:span></text:p>
      <text:p text:style-name="P18">nbDEF spesiallærer som behandler personer med talevansker og lese- og skrivevansker</text:p>
      <text:p text:style-name="P2">klass<text:tab/><text:span text:style-name="T8">skole</text:span></text:p>
      <text:p text:style-name="P2"><text:span text:style-name="T11">smi →<text:tab/></text:span><text:span text:style-name="T1">logopeede</text:span><text:span text:style-name="T5"> &lt;GRAM m&gt;; &lt;STE&gt; peedagoge</text:span></text:p>
      <text:p text:style-name="P17"><text:span text:style-name="T9">nbDEF sjierelohkehtæjja guhte viehkehte jis ij maehtieh tjielke soptsestidh jallh eensi tjaeledh</text:span></text:p>
      <text:p text:style-name="P9"/>
      <text:p text:style-name="P3">fjp</text:p>
      <text:p text:style-name="P2">nb<text:tab/><text:span text:style-name="T5">lov om videregående opplæring &lt;GRAM m&gt;</text:span></text:p>
      <text:p text:style-name="P18">nbDEF lov av 21 juni 1974 nr 55; gjelder den videregående skole som bygger på grunnskolen</text:p>
      <text:p text:style-name="P2">klass<text:tab/><text:span text:style-name="T8">jur skole</text:span></text:p>
      <text:p text:style-name="P2"><text:span text:style-name="T11">smi →<text:tab/></text:span><text:span text:style-name="T5">jåarhke-ööpehtimmien laake &lt;GRAM m&gt;</text:span></text:p>
      <text:p text:style-name="P17"><text:span text:style-name="T9">nbDEF laake ruffien 21.-este 1974 nr 55; jåarhkeskuvlide dijpie</text:span></text:p>
      <text:p text:style-name="P9"/>
      <text:p text:style-name="P3">fkv</text:p>
      <text:p text:style-name="P2">nb<text:tab/><text:span text:style-name="T5">lukket studium &lt;GRAM n&gt;</text:span></text:p>
      <text:p text:style-name="P18">nbDEF studium der antall studieplasser er begrenset; jf. adgangsbegrensning</text:p>
      <text:p text:style-name="P2">klass<text:tab/><text:span text:style-name="T8">skole</text:span></text:p>
      <text:p text:style-name="P2"><text:span text:style-name="T11">smi →<text:tab/></text:span><text:span text:style-name="T5">gaptjeldh lohkeme &lt;GRAM n&gt;</text:span></text:p>
      <text:p text:style-name="P8"><text:span text:style-name="T9">nbDEF lohkeme gusnie bijjie-raedtiem jïh ij man jïjnje lohkemesijjh; vd. tjaangeme-gaertjiedimmie</text:span></text:p>
      <text:p text:style-name="P3">fls</text:p>
      <text:p text:style-name="P2">nb<text:tab/><text:span text:style-name="T5">læremateriell &lt;GRAM n&gt;</text:span></text:p>
      <text:p text:style-name="P18">nbDEF hjelpemidler (bøker, audio-visuelle hjelpemidler o.a.) som brukes i undervisningen</text:p>
      <text:p text:style-name="P2">klass<text:tab/><text:span text:style-name="T8">skole</text:span></text:p>
      <text:p text:style-name="P2"><text:span text:style-name="T11">smi →<text:tab/></text:span><text:span text:style-name="T3">learoevierhtieh</text:span><text:span text:style-name="T6"> </text:span><text:span text:style-name="T5">&lt;GRAM n&gt;</text:span></text:p>
      <text:p text:style-name="P17"><text:span text:style-name="T9">nbDEF viehkievierhtieh (gærjah, teeknigke viehkievierhtie j.j.) øøhpehtæmman</text:span></text:p>
      <text:p text:style-name="P9"/>
      <text:p text:style-name="P3"><text:soft-page-break/>flt</text:p>
      <text:p text:style-name="P2">nb<text:tab/><text:span text:style-name="T5">læreplan for den videregående skole &lt;GRAM m&gt;; &lt;STE&gt; plan</text:span></text:p>
      <text:p text:style-name="P18">nbDEF retningslinjer for arbeid og faglig innhold i videregående skole</text:p>
      <text:p text:style-name="P2">klass<text:tab/><text:span text:style-name="T8">skole</text:span></text:p>
      <text:p text:style-name="P2"><text:span text:style-name="T11">smi →<text:tab/></text:span><text:span text:style-name="T3">jåarhkeskuvlen learoeplaane</text:span><text:span text:style-name="T5"> &lt;GRAM m&gt;; &lt;STE&gt; plaane</text:span></text:p>
      <text:p text:style-name="P17"><text:span text:style-name="T9">nbDEF bihkedimmieh jåarhkeskuvlide, guktie barkedh jïh magkeres sisvegem faagide dievhtedh</text:span></text:p>
      <text:p text:style-name="P9"/>
      <text:p text:style-name="P3">flu</text:p>
      <text:p text:style-name="P2">nb<text:tab/><text:span text:style-name="T5">lærer &lt;GRAM m&gt;</text:span></text:p>
      <text:p text:style-name="P18">nbDEF person som underviser; jf. allmennlærer, faglærer, adjunkt, lektor</text:p>
      <text:p text:style-name="P18">nbMRKN Lærere underviser som oftest i skolen.</text:p>
      <text:p text:style-name="P2">klass<text:tab/><text:span text:style-name="T8">skole</text:span></text:p>
      <text:p text:style-name="P2"><text:span text:style-name="T11">smi →<text:tab/></text:span><text:span text:style-name="T3">lohkehtæjja;</text:span><text:span text:style-name="T6"> learere; skuvle</text:span><text:span text:style-name="T5"> &lt;GRAM m&gt;</text:span></text:p>
      <text:p text:style-name="P18">nbDEF almetje guhte øøhpehte; vd. ektiemaahtoe-lohkehtæjja, faage-lohkehtæjja, aadtjunkte, leektovre</text:p>
      <text:p text:style-name="P18">nbMRKN lohkehtæjjah jeenjemes skovline</text:p>
      <text:p text:style-name="P9"/>
      <text:p text:style-name="P3">flv</text:p>
      <text:p text:style-name="P2">nb<text:tab/><text:span text:style-name="T5">lærerråd &lt;GRAM n&gt;</text:span></text:p>
      <text:p text:style-name="P18">nbDEF møte i skolen der alle lærere i minst halv stilling og skolens administrasjon er medlemmer og har møteplikt</text:p>
      <text:p text:style-name="P2">klass<text:tab/><text:span text:style-name="T8">skole</text:span></text:p>
      <text:p text:style-name="P2"><text:span text:style-name="T11">smi →<text:tab/></text:span><text:span text:style-name="T3">lohketæjjajraerie</text:span><text:span text:style-name="T6"> </text:span><text:span text:style-name="T5">&lt;GRAM n&gt;</text:span></text:p>
      <text:p text:style-name="P18">nbDEF tjåanghkoem skuvlesne gogka skuvlen reereme, gaajhkh lohkehtæjjah, bielie-barkoen jïh jïjnjebh tjoeverieh lihtsegine årrodh</text:p>
      <text:p text:style-name="P9"/>
      <text:p text:style-name="P3"><text:soft-page-break/>flz</text:p>
      <text:p text:style-name="P2">nb<text:tab/><text:span text:style-name="T5">læretid &lt;GRAM c&gt;</text:span></text:p>
      <text:p text:style-name="P17"><text:span text:style-name="T9">nbDEF tidsrom en lærling må arbeide på en arbeidsplass før han går opp til fagprøve</text:span></text:p>
      <text:p text:style-name="P2">klass<text:tab/><text:span text:style-name="T8">arbeid skole</text:span></text:p>
      <text:p text:style-name="P2"><text:span text:style-name="T11">smi →<text:tab/></text:span><text:span text:style-name="T5">lierehtimmie-aejkie &lt;GRAM c&gt;</text:span></text:p>
      <text:p text:style-name="P8"><text:span text:style-name="T9">nbDEF tijjem learohke tjoevere barkoesijjesne barkedh eannan faageprøøvem illedh</text:span><text:span text:style-name="T11"> </text:span></text:p>
      <text:p text:style-name="P3">fma</text:p>
      <text:p text:style-name="P2">nb<text:tab/><text:span text:style-name="T5">lærevansker &lt;GRAM m pl&gt;</text:span></text:p>
      <text:p text:style-name="P17"><text:span text:style-name="T9">nbDEF problemer med å kunne tilegne seg kunnskap eller ferdighet; jf. pedagogisk-psykologisk tjeneste</text:span></text:p>
      <text:p text:style-name="P18">nbMRKN Lærevansker kan skyldes sanseforstyrrelser, utviklingshemming, hjerneskade eller umodenhet.</text:p>
      <text:p text:style-name="P2">klass<text:tab/><text:span text:style-name="T8">skole</text:span></text:p>
      <text:p text:style-name="P2"><text:span text:style-name="T11">smi →</text:span><text:span text:style-name="T5"> lïeremeheaptoe &lt;GRAM m pl&gt;</text:span></text:p>
      <text:p text:style-name="P18">nbDEF gosse gierve mij joem lieredh; vd. peedagogihke-psykologihke faalaldahke</text:p>
      <text:p text:style-name="Brødtekstinnrykk_20_2">nbMRKN Lierehtimmieaehpiem maahta ovmessie dåeriesmoerijstie, goerkenassen, åejjieirhkemen, jis bieljehts, tjelmehts j.j.</text:p>
      <text:p text:style-name="P9"><text:tab/></text:p>
      <text:p text:style-name="P3">fmb</text:p>
      <text:p text:style-name="P2">nb<text:tab/><text:span text:style-name="T5">lærling &lt;GRAM m&gt;</text:span></text:p>
      <text:p text:style-name="P18">nbDEF person som følger en lovfestet og planmessig fagopplæring på en arbeidsplass kombinert med noe teoriundervisning; jf. lærlingskole</text:p>
      <text:p text:style-name="P2">klass<text:tab/><text:span text:style-name="T8">arbeid skole</text:span></text:p>
      <text:p text:style-name="P2"><text:span text:style-name="T11">smi →<text:tab/></text:span><text:span text:style-name="T3">learohke</text:span><text:span text:style-name="T6"> </text:span><text:span text:style-name="T5">&lt;GRAM m&gt;</text:span></text:p>
      <text:p text:style-name="P18">nbDEF almetje guhte laaken jïh faageøøhpehtimmien plaani mietie barkoelierehtimmiem barkoesijjesne åådtje teorijeøøhpehtimmien lissine; vd. learohkiskuvle, learohkekuvsje</text:p>
      <text:p text:style-name="P9"/>
      <text:p text:style-name="P3"><text:soft-page-break/>kmw</text:p>
      <text:p text:style-name="P2">nb<text:tab/><text:span text:style-name="T5">lærlingkontrakt &lt;GRAM m&gt;; &lt;SY&gt; lærekontrakt &lt;GRAM m&gt;; &lt;STE&gt; kontrakt</text:span></text:p>
      <text:p text:style-name="P18">nbDEF gjensidig forpliktende skriftlig avtale mellom en lærling og en arbeidsgiver</text:p>
      <text:p text:style-name="P2">klass<text:tab/><text:span text:style-name="T8">arbeid skole</text:span></text:p>
      <text:p text:style-name="P2"><text:span text:style-name="T11">smi →<text:tab/></text:span><text:span text:style-name="T3">learohkelatjkoe</text:span><text:span text:style-name="T5"> &lt;GRAM m&gt;; &lt;STE&gt; latjkoe</text:span></text:p>
      <text:p text:style-name="P18">nbDEF sjiehtedimmiem learohken barkoevedtijen gaskemsh, gåabpatjahkide viedtelde</text:p>
      <text:p text:style-name="P9"/>
      <text:p text:style-name="P3">fmd</text:p>
      <text:p text:style-name="P2">nb<text:tab/><text:span text:style-name="T5">lærlingskole &lt;GRAM m&gt;; &lt;STE&gt; skole</text:span></text:p>
      <text:p text:style-name="P18">nbDEF skole med utfyllende teoriundervisning for lærlinger i løpet av læretiden, ofte en dag eller ettermiddag i uken eller som korte, sammenhengende kurs</text:p>
      <text:p text:style-name="P18">nbMRKN Teoriundervisningen gis ofte ved videregående skoler.</text:p>
      <text:p text:style-name="P2">klass<text:tab/><text:span text:style-name="T8">skole</text:span></text:p>
      <text:p text:style-name="P2"><text:span text:style-name="T11">smi →<text:tab/></text:span><text:span text:style-name="T3">learohkeskuvle</text:span><text:span text:style-name="T6"> &lt;</text:span><text:span text:style-name="T5">GRAM m&gt;; &lt;STE&gt; <text:s/>skuvle</text:span></text:p>
      <text:p text:style-name="P18">nbDEF dieves teorije-ööhpehtimmiem learohkide lierehtimmietijjen, daamhtaj akten biejjien vååhkoen jallh åenehks kuvsjine</text:p>
      <text:p text:style-name="P18">nbMRKN Teorijeööhpehtimmiem daamhtaj jåarhkeskuvlesne åådtje.</text:p>
      <text:p text:style-name="P9"/>
      <text:p text:style-name="P3"><text:soft-page-break/>fos</text:p>
      <text:p text:style-name="P2">nb<text:tab/><text:span text:style-name="T5">magistergrad &lt;GRAM m&gt;; &lt;STE&gt; mag.art.; &lt;STE&gt; mag.scient.</text:span></text:p>
      <text:p text:style-name="P18">nbDEF akademisk grad som oppnås på grunnlag av en magistergradsavhandling og skriftlig og muntlig prøve i ett hovedfag og to støttefag</text:p>
      <text:p text:style-name="P18">nbMRKN Magistergrad ved det juridiske, historisk-filosofiske eller samfunnsvitenskapelige fakultet gir rett til tittelen mag.art., ved det matematisk-naturvitenskapelige fakultet til tittelen mag.scient.</text:p>
      <text:p text:style-name="P2">klass<text:tab/><text:span text:style-name="T8">skole</text:span></text:p>
      <text:p text:style-name="P2"><text:span text:style-name="T11">smi →<text:tab/></text:span><text:span text:style-name="T5">magisteregraade &lt;GRAM m&gt;; &lt;STE&gt; mag.art.; &lt;STE&gt; mag.scient.</text:span></text:p>
      <text:p text:style-name="P18">nbDEF akadeemihke daltesem mænngan magisteretjaalegem illeme jïh tjaaleldh jïh njalmeldh prøøven åejviefaagen jïh gøøkte lissiefaagen våaromisnie</text:p>
      <text:p text:style-name="P17"><text:span text:style-name="T9">nbMRKN Magisteredaltesine juridihke, histovrije-filosifijen jallh ektievuekiegoerehtimmien fakulteetesne åådtje mag.art.-ine lahtestidh, maadtematigke-eatnemegoerehtimmie fakulteetesne lahtese lea mag.scient.</text:span></text:p>
      <text:p text:style-name="P9"/>
      <text:p text:style-name="P3">fqi</text:p>
      <text:p text:style-name="P2">nb<text:tab/><text:span text:style-name="T5">matematikk &lt;GRAM m&gt;; &lt;STE&gt; matte</text:span></text:p>
      <text:p text:style-name="P18">nbDEF lære om tall og geometriske figurer</text:p>
      <text:p text:style-name="P18">nbMRKN Matematikk er et grunnleggende fag i hele skoleverket. Omfanget av faget i videregående skole avhenger av studieretning og linje.</text:p>
      <text:p text:style-name="P2">klass<text:tab/><text:span text:style-name="T8">skole</text:span></text:p>
      <text:p text:style-name="P2"><text:span text:style-name="T11">smi → </text:span><text:span text:style-name="T3">maadtematigke,</text:span><text:span text:style-name="T14"> </text:span><text:span text:style-name="T5">&lt;GRAM m&gt;</text:span></text:p>
      <text:p text:style-name="P18">nbDEF learoem låhkoj jïh gejomeetrihke haemiej bijre</text:p>
      <text:p text:style-name="P18">nbMRKN Maadtematigke lea faagem abpe skuvleraajteren våaromisnie. Joekehth ståaroem jåarhkeskuvlen ovmessie lohkemeotnjeginie.</text:p>
      <text:p text:style-name="P15"/>
      <text:p text:style-name="P3"><text:soft-page-break/>fqz</text:p>
      <text:p text:style-name="P2">nb<text:tab/><text:span text:style-name="T5">mediekunnskap &lt;GRAM m&gt;</text:span></text:p>
      <text:p text:style-name="P17"><text:span text:style-name="T9">nbDEF kunnskap om massemediene og deres sosiale, kulturelle og politiske aspekter</text:span></text:p>
      <text:p text:style-name="P18">nbMRKN Mediekunnskap er et tverrvitenskaplig fag som også forekommer som valgfag i videregående skole.</text:p>
      <text:p text:style-name="P2">klass<text:tab/><text:span text:style-name="T8">skole</text:span></text:p>
      <text:p text:style-name="P2"><text:span text:style-name="T11">smi →<text:tab/></text:span><text:span text:style-name="T3">medijamaahtoe, </text:span><text:span text:style-name="T14">Anna Jakobsen DjD I s. 26, 45</text:span><text:span text:style-name="T5"> &lt;GRAM m&gt;</text:span></text:p>
      <text:p text:style-name="P17"><text:span text:style-name="T9">nbDEF learoem meedijaj sovsijaale, kultuvre jïh povlitigke tsiehkiej bijre</text:span></text:p>
      <text:p text:style-name="P18">nbMRKN Meedijamaahtoe lea dåeriesgoerehtimmie faagem jïh siejhme aaj faagem mij åådtje jåarhkeskuvlesne veeljedh.</text:p>
      <text:p text:style-name="P9"/>
      <text:p text:style-name="P3"><text:soft-page-break/>kmx</text:p>
      <text:p text:style-name="P2">nb<text:tab/><text:span text:style-name="T5">meldingsbok &lt;GRAM c&gt;</text:span></text:p>
      <text:p text:style-name="P18">nbDEF bok der foreldre/elever skriver meldinger til læreren i tilfelle fravær o.a.</text:p>
      <text:p text:style-name="P18">nbMRKN I grunnskolen er det foreldrene som skal skrive meldingene, i videregående skole kan eleven selv gjøre det.</text:p>
      <text:p text:style-name="P2">klass<text:tab/><text:span text:style-name="T8">skole</text:span></text:p>
      <text:p text:style-name="P2"><text:span text:style-name="T11">smi →<text:tab/></text:span><text:span text:style-name="T5">bïevnesegærja &lt;GRAM c&gt;</text:span></text:p>
      <text:p text:style-name="P18">nbDEF eejhtegh/learohkh lohkehtæjjese tjaelieh bihkedieh mænngan skuvleste naan biejjien vuj tijjem semhkiehtamme</text:p>
      <text:p text:style-name="P17"><text:span text:style-name="T9">nbMRKN Gosse maadthskuvlesne eejhtegidie edtjieh bïevnese-gærjesne tjaeledh, jåarhkeskuvlesne learohkh maehtieh jijtjh dam darjodh.</text:span></text:p>
      <text:p text:style-name="P3">fsc</text:p>
      <text:p text:style-name="P2">nb<text:tab/><text:span text:style-name="T5">mellomfag &lt;GRAM n&gt;</text:span></text:p>
      <text:p text:style-name="P18">nbDEF studieenhet i flere humanistiske og samfunnsvitenskapelige fag ved universitet eller høgskole, vanligvis med en studietid på tre semestre; jf. grunnfag, mellomfagstillegg</text:p>
      <text:p text:style-name="P2">klass<text:tab/><text:span text:style-name="T8">skole</text:span></text:p>
      <text:p text:style-name="P2"><text:span text:style-name="T11">smi →<text:tab/></text:span><text:span text:style-name="T5">gaskefaage &lt;GRAM n&gt;</text:span></text:p>
      <text:p text:style-name="P18">nbDEF lohkemeboelhkem jïjnjebh humaanihke jïh ektievuekiegoerehtimmie faagine universiteetesne jïh jolleskuvlesne, sijhme golme semeesteri doekoe; vd. våaroefaage, gaskefaagelissie</text:p>
      <text:p text:style-name="P9"/>
      <text:p text:style-name="P3">fsd</text:p>
      <text:p text:style-name="P2">nb<text:tab/><text:span text:style-name="T5">mellomfagstillegg &lt;GRAM n&gt;</text:span></text:p>
      <text:p text:style-name="P18">nbDEF studieenhet over ett semester der et grunnfag utvides til et mellomfag</text:p>
      <text:p text:style-name="P2">klass<text:tab/><text:span text:style-name="T8">skole</text:span></text:p>
      <text:p text:style-name="P2"><text:span text:style-name="T11">smi →<text:tab/></text:span><text:span text:style-name="T3">gaskefaagelissie </text:span><text:span text:style-name="T5">&lt;GRAM n&gt;</text:span></text:p>
      <text:p text:style-name="P13">nbDEF akten bieliejaepien lohkemem våaroefaagen mænngan, gaskefaagine vijriedidh</text:p>
      <text:p text:style-name="P3"><text:soft-page-break/>kpe</text:p>
      <text:p text:style-name="P2">nb<text:tab/><text:span text:style-name="T5">Menighetsfakultetet</text:span></text:p>
      <text:p text:style-name="P17"><text:span text:style-name="T9">nbDEF privat akademisk institusjon som utdanner prester, kristendomslærere og kateketer til Den norske kirke; jf. Det teologiske fakultet</text:span></text:p>
      <text:p text:style-name="P2">klass<text:tab/><text:span text:style-name="T8">skole</text:span></text:p>
      <text:p text:style-name="P2"><text:span text:style-name="T11">smi →<text:tab/></text:span><text:span text:style-name="T5"> Aalmogefakulteete</text:span></text:p>
      <text:p text:style-name="P18">nbDEF prijvaate akadeemihke institusjovne gusnie øøhpehtimmiem vedtieh hearride, kritendomelohkehtæjjide jïh katekeetide Nøørjen gærhkojde; vd. Tejologihke fakulteete</text:p>
      <text:p text:style-name="P9"/>
      <text:p text:style-name="P3">fta</text:p>
      <text:p text:style-name="P2">nb<text:tab/><text:span text:style-name="T5">mesterprøve &lt;GRAM c&gt;</text:span></text:p>
      <text:p text:style-name="P17"><text:span text:style-name="T9">nbDEF teoretisk prøve som en faglært håndverker kan avlegge etter to års praksis for å bli håndverksmester innenfor sitt fagområde; jf. svenneprøve</text:span></text:p>
      <text:p text:style-name="P18">nbMRKN Mesterprøven består av fagene ledelse, markedsføring, økonomi og yrkesteori.</text:p>
      <text:p text:style-name="P2">klass<text:tab/><text:span text:style-name="T8">arbeid skole</text:span></text:p>
      <text:p text:style-name="P2"><text:span text:style-name="T11">smi →<text:tab/></text:span><text:span text:style-name="T5">mïesterepryöve &lt;GRAM c&gt;</text:span></text:p>
      <text:p text:style-name="P18">nbDEF teoretihke pryövem faagelierehtalleme learohkide guektien jaepien barkoen mænngan, juktie åadtjoeh vætnoemïesterine altesh faagedajvesne sjidtedh; vd. faagepryöve</text:p>
      <text:p text:style-name="P18">nbMRKN Mïesterepryöven faagh leah juhtiehtimmie, jijtjedoekeme, ealamadtje jïh barkoeteorije.</text:p>
      <text:p text:style-name="P9"/>
      <text:p text:style-name="P3">fus</text:p>
      <text:p text:style-name="P2">nb<text:tab/><text:span text:style-name="T5">minoritetsspråk &lt;GRAM n&gt;; &lt;STE&gt; språk</text:span></text:p>
      <text:p text:style-name="P18">nbDEF språk som et mindretall av personer innenfor et bestemt område snakker</text:p>
      <text:p text:style-name="P2">klass<text:tab/><text:span text:style-name="T8">skole</text:span></text:p>
      <text:p text:style-name="P2"><text:span text:style-name="T11">smi →<text:tab/></text:span><text:span text:style-name="T3">vaenielåhkoengïele</text:span><text:span text:style-name="T14">, Anna Jakobsen DjD s.64 </text:span><text:span text:style-name="T5">&lt;GRAM n&gt;; &lt;STE&gt; gïele</text:span></text:p>
      <text:p text:style-name="P13">nbDEF akten dajven vaenielåhkoe almetji gïelem </text:p>
      <text:p text:style-name="P3"><text:soft-page-break/>fvi</text:p>
      <text:p text:style-name="P2">nb<text:tab/><text:span text:style-name="T5">Misjonshøgskolen</text:span></text:p>
      <text:p text:style-name="P18">nbDEF høgskole som utdanner misjonærer og medarbeidere i misjonens hjelpearbeid</text:p>
      <text:p text:style-name="P18">nbMRKN Misjonshøgskolen ligger i Stavanger og drives av Det norske misjonsselskap.</text:p>
      <text:p text:style-name="P2">klass<text:tab/><text:span text:style-name="T8">skole</text:span></text:p>
      <text:p text:style-name="P2"><text:span text:style-name="T11">smi →<text:tab/></text:span><text:span text:style-name="T5">Misjovnen jolleskuvle</text:span></text:p>
      <text:p text:style-name="P18">nbDEF jolleskuvlem gusnie misjovnærh jïh misjovnen viehkiebarkijh øøhpehtimmiem åadtjoeh</text:p>
      <text:p text:style-name="P13">nbMRKN Misjovnejolleskuvle lea Stavangerisnie jïh Nøørjen misjovnesielske dam juhtehte.</text:p>
      <text:p text:style-name="P3">fvs</text:p>
      <text:p text:style-name="P2">nb<text:tab/><text:span text:style-name="T5">mobbing &lt;GRAM c&gt;</text:span></text:p>
      <text:p text:style-name="P18">nbDEF fysisk eller psykisk plaging av en medelev eller en arbeidskamerat</text:p>
      <text:p text:style-name="P2">klass<text:tab/><text:span text:style-name="T8">arbeid skole</text:span></text:p>
      <text:p text:style-name="P2"><text:span text:style-name="T11">smi →<text:tab/></text:span><text:span text:style-name="T3">ïrhkeme </text:span><text:span text:style-name="T5">&lt;GRAM c&gt;</text:span></text:p>
      <text:p text:style-name="P18">nbDEF fysihke- jallh psykihkelaakan ektielearohkem jallh barkoeguejmiem irhkedh</text:p>
      <text:p text:style-name="P9"/>
      <text:p text:style-name="P3">fwm</text:p>
      <text:p text:style-name="P2">nb<text:tab/><text:span text:style-name="T5">morsmål &lt;GRAM n&gt;; &lt;SY&gt; førstespråk &lt;GRAM n&gt;; &lt;SY&gt; hjemmespråk &lt;GRAM n&gt;; &lt;STE&gt; språk</text:span></text:p>
      <text:p text:style-name="P18">nbDEF språk som et barn lærer å snakke av sine foreldre; jf. andrespråk, fremmedspråk</text:p>
      <text:p text:style-name="P2">klass<text:tab/><text:span text:style-name="T8">skole</text:span></text:p>
      <text:p text:style-name="P2"><text:span text:style-name="T11">smi →<text:tab/></text:span><text:span text:style-name="T5">ietniengïele &lt;GRAM n&gt;; &lt;SY&gt; voestesgïele &lt;GRAM n&gt;; &lt;SY&gt; hïejmegïele &lt;GRAM n&gt;; &lt;STE&gt; gïele</text:span></text:p>
      <text:p text:style-name="P18">nbDEF gïelem maanah eejhtegistie liereme soptsestidh; vd. mubpiegïele, ammesgïele</text:p>
      <text:p text:style-name="P9"/>
      <text:p text:style-name="P3"><text:soft-page-break/>fwo</text:p>
      <text:p text:style-name="P2">nb<text:tab/><text:span text:style-name="T5">morsmålstrener &lt;GRAM m&gt;</text:span></text:p>
      <text:p text:style-name="P18">nbDEF person som arbeider med å vedlikeholde morsmålet til spesielt innvandrerbarn i barnehage for å fremme den sosiale, kulturelle og språklige identiteten deres</text:p>
      <text:p text:style-name="P2">klass<text:tab/><text:span text:style-name="T8">skole</text:span></text:p>
      <text:p text:style-name="P2"><text:span text:style-name="T11">smi →<text:tab/></text:span><text:span text:style-name="T5">ietniengïelen lierehtæjja &lt;GRAM m&gt;</text:span></text:p>
      <text:p text:style-name="P13">nbDEF almetje guhte barkeminie ammeskultuvri maanaj gïelem nænnoestidh maanagiertesne, sosijaale-, gïele- jïh kultuvredomtesen gaavhtan.</text:p>
      <text:p text:style-name="P3">fwr</text:p>
      <text:p text:style-name="P2">nb<text:tab/><text:span text:style-name="T5">morsmålsundervisning &lt;GRAM c&gt;; &lt;SY&gt; morsmålsopplæring &lt;GRAM c&gt;; &lt;STE&gt; undervisning; &lt;STE&gt; opplæring</text:span></text:p>
      <text:p text:style-name="P18">nbDEF lese- og skriveopplæring i morsmålet</text:p>
      <text:p text:style-name="P2">klass<text:tab/><text:span text:style-name="T8">skole</text:span></text:p>
      <text:p text:style-name="P2"><text:span text:style-name="T11">smi →<text:tab/></text:span><text:span text:style-name="T5">ietniengïelen lohkehtimmie&lt;GRAM c&gt;; &lt;SY&gt; ietniengïelen ööhpehtimmie &lt;GRAM c&gt;; &lt;STE&gt; lohkehtimmie; &lt;STE&gt; ööpehtimmie</text:span></text:p>
      <text:p text:style-name="P18">nbDEF lohkeme- jïh tjaelemeööhpehtimmiem ietniengïelen </text:p>
      <text:p text:style-name="P11">fyp</text:p>
      <text:p text:style-name="P2">nb<text:tab/><text:span text:style-name="T5">Mønsterplanen; &lt;STE&gt; plan</text:span></text:p>
      <text:p text:style-name="P18">nbDEF retningslinjer for arbeid og faglig innhold i grunnskolen</text:p>
      <text:p text:style-name="P2">klass<text:tab/><text:span text:style-name="T8">skole</text:span></text:p>
      <text:p text:style-name="P2"><text:span text:style-name="T11">smi →<text:tab/></text:span><text:span text:style-name="T5">Mönsterplaane; &lt;STE&gt; plaane</text:span></text:p>
      <text:p text:style-name="P18">nbDEF magkarine otnjegine barkedh jïh magkeres faagesisvegem maadthskuvlesne bïejedh </text:p>
      <text:p text:style-name="P9"/>
      <text:p text:style-name="P3">kpf</text:p>
      <text:p text:style-name="P2">nb<text:tab/><text:span text:style-name="T5">målform &lt;GRAM c&gt;</text:span></text:p>
      <text:p text:style-name="P18">nbDEF skriftnormal, enten bokmål eller nynorsk</text:p>
      <text:p text:style-name="P2">klass<text:tab/><text:span text:style-name="T8">skole</text:span></text:p>
      <text:p text:style-name="P2"><text:span text:style-name="T11">smi →<text:tab/></text:span><text:span text:style-name="T5">tjaelemevuekie &lt;GRAM c&gt;</text:span></text:p>
      <text:p text:style-name="P18">nbDEF tjaalemevuekiem, daaroengïele vuj orredaaroengïele</text:p>
      <text:p text:style-name="P9"/>
      <text:p text:style-name="P3"><text:soft-page-break/>fzz</text:p>
      <text:p text:style-name="P2">nb<text:tab/><text:span text:style-name="T5">naturfag &lt;GRAM n&gt;</text:span></text:p>
      <text:p text:style-name="P18">nbDEF skolefag i videregående skole som består av fagene biologi, kjemi og naturkunnskap; jf. o-fag</text:p>
      <text:p text:style-name="P2">klass<text:tab/><text:span text:style-name="T8">skole</text:span></text:p>
      <text:p text:style-name="P2"><text:span text:style-name="T11">smi →<text:tab/></text:span><text:span text:style-name="T5">eatnemefaage &lt;GRAM n&gt;</text:span></text:p>
      <text:p text:style-name="P18">nbDEF skuvlefaagem jåarhkeskuvlesne gusnie biologije, kjemije jïh eatnememaahtoe aktine faagine; vd. o-faage</text:p>
      <text:p text:style-name="P9"/>
      <text:p text:style-name="P3">gaa</text:p>
      <text:p text:style-name="P2">nb<text:tab/><text:span text:style-name="T5">naturfaglinje &lt;GRAM c&gt;; &lt;STE&gt; linje</text:span></text:p>
      <text:p text:style-name="P18">nbDEF linje ved videregående skole, allmennfaglig studieretning, der hovedtyngden av undervisningen ligger på naturfagene</text:p>
      <text:p text:style-name="P2">klass<text:tab/><text:span text:style-name="T8">skole</text:span></text:p>
      <text:p text:style-name="P2"><text:span text:style-name="T11">smi →<text:tab/></text:span><text:span text:style-name="T5">eatnemefaagen otnjege &lt;GRAM c&gt;; &lt;STE&gt; suerkie</text:span></text:p>
      <text:p text:style-name="P13">nbDEF suerkiem jåarhkeskuvlesne, ektiemaahtoe lohkeme-otnjege, gusnie eatnememaahtoen ööhpehtimmie lyövlehkommes</text:p>
      <text:p text:style-name="P3">kpj</text:p>
      <text:p text:style-name="P2">nb<text:tab/><text:span text:style-name="T5">Norges Handelshøyskole; &lt;SY&gt; NHH; &lt;STE&gt; Handelshøyskolen; &lt;STE&gt; høgskole</text:span></text:p>
      <text:p text:style-name="P18">nbDEF høgskole på universitetsnivå med utdanning innenfor handelsfag</text:p>
      <text:p text:style-name="P18">nbMRKN Handelshøyskolen ligger i Bergen, og fullført utdanning gir tittelen siviløkonom.</text:p>
      <text:p text:style-name="P2">klass<text:tab/><text:span text:style-name="T8">skole</text:span></text:p>
      <text:p text:style-name="P2"><text:span text:style-name="T11">smi →<text:tab/></text:span><text:span text:style-name="T5">Nöörjen Åesies-jolleskuvle <text:s/>&lt;SY&gt; NHH; &lt;STE&gt; Åesies-jolleskuvle; &lt;STE&gt; jolleskuvle</text:span></text:p>
      <text:p text:style-name="P18">nbDEF jolleskuvlem universiteetedaltesisnie gusnie ööhpehtimmiem åesis-faagine</text:p>
      <text:p text:style-name="P18">nbMRKN Nöörjen Åesies-jolleskuvle lea Bergenisnie, jïh gosse ööhpehtimmiem illeme åådtje sivijleöökonomine lahtestidh.</text:p>
      <text:p text:style-name="P9"/>
      <text:p text:style-name="P3"><text:soft-page-break/>kpi</text:p>
      <text:p text:style-name="P2">nb<text:tab/><text:span text:style-name="T5">Norges idrettshøgskole; &lt;SY&gt; NIH; &lt;STE&gt; Idrettshøgskolen; &lt;STE&gt; Statens gymnastikkskole; &lt;STE&gt; høgskole</text:span></text:p>
      <text:p text:style-name="P18">nbDEF høgskole på universitetsnivå innenfor idrettsfag</text:p>
      <text:p text:style-name="P18">nbMRKN Idrettshøgskolen ligger i Oslo. Forløperen for NIH var Statens gymnastikkskole.</text:p>
      <text:p text:style-name="P2">klass<text:tab/><text:span text:style-name="T8">skole</text:span></text:p>
      <text:p text:style-name="P2"><text:span text:style-name="T11">smi →<text:tab/></text:span><text:span text:style-name="T5">Nöörjen gaarsjejolleskuvle </text:span><text:span text:style-name="T10">(gaarsjehke, som har kondisjon, er utholdende)</text:span><text:span text:style-name="T5">; &lt;SY&gt; NIH; &lt;STE&gt; gaarsjejolleskuvle; &lt;STE&gt; Staaten gymnastigkeskuvle; &lt;STE&gt; jolleskuvle</text:span></text:p>
      <text:p text:style-name="P18">nbDEF jolleskuvlem universiteetedaltesisnie gaarsjehkefaagine</text:p>
      <text:p text:style-name="P18">nbMRKN Nöörjen Gaarsjehkejolleskuvle lea Oslovesne. Staaten redtiesvihtjemeskuvleste evtiedamme.</text:p>
      <text:p text:style-name="P9"/>
      <text:p text:style-name="P3">kpg</text:p>
      <text:p text:style-name="P2">nb<text:tab/><text:span text:style-name="T5">Norges landbrukshøgskole; &lt;SY&gt; NLH; &lt;STE&gt; høgskole</text:span></text:p>
      <text:p text:style-name="P18">nbDEF høgskole på universitetsnivå innenfor landbruksfag</text:p>
      <text:p text:style-name="P18">nbMRKN Landbrukshøgskolen ligger på Ås. Personer som er uteksaminert fra NLH, har tittelen cand.agric.</text:p>
      <text:p text:style-name="P2">klass<text:tab/><text:span text:style-name="T8">skole</text:span></text:p>
      <text:p text:style-name="P2"><text:span text:style-name="T11">smi →<text:tab/></text:span><text:span text:style-name="T5">Nöörjen laanteburriejolleskuvle; &lt;SY&gt; NLH; &lt;STE&gt; jolleskuvle</text:span></text:p>
      <text:p text:style-name="P18">nbDEF jolleskuvlem universiteetedaltesisnie laanteburiefaagine</text:p>
      <text:p text:style-name="P18">nbMRKN Nöörjen Laanteburriejolleskuvle lea Ås-esne. Almetjh mah NLJ-este eksaamenem maehtieh jijtsh cand.agric.-ine lahtestidh.</text:p>
      <text:p text:style-name="P9"/>
      <text:p text:style-name="P3"><text:soft-page-break/>kph</text:p>
      <text:p text:style-name="P2">nb<text:tab/><text:span text:style-name="T5">Norges musikkhøgskole; &lt;SY&gt; Musikkhøgskolen; &lt;STE&gt; Musikkonservatoriet; &lt;STE&gt; høgskole</text:span></text:p>
      <text:p text:style-name="P18">nbDEF høgskole på universitetsnivå innenfor musikkfag</text:p>
      <text:p text:style-name="P18">nbMRKN Norges musikkhøgskole ble opprettet i 1978. Musikkkonservatoriet i Oslo dannet grunnlaget.</text:p>
      <text:p text:style-name="P2">klass<text:tab/><text:span text:style-name="T8">skole</text:span></text:p>
      <text:p text:style-name="P2"><text:span text:style-name="T11">smi →<text:tab/></text:span><text:span text:style-name="T5">Nöörjen Musigkejolleskuvle; &lt;SY&gt; Musigkejolleskuvle; &lt;STE&gt; Musigkekonservatovrije; &lt;STE&gt; jolleskuvle</text:span></text:p>
      <text:p text:style-name="P18">nbDEF jolleskuvlem universiteetedaltesisnie musigkefaagine</text:p>
      <text:p text:style-name="P18">nbMRKN Nøørjen Musigkejolleskuvle 1978 tseegkesovvi. Osloven Musigkekonservarovrijistie evtiedi.</text:p>
      <text:p text:style-name="P9"/>
      <text:p text:style-name="P3">gch</text:p>
      <text:p text:style-name="P2">nb<text:tab/><text:span text:style-name="T5">Norges tekniske høgskole; &lt;SY&gt; NTH; &lt;STE&gt; høgskole</text:span></text:p>
      <text:p text:style-name="P18">nbDEF høgskole under universitetet i Trondheim der en får utdanning på universitetsnivå innenfor tekniske fag og arkitekturfag</text:p>
      <text:p text:style-name="P18">nbMRKN Sivilingeniørstudiet kan utvides til dr.ing.-graden eller dr.techn.-graden.</text:p>
      <text:p text:style-name="P2">klass<text:tab/><text:span text:style-name="T8">skole</text:span></text:p>
      <text:p text:style-name="P2"><text:span text:style-name="T11">smi →<text:tab/></text:span><text:span text:style-name="T5">Nöörjen teeknihke jolleskuvle; &lt;SY&gt; NTH; &lt;STE&gt; jolleskuvle</text:span></text:p>
      <text:p text:style-name="P18">nbDEF jolleskuvlem Tråenten Universiteeten nuelesne. Desnie ööhpehtimmiem åådtje universiteetedaltesisnie teeknihke faagine jïh aarkitektuvrefaagine</text:p>
      <text:p text:style-name="P18">nbMRKN Sivijleingeniöörelohkemem maahta dr.ing.-daltesasse jallh dr.tecn.-daltesasse vijriedidh</text:p>
      <text:p text:style-name="P9"/>
      <text:p text:style-name="P3"><text:soft-page-break/>gci</text:p>
      <text:p text:style-name="P2">nb<text:tab/><text:span text:style-name="T5">Norges veterinærhøgskole; &lt;STE&gt; Veterinærhøgskolen; &lt;STE&gt; høgskole</text:span></text:p>
      <text:p text:style-name="P18">nbDEF utdanningsinstitusjon med høyere yrkesutdanning for veterinærer (dyrleger)</text:p>
      <text:p text:style-name="P18">nbMRKN Veterinærhøgskolen ligger i Oslo.</text:p>
      <text:p text:style-name="P2">klass<text:tab/><text:span text:style-name="T8">skole</text:span></text:p>
      <text:p text:style-name="P2"><text:span text:style-name="T11">smi →<text:tab/></text:span><text:span text:style-name="T5">Nöörjen veterinærjolleskuvle; &lt;STE&gt; Veterinærjolleskuvle; &lt;STE&gt; jolleskuvle</text:span></text:p>
      <text:p text:style-name="P18">nbDEF ööhpehtimmieinstitusjovnem gusnie jollebe ööhpehtimmiem veterinæride (juvredåakteride)</text:p>
      <text:p text:style-name="P18">nbMRKN Nøørjen veterinærejolleskuvle lea Oslovesne.</text:p>
      <text:p text:style-name="P9"/>
      <text:p text:style-name="P3">gcl</text:p>
      <text:p text:style-name="P2">nb<text:tab/><text:span text:style-name="T5">norsk &lt;GRAM m&gt;</text:span></text:p>
      <text:p text:style-name="P18">nbDEF norsk språk; jf. nynorsk, bokmål</text:p>
      <text:p text:style-name="P18">nbMRKN I skolen er norsk et fag som omfatter både norsk språk og litteratur.</text:p>
      <text:p text:style-name="P2">klass<text:tab/><text:span text:style-name="T8">skole</text:span></text:p>
      <text:p text:style-name="P2"><text:span text:style-name="T11">smi →<text:tab/></text:span><text:span text:style-name="T5">daaroengïele &lt;GRAM m&gt;</text:span></text:p>
      <text:p text:style-name="P18">nbDEF Nöörjen daaroengïele; vd. orregïele, gærjagïele</text:p>
      <text:p text:style-name="P18">nbMRKN skuvlesne daaroen lea faagem gusnie dovne gïelem jïh gærjelesvoetem/lidteratuvrem ööhpehte.</text:p>
      <text:p text:style-name="P9"/>
      <text:p text:style-name="P3">gcq</text:p>
      <text:p text:style-name="P2">nb<text:tab/><text:span text:style-name="T5">norsk med samfunnskunnskap &lt;GRAM m&gt;</text:span></text:p>
      <text:p text:style-name="P18">nbDEF felles allment fag på ettårig grunnkurs i videregående skole, yrkesfaglig studieretning</text:p>
      <text:p text:style-name="P2">klass<text:tab/><text:span text:style-name="T8">skole</text:span></text:p>
      <text:p text:style-name="P2"><text:span text:style-name="T11">smi →<text:tab/></text:span><text:span text:style-name="T5">daaroengïele siebredahke maahtojne &lt;GRAM m&gt;</text:span></text:p>
      <text:p text:style-name="P18">nbDEF siebredahkefaagem jåarhkeskovli våaroekuvsjesne, barkoefaagen lohkeme-otnjegisnie</text:p>
      <text:p text:style-name="P9"/>
      <text:p text:style-name="P3"><text:soft-page-break/>gct</text:p>
      <text:p text:style-name="P2">nb<text:tab/><text:span text:style-name="T5">norskferdighet &lt;GRAM c&gt;</text:span></text:p>
      <text:p text:style-name="P18">nbDEF evne til å praktisere norsk språk</text:p>
      <text:p text:style-name="P2">klass<text:tab/><text:span text:style-name="T8">skole</text:span></text:p>
      <text:p text:style-name="P2"><text:span text:style-name="T11">smi →<text:tab/></text:span><text:span text:style-name="T3">daaroengïelemaahtoe </text:span><text:span text:style-name="T5">&lt;GRAM c&gt;</text:span></text:p>
      <text:p text:style-name="P18">nbDEF muana man buerie maahta daaroestidh</text:p>
      <text:p text:style-name="P9"/>
      <text:p text:style-name="P3">gcx</text:p>
      <text:p text:style-name="P2">nb<text:tab/><text:span text:style-name="T5">norskprøve &lt;GRAM c&gt;</text:span></text:p>
      <text:p text:style-name="P18">nbDEF prøve for å teste en fremmedspråkligs ferdigheter i norsk</text:p>
      <text:p text:style-name="P2">klass<text:tab/><text:span text:style-name="T8">skole</text:span></text:p>
      <text:p text:style-name="P2"><text:span text:style-name="T11">smi →<text:tab/></text:span><text:span text:style-name="T5">daaroengïelepryöve &lt;GRAM c&gt;</text:span></text:p>
      <text:p text:style-name="P18">nbDEF vuepseste man buerie ammesgïeleldh almetjh maehtieh daaroestidh, tjaeledh jïh soptsestidh</text:p>
      <text:p text:style-name="P9"/>
      <text:p text:style-name="P3">kmh</text:p>
      <text:p text:style-name="P2">nb<text:tab/><text:span text:style-name="T5">nynorsk &lt;GRAM m&gt;</text:span></text:p>
      <text:p text:style-name="P18">nbDEF en av de to offisielle formene av norsk, utviklet på grunnlag av norske dialekter; jf. bokmål</text:p>
      <text:p text:style-name="P2">klass<text:tab/><text:span text:style-name="T8">skole</text:span></text:p>
      <text:p text:style-name="P2"><text:span text:style-name="T11">smi →<text:tab/></text:span><text:span text:style-name="T5">orredaaroengïele <text:s/>&lt;GRAM m&gt;</text:span></text:p>
      <text:p text:style-name="P18">nbDEF aktem nöörjen gøøkte bæjjoes gielijste, evtiedamme nöörjen smaaregistie; vd. gærjagïele </text:p>
      <text:p text:style-name="P9"/>
      <text:p text:style-name="P5">gex</text:p>
      <text:p text:style-name="P2"><text:span text:style-name="T19">nb<text:tab/></text:span><text:span text:style-name="T20">obligatorisk &lt;GRAM adj&gt;</text:span></text:p>
      <text:p text:style-name="P18">nbDEF som ikke er frivillig, men tvungen</text:p>
      <text:p text:style-name="P2">klass<text:tab/><text:span text:style-name="T8">skole</text:span></text:p>
      <text:p text:style-name="P2"><text:span text:style-name="T11">smi →<text:tab/></text:span><text:span text:style-name="T5">veadtaldihke; veadteldh <text:s/>&lt;GRAM adj&gt;</text:span></text:p>
      <text:p text:style-name="P18">nbDEF ij leah jijtsen mieleste, mohte aehpine</text:p>
      <text:p text:style-name="P9"/>
      <text:p text:style-name="P3"><text:soft-page-break/>ggr</text:p>
      <text:p text:style-name="P2">nb<text:tab/><text:span text:style-name="T5">omgangsspråk &lt;GRAM n&gt;; &lt;SY&gt; dagligspråk &lt;GRAM n&gt;</text:span></text:p>
      <text:p text:style-name="P18">nbDEF språk en bruker til daglig</text:p>
      <text:p text:style-name="P18">nbMRKN Innvandrere har ofte to omgangsspråk, ett i hjemmet og ett ute.</text:p>
      <text:p text:style-name="P2">klass<text:tab/><text:span text:style-name="T8">skole</text:span></text:p>
      <text:p text:style-name="P2"><text:span text:style-name="T11">smi →<text:tab/></text:span><text:span text:style-name="T5">soptsestimsgïele &lt;GRAM n&gt;</text:span></text:p>
      <text:p text:style-name="P19">nbDEF dam gïelem mij fierhten biejjien soptseste</text:p>
      <text:p text:style-name="P19">nbMRKN Ålkodejuhtijh daamhtaj göökte soptsestimsgïelh soptsestieh, aktem gåetesne jïh aktem stoerrebyjreskisnie </text:p>
      <text:p text:style-name="P12"/>
      <text:p text:style-name="P3">gig</text:p>
      <text:p text:style-name="P2">nb<text:tab/><text:span text:style-name="T5">oppførsel &lt;GRAM m&gt;</text:span></text:p>
      <text:p text:style-name="P18">nbDEF måte å være på, særlig i forhold til regler og pålegg; jf. framtreden</text:p>
      <text:p text:style-name="P18">nbMRKN På vitnemål i skolen blir oppførselen vurdert med karakterer.</text:p>
      <text:p text:style-name="P2">klass<text:tab/><text:span text:style-name="T8">skole</text:span></text:p>
      <text:p text:style-name="P2"><text:span text:style-name="T11">smi →<text:tab/></text:span><text:span text:style-name="T3">dåemiedimmie </text:span><text:span text:style-name="T5">&lt;GRAM m&gt;;&lt;SY&gt; dååpedimmie</text:span></text:p>
      <text:p text:style-name="P18">nbDEF vuekiem dåemiedidh, njoelkedassi mietie jallh vööste</text:p>
      <text:p text:style-name="Text_20_body_20_indent">nbMRKN Skuvlesne jis dåemiedimmiem aaj vuepsiestieh vihnesjimmiemierhkine </text:p>
      <text:p text:style-name="P3">gjb</text:p>
      <text:p text:style-name="P2">nb<text:tab/><text:span text:style-name="T5">opplysningsorganisasjon &lt;GRAM m&gt;</text:span></text:p>
      <text:p text:style-name="P18">nbDEF organisasjon som driver undervisning utenom skoleverket</text:p>
      <text:p text:style-name="P2">klass<text:tab/><text:span text:style-name="T8">skole</text:span></text:p>
      <text:p text:style-name="P2"><text:span text:style-name="T11">smi →<text:tab/></text:span><text:span text:style-name="T5">bïevnesåårganisasjovne &lt;GRAM m&gt;</text:span></text:p>
      <text:p text:style-name="P18">nbDEF ööhpehtimmie-åårganisasjovnem skuvlegoevtesen bæjngolen</text:p>
      <text:p text:style-name="P9"/>
      <text:p text:style-name="P3"><text:soft-page-break/>gkl</text:p>
      <text:p text:style-name="P2">nb<text:tab/><text:span text:style-name="T5">opptakskrav &lt;GRAM n&gt;; &lt;STE&gt; krav</text:span></text:p>
      <text:p text:style-name="P18">nbDEF krav som settes for å komme inn i f.eks. barnehager, visse skoler eller andre steder der inntaket er begrenset</text:p>
      <text:p text:style-name="P2">klass<text:tab/><text:span text:style-name="T8">skole</text:span></text:p>
      <text:p text:style-name="P2"><text:span text:style-name="T11">smi →<text:tab/></text:span><text:span text:style-name="T5">baahtsemes krïebpesjimmie &lt;GRAM n&gt;; &lt;STE&gt; krïebpesjimmie</text:span></text:p>
      <text:p text:style-name="P18">nbDEF krïebpesjimmieh åvtelen åådtje tjaangedh v.g. maanagiertese, muvhth skovlide jallh jeatjah sijjide gusnie gaertjiedamme tjaangemem</text:p>
      <text:p text:style-name="P9"/>
      <text:p text:style-name="P3">gkm</text:p>
      <text:p text:style-name="P2">nb<text:tab/><text:span text:style-name="T5">opptaksprøve &lt;GRAM c&gt;</text:span></text:p>
      <text:p text:style-name="P18">nbDEF prøve, ofte ved en skole eller et universitet, der personer som ønsker å begynne, må vise at de er kvalifisert eller der de som oppnår best resultat, får lov å begynne</text:p>
      <text:p text:style-name="P2">klass<text:tab/><text:span text:style-name="T8">skole</text:span></text:p>
      <text:p text:style-name="P2"><text:span text:style-name="T11">smi →<text:tab/></text:span><text:span text:style-name="T5">baahtsemepryöve &lt;GRAM c&gt;</text:span></text:p>
      <text:p text:style-name="P18">nbDEF daamhtaj skuvlesne jallh universiteetesne, juktie vuepsiestidh mejtie ohtsiji buerie nuekie maahtoem, jallh dagke barre væjhkelommesidie åadtjoeh aelkedh <text:s/></text:p>
      <text:p text:style-name="P9"/>
      <text:p text:style-name="P3">glr</text:p>
      <text:p text:style-name="P2">nb<text:tab/><text:span text:style-name="T5">orienteringsfag &lt;GRAM n&gt;; &lt;SY&gt; o-fag &lt;GRAM n&gt;; &lt;STE&gt; heimstadlære</text:span></text:p>
      <text:p text:style-name="P18">nbDEF skolefag i barneskolen som inneholder fagene biologi, geografi, heimstadlære og historie</text:p>
      <text:p text:style-name="P2">klass<text:tab/><text:span text:style-name="T8">skole</text:span></text:p>
      <text:p text:style-name="P2"><text:span text:style-name="T11">smi →<text:tab/></text:span><text:span text:style-name="T5">dååjrehtimmiefaage &lt;GRAM n&gt;; &lt;SY&gt; o-faage &lt;GRAM n&gt;; &lt;STE&gt; lihkesdajvelearoe</text:span></text:p>
      <text:p text:style-name="P18">nbDEF maanaskuvlesne biologije, geografije, lihkesdajvelearoe jïh histovrije aktine faagesne.</text:p>
      <text:p text:style-name="P9"/>
      <text:p text:style-name="P3"><text:soft-page-break/>gov</text:p>
      <text:p text:style-name="P2">nb<text:tab/><text:span text:style-name="T5">parallellklasse &lt;GRAM c&gt;; &lt;STE&gt; klasse</text:span></text:p>
      <text:p text:style-name="P18">nbDEF skoleklasse som er på samme klassetrinn som en annen klasse; jf. klassetrinn</text:p>
      <text:p text:style-name="P18">nbMRKN Parallellklasser blir ofte identifisert med bokstaver, fra A og utover.</text:p>
      <text:p text:style-name="P2">klass<text:tab/><text:span text:style-name="T8">skole</text:span></text:p>
      <text:p text:style-name="P2"><text:span text:style-name="T11">smi →<text:tab/></text:span><text:span text:style-name="T5">baaltels-klaasse &lt;GRAM c&gt;; &lt;STE&gt; klaasse</text:span></text:p>
      <text:p text:style-name="P18">nbDEF gosse jïjnjebh skuvleklaassh seamma daltesisnie; vd. klaassedaltese</text:p>
      <text:p text:style-name="P18">nbMRKN baaltelsklaassh daamhtaj bokstavigujmie A-este lahtestamme</text:p>
      <text:p text:style-name="P9"/>
      <text:p text:style-name="P3">gqe</text:p>
      <text:p text:style-name="P2">nb<text:tab/><text:span text:style-name="T5">pedagogisk høgskole &lt;GRAM m&gt;; &lt;STE&gt; lærerskole; &lt;STE&gt; lærerhøgskole; &lt;STE&gt; høgskole</text:span></text:p>
      <text:p text:style-name="P18">nbDEF høgskole som gir treårig lærerutdanning utenom universitet og distriktshøgskole</text:p>
      <text:p text:style-name="P18">nbMRKN De pedagogiske høgskolene utdanner først og fremst allmennlærere til barnetrinnet i grunnskolen, men har også tilbud om etterutdanning og praktisk-pedagogisk utdanning.</text:p>
      <text:p text:style-name="P2">klass<text:tab/><text:span text:style-name="T8">skole</text:span></text:p>
      <text:p text:style-name="P2"><text:span text:style-name="T11">smi →<text:tab/></text:span><text:span text:style-name="T7">pedagogihke</text:span><text:span text:style-name="T5"> jolleskuvle &lt;GRAM m&gt;; &lt;STE&gt; lohkehtæjjaskuvle; &lt;STE&gt; lohkehtæjjajolleskuvle; &lt;STE&gt; jolleskuvle</text:span></text:p>
      <text:p text:style-name="P18">nbDEF jolleskuvlem universiteeten jïh dajvejolleskuvlen bæjngolen gusnie golmejaapetje lohkehtæjjaööhpehtimmiem åådtje</text:p>
      <text:p text:style-name="P18">nbMRKN Peedagogihke jolleskuvleste jeenjemes lohkehtæjjah maadtskuvlen maanadaltesasse, mohte aaj minngieøøhpehtimmiem jïh praaktihke-peedagogihke ööhpehtimmiem faala</text:p>
      <text:p text:style-name="P9"/>
      <text:p text:style-name="P3"><text:soft-page-break/>kpk</text:p>
      <text:p text:style-name="P2">nb<text:tab/><text:span text:style-name="T7">pedagogisk seminar</text:span><text:span text:style-name="T5"> &lt;GRAM n&gt;</text:span></text:p>
      <text:p text:style-name="P18">nbDEF avdeling ved universitet eller høgskole som gir praktisk-pedagogisk utdanning til personer som ønsker å oppnå adjunkt- eller lektorkompetanse</text:p>
      <text:p text:style-name="P18">nbMRKN Praktisk-pedagogisk utdanning gis ved universitetene i Oslo, Bergen og Tromsø og ved flere pedagogiske høgskoler.</text:p>
      <text:p text:style-name="P2">klass<text:tab/><text:span text:style-name="T8">skole</text:span></text:p>
      <text:p text:style-name="P2"><text:span text:style-name="T11">smi →<text:tab/></text:span><text:span text:style-name="T7">peedagogihke seminaare</text:span><text:span text:style-name="T5"> &lt;GRAM n&gt;</text:span></text:p>
      <text:p text:style-name="P18">nbDEF åesiestahke universiteetesne jallh jolleskuvlesne gusnie praaktihke-peedagogihke øøhpehtimmiem åådtje jis vaajtele aadjunkte- jallh leektovremaahtoem åadtjodh</text:p>
      <text:p text:style-name="P18">nbMRKN Praaktihke-peedagogihke øøhpehtimmiem åådtje Osloven, Bergenen jïh Tromsøen universiteetine, jïh jïjnjebh peedagogihke jolleskuvline.</text:p>
      <text:p text:style-name="P9"/>
      <text:p text:style-name="P3">gqg</text:p>
      <text:p text:style-name="P2">nb<text:tab/><text:span text:style-name="T7">pedagogisk-psykologisk</text:span><text:span text:style-name="T5"> rådgiver &lt;GRAM m&gt;</text:span></text:p>
      <text:p text:style-name="P18">nbDEF rådgiver som arbeider på kontoret for pedagogisk-psykologiske tjenester</text:p>
      <text:p text:style-name="P2">klass<text:tab/><text:span text:style-name="T8">skole psyk</text:span></text:p>
      <text:p text:style-name="P2"><text:span text:style-name="T11">smi →<text:tab/></text:span><text:span text:style-name="T7">peedagogihke-psykologihke raeriestæjja</text:span><text:span text:style-name="T5"> &lt;GRAM m&gt;</text:span></text:p>
      <text:p text:style-name="P18">nbDEF bievnedæjja guhte peedagogihke-psykologihke faalaldahki kontovresne barkeminie</text:p>
      <text:p text:style-name="P9"/>
      <text:p text:style-name="P3"><text:soft-page-break/>gqh</text:p>
      <text:p text:style-name="P2">nb<text:tab/><text:span text:style-name="T5">pedagogisk-psykologisk tjeneste &lt;GRAM m&gt;; &lt;SY&gt; PP-tjeneste &lt;GRAM m&gt;; &lt;SY&gt; PPT; &lt;STE&gt; pedagogisk-psykologisk kontor</text:span></text:p>
      <text:p text:style-name="P18">nbDEF kommunal rådgivningstjeneste for skoleelever som har særlige vansker</text:p>
      <text:p text:style-name="P18">nbMRKN Den pedagogisk-psykologiske tjenesten arbeider først og fremst med elever i grunnskolen, men kan også gi råd til småbarn og elever i videregående skole.</text:p>
      <text:p text:style-name="P2">klass<text:tab/><text:span text:style-name="T8">skole psyk</text:span></text:p>
      <text:p text:style-name="P2"><text:span text:style-name="T13">smi →<text:tab/></text:span><text:span text:style-name="T4">peedagogihke-psykologihke viehkie </text:span><text:span text:style-name="T7">&lt;GRAM m&gt;; &lt;SY&gt; PP-viehkie; &lt;STE&gt; </text:span><text:span text:style-name="T4">peedagogihke-psykologihke kontovre</text:span></text:p>
      <text:p text:style-name="P6">nbDEF tjielten bievnesefaalaldahkem gosse learohke aehpesne</text:p>
      <text:p text:style-name="P17"><text:span text:style-name="T9">nbMRKN </text:span><text:span text:style-name="T14">peedagogihke-psykologihke viehkiem jïjnjemes maadthskuvlen learohkide, mohte aaj maahta smaavemaanah jïh jåarhkeskuvlen learohkh viehkiehtidh.</text:span></text:p>
      <text:p text:style-name="P9"/>
      <text:p text:style-name="P3">kmy</text:p>
      <text:p text:style-name="P2">nb<text:tab/><text:span text:style-name="T5">pensum &lt;GRAM n&gt;</text:span></text:p>
      <text:p text:style-name="P18">nbDEF lærestoff som skal leses og være kjent på et visst klassetrinn eller til en eksamen</text:p>
      <text:p text:style-name="P2">klass<text:tab/><text:span text:style-name="T8">skole</text:span></text:p>
      <text:p text:style-name="P2"><text:span text:style-name="T11">smi →<text:tab/></text:span><text:span text:style-name="T3">pensumme </text:span><text:span text:style-name="T5">&lt;GRAM n&gt;</text:span></text:p>
      <text:p text:style-name="P18">nbDEF learoevierhtieh mah edtjieh learohkide åehpies aktine daltesisnie jallh eksaamenen åvtelen</text:p>
      <text:p text:style-name="P15"/>
      <text:p text:style-name="P3">gxu</text:p>
      <text:p text:style-name="P2">nb<text:tab/><text:span text:style-name="T5">praksis &lt;GRAM m&gt;</text:span></text:p>
      <text:p text:style-name="P18">nbDEF arbeid som gir øvelse og erfaring; jf. aspirant, lærling, praktikant</text:p>
      <text:p text:style-name="P2">klass<text:tab/><text:span text:style-name="T8">arbeid skole</text:span></text:p>
      <text:p text:style-name="P17"><text:span text:style-name="T11">smi →<text:tab/></text:span><text:span text:style-name="T3">lierehtimmie </text:span><text:span text:style-name="T5">&lt;GRAM m&gt; </text:span></text:p>
      <text:p text:style-name="P18">nbDEF barkoelierehtimmie gusnie maahtoem jïh dååjrehtsh åådtje</text:p>
      <text:p text:style-name="P9"/>
      <text:p text:style-name="P3"><text:soft-page-break/>gya</text:p>
      <text:p text:style-name="P2">nb<text:tab/><text:span text:style-name="T5">praktisk prøve &lt;GRAM c&gt;</text:span></text:p>
      <text:p text:style-name="P18">nbDEF prøve der en blir testet i praktiske ferdigheter</text:p>
      <text:p text:style-name="P2">klass<text:tab/><text:span text:style-name="T8">skole trafikk</text:span></text:p>
      <text:p text:style-name="P2"><text:span text:style-name="T11">smi →<text:tab/></text:span><text:span text:style-name="T3">lierehtimmiepryöve </text:span><text:span text:style-name="T5">&lt;GRAM c&gt;</text:span></text:p>
      <text:p text:style-name="P13">nbDEF vuepsestidh mennie tsiehkesne praaktihke maahtoem</text:p>
      <text:p text:style-name="P3">gyb</text:p>
      <text:p text:style-name="P2">nb<text:tab/><text:span text:style-name="T5">praktisk utdanning &lt;GRAM c&gt;</text:span></text:p>
      <text:p text:style-name="P18">nbDEF utdanning som hovedsakelig er basert på praktisk erfaring; jf. teoretisk utdanning</text:p>
      <text:p text:style-name="P2">klass<text:tab/><text:span text:style-name="T8">skole</text:span></text:p>
      <text:p text:style-name="P2"><text:span text:style-name="T11">smi →<text:tab/></text:span><text:span text:style-name="T5">lierehtalleme ööhpehtimmie &lt;GRAM c&gt;</text:span></text:p>
      <text:p text:style-name="P18">nbDEF øööhpehtimmiem gusnie vihkelommes lierehtalleme dååjrehtsh evtiedidh; vd. tejoretihke ööhpehtimmie, tjaaleldh ööhpehtimmie</text:p>
      <text:p text:style-name="P9"/>
      <text:p text:style-name="P3">gzo</text:p>
      <text:p text:style-name="P2">nb<text:tab/><text:span text:style-name="T5">privat skole &lt;GRAM m&gt;; &lt;SY&gt; privatskole &lt;GRAM m&gt;; &lt;STE&gt; skole</text:span></text:p>
      <text:p text:style-name="P18">nbDEF skole som ikke er eid eller drevet av det offentlige</text:p>
      <text:p text:style-name="P2">klass<text:tab/><text:span text:style-name="T8">skole</text:span></text:p>
      <text:p text:style-name="P2"><text:span text:style-name="T11">smi →<text:tab/></text:span><text:span text:style-name="T5">privaate skuvle &lt;GRAM m&gt;; &lt;STE&gt; skuvle</text:span></text:p>
      <text:p text:style-name="P18">nbDEF skuvlem mij ij leah bæjjoes eekem</text:p>
      <text:p text:style-name="P9"/>
      <text:p text:style-name="P3">kmz</text:p>
      <text:p text:style-name="P2">nb<text:tab/><text:span text:style-name="T5">rammetimetall &lt;GRAM n&gt;</text:span></text:p>
      <text:p text:style-name="P18">nbDEF samlet antall timer som kan disponeres av en skole til undervisning, konferansetimer, sosiale tiltak o.a.</text:p>
      <text:p text:style-name="P2">klass<text:tab/><text:span text:style-name="T8">skole</text:span></text:p>
      <text:p text:style-name="P2"><text:span text:style-name="T11">smi →<text:tab/></text:span><text:span text:style-name="T5">tæjmoelåhkoen mierie &lt;GRAM n&gt;</text:span></text:p>
      <text:p text:style-name="P18">nbDEF muana man gellieh tæjmoeh skuvle åådtje ööhpehtæmman, digkiedimmietæjmoeh, sovsiale tsiehkieh j.j. utnedh</text:p>
      <text:p text:style-name="P9"/>
      <text:p text:style-name="P3"><text:soft-page-break/>hha</text:p>
      <text:p text:style-name="P2">nb<text:tab/><text:span text:style-name="T5">regional høgskole &lt;GRAM m&gt;; &lt;STE&gt; høgskole</text:span></text:p>
      <text:p text:style-name="P18">nbDEF utdanningsinstitusjon på regional basis, med fag- og yrkesutdanning over to til tre år</text:p>
      <text:p text:style-name="P18">nbMRKN Det regionale høgskolesystemet omfatter blant annet distriktshøgskoler, pedagogiske høgskoler og ingeniørhøgskoler.</text:p>
      <text:p text:style-name="P2">klass<text:tab/><text:span text:style-name="T8">skole</text:span></text:p>
      <text:p text:style-name="P2"><text:span text:style-name="T11">smi →<text:tab/></text:span><text:span text:style-name="T2">regiovnale jolleskuvle, </text:span><text:span text:style-name="T5">&lt;GRAM m&gt;; &lt;STE&gt; jolleskuvle</text:span></text:p>
      <text:p text:style-name="Brødtekstinnrykk_20_2">nbDEF regionale ööhpehtimmieinstitusjovne, guektien jallh gulmien jaepien faage- jïh barkoeööhpehtimmine</text:p>
      <text:p text:style-name="P18">nbMRKN Regionale jolleskuvlide jis dijpieh dajvejolleskuvlh, peedagogihke jolleskovlh jïh ingeniøørejolleskovlh.</text:p>
      <text:p text:style-name="P15"/>
      <text:p text:style-name="P3">hit</text:p>
      <text:p text:style-name="P2">nb<text:tab/><text:span text:style-name="T5">rektor &lt;GRAM m&gt;</text:span></text:p>
      <text:p text:style-name="P18">nbDEF administrativ og pedagogisk leder på en skole, høgskole eller et universitet</text:p>
      <text:p text:style-name="P2">klass<text:tab/><text:span text:style-name="T8">skole</text:span></text:p>
      <text:p text:style-name="P2"><text:span text:style-name="T11">smi →<text:tab/></text:span><text:span text:style-name="T2">skuvle-åvtehke, rektovre </text:span><text:span text:style-name="T5">&lt;GRAM m&gt;</text:span></text:p>
      <text:p text:style-name="Text_20_body_20_indent">nbDEF skuvlereeremen åvtohke jïh peedagogihke åvtohke, skuvlesne, universiteetesne jallh jolleskuvlesne</text:p>
      <text:p text:style-name="P3">hiw</text:p>
      <text:p text:style-name="P2">nb<text:tab/><text:span text:style-name="T5">religionsundervisning &lt;GRAM c&gt;; &lt;STE&gt; undervisning</text:span></text:p>
      <text:p text:style-name="P18">nbDEF undervisning i kristendomskunnskap og livssynskunnskap i grunnskolen; jf. livssynskunnskap</text:p>
      <text:p text:style-name="P18">nbMRKN I den videregående skole heter faget religion.</text:p>
      <text:p text:style-name="P2">klass<text:tab/><text:span text:style-name="T8">skole</text:span></text:p>
      <text:p text:style-name="P2"><text:span text:style-name="T11">smi →<text:tab/></text:span><text:span text:style-name="T5">religione-ööhpehtimmie, jaahkoe- &lt;GRAM c&gt;; &lt;STE&gt; øøhpehtimmie</text:span></text:p>
      <text:p text:style-name="P18">nbDEF øøhpehtimmiem kristendomemaahtoen jïh jielemevååjnojmaahtoen maadthskuvlesne; vd.jielemevååjnojmaahtoe, jielemevuerkiemaahtoe</text:p>
      <text:p text:style-name="P18">nbMRKN jåarhkeskuvlesne jis religijovnine lahteste</text:p>
      <text:p text:style-name="P9"/>
      <text:p text:style-name="P3"><text:soft-page-break/>hqq</text:p>
      <text:p text:style-name="P2">nb<text:tab/><text:span text:style-name="T5">rådgiver &lt;GRAM m&gt;</text:span></text:p>
      <text:p text:style-name="P18">nbDEF 1: fagutdannet person som gir råd innenfor sitt fagområde</text:p>
      <text:p text:style-name="P18">nbMRKN Rådgivere finnes ofte i forbindelse med offentlige kontor.</text:p>
      <text:p text:style-name="P18">nbDEF 2: i videregående skole og ungdomsskole: fagutdannet person, ofte lærer, som hjelper elever som har sosiale eller pedagogiske problemer; jf. studieveileder</text:p>
      <text:p text:style-name="P2">klass<text:tab/><text:span text:style-name="T8">skole</text:span></text:p>
      <text:p text:style-name="P2"><text:span text:style-name="T11">smi →<text:tab/></text:span><text:span text:style-name="T5">raeriestæjja &lt;GRAM m&gt;</text:span></text:p>
      <text:p text:style-name="P18">nbDEF 1: faagealmetje guhte altese faagedajvesne reerije</text:p>
      <text:p text:style-name="P18">nbMRKN Raeriestæjja gååvnesieh bæjjoes kontovrine</text:p>
      <text:p text:style-name="P18">nbDEF 2: jåarhkeskuvlesne jïh noereskuvlesne; faagealmetje, daamhtaj lohkehtæjjam, guhte learohkh viehkehte jis sovsijaale jallh peedagogihke daåeriesmoerh; vd. lohkemeraerije</text:p>
      <text:p text:style-name="P9"/>
      <text:p text:style-name="P3">hsh</text:p>
      <text:p text:style-name="P2">nb<text:tab/><text:span text:style-name="T5">samarbeidsutvalg &lt;GRAM n&gt;</text:span></text:p>
      <text:p text:style-name="P18">nbDEF samarbeidsorgan ved en grunnskole med representanter for lærere, elever, andre tilsatte ved skolen, foreldre og skolestyret</text:p>
      <text:p text:style-name="P2">klass<text:tab/><text:span text:style-name="T8">skole</text:span></text:p>
      <text:p text:style-name="P2"><text:span text:style-name="T11">smi →<text:tab/></text:span><text:span text:style-name="T5">ektiebarkoemoenehtse &lt;GRAM n&gt;</text:span></text:p>
      <text:p text:style-name="P18">nbDEF ektiebarkoeåårgaane maadthskuvlesne. Lohkehtæjjah, learohkh, jeatjah skuvlebarkijh, eejhtegh jïh skuvlereeremistie lihtsegh.</text:p>
      <text:p text:style-name="P9"/>
      <text:p text:style-name="P3"><text:soft-page-break/>hsx</text:p>
      <text:p text:style-name="P2">nb<text:tab/><text:span text:style-name="T5">samfunnsfag &lt;GRAM n&gt;</text:span></text:p>
      <text:p text:style-name="P18">nbDEF skolefag i videregående skole som består av fagene geografi, samfunnslære og historie</text:p>
      <text:p text:style-name="P18">nbMRKN Ved universitetene omfatter samfunnsfag psykologi, pedagogikk, statsvitenskap, sosiologi, sosialøkonomi og etnografi.</text:p>
      <text:p text:style-name="P2">klass<text:tab/><text:span text:style-name="T8">skole</text:span></text:p>
      <text:p text:style-name="P2"><text:span text:style-name="T11">smi →<text:tab/></text:span><text:span text:style-name="T5">siebredahkefaage &lt;GRAM n&gt;</text:span></text:p>
      <text:p text:style-name="P18">nbDEF skuvlefaagem jåarhkeskuvlesne gusnie geografije, ektievuekielearoe jïh histovrije aktine faagesne</text:p>
      <text:p text:style-name="P18">nbMRKN Siebredahkefaage universiteetesne jis psykologijem, peedagogihkem, staategoerehtimmiem, sosiologijem jïh eetnografijem aaj dijpie.</text:p>
      <text:p text:style-name="P9"/>
      <text:p text:style-name="P3">hsy</text:p>
      <text:p text:style-name="P2">nb<text:tab/><text:span text:style-name="T5">samfunnsfaglinje &lt;GRAM c&gt;; &lt;STE&gt; linje</text:span></text:p>
      <text:p text:style-name="P18">nbDEF linje ved videregående skole, allmennfaglig studieretning, der hovedtyngden av undervisningen ligger på samfunnsfagene</text:p>
      <text:p text:style-name="P2">klass<text:tab/><text:span text:style-name="T8">skole</text:span></text:p>
      <text:p text:style-name="P2"><text:span text:style-name="T11">smi →<text:tab/></text:span><text:span text:style-name="T5">siebredahkefaagen otnjege &lt;GRAM c&gt;; &lt;STE&gt; otnjege</text:span></text:p>
      <text:p text:style-name="P13">nbDEF otnjegem jåarhkeskuvlesne, siebredahkefaagen lohkemeotnjegem, gusnie siebredahkefaagen ööhpehtimmiem lyövlehkommes</text:p>
      <text:p text:style-name="P3">hvq</text:p>
      <text:p text:style-name="P2">nb<text:tab/><text:span text:style-name="T5">semester &lt;GRAM n&gt;</text:span></text:p>
      <text:p text:style-name="P18">nbDEF halvpart av et studieår ved universitet eller høgskole; jf. høstsemester, vårsemester, termin</text:p>
      <text:p text:style-name="P2">klass<text:tab/><text:span text:style-name="T8">skole</text:span></text:p>
      <text:p text:style-name="P2"><text:span text:style-name="T11">smi →</text:span><text:span text:style-name="T22"> </text:span><text:span text:style-name="T1">bieliejaepien</text:span><text:span text:style-name="T5">lohkeme &lt;GRAM n&gt;</text:span></text:p>
      <text:p text:style-name="P18">nbDEF bielie lohkemejaepiem universiteetesne jallh jolleskuvlesne; vd. Tjaktje lohkemh, gijrelohkemh, boelhke</text:p>
      <text:p text:style-name="P9"/>
      <text:p text:style-name="P3"><text:soft-page-break/>hvr</text:p>
      <text:p text:style-name="P2">nb<text:tab/><text:span text:style-name="T5">semesteravgift &lt;GRAM c&gt;; &lt;STE&gt; avgift</text:span></text:p>
      <text:p text:style-name="P18">nbDEF avgift som studentene ved universiteter og høgskoler må betale i begynnelsen av hvert semester samtidig som de registrerer seg i det faget de skal studere; jf. studiekort</text:p>
      <text:p text:style-name="P2">klass<text:tab/><text:span text:style-name="T8">skole</text:span></text:p>
      <text:p text:style-name="P17"><text:span text:style-name="T11">smi →<text:tab/></text:span><text:span text:style-name="T3">lohkememaaksoe </text:span><text:span text:style-name="T5">&lt;GRAM c&gt;; &lt;STE&gt; maaksoe</text:span><text:span text:style-name="T9"> </text:span></text:p>
      <text:p text:style-name="P18">nbDEF gaajhkh studenth, universiteetesne jolleskuvlesne, tjoeverieh fierhten bieliejaepien lohkemen alkovisnie låhkose tjaalasovvedh, moenedh magkarine faagesne jïh lohkememaaksoem maeksedh</text:p>
      <text:p text:style-name="P2"/>
      <text:p text:style-name="P9"/>
      <text:p text:style-name="P3">hvs</text:p>
      <text:p text:style-name="P2">nb<text:tab/><text:span text:style-name="T5">semesteremne &lt;GRAM n&gt;</text:span></text:p>
      <text:p text:style-name="P18">nbDEF emne eller del av et fag ved universitet eller høgskole som vanligvis tas på ett semester, og som gir 10 vekttall; jf. Halvsemesteremne</text:p>
      <text:p text:style-name="P2">klass<text:tab/><text:span text:style-name="T8">skole</text:span></text:p>
      <text:p text:style-name="P2"><text:span text:style-name="T11">smi →<text:tab/></text:span><text:span text:style-name="T5">lohkeme-aamhtese &lt;GRAM n&gt;</text:span></text:p>
      <text:p text:style-name="P18">nbDEF aamhtesem jallh faagebiehkiem mij siejhme akten semeesterelohkemem, universiteetesne jallh jolleskuvlesne, 10 lyøvlehkelåhkoeh destie åådtje; vd. Bieliejaepien aamhtslohkeme</text:p>
      <text:p text:style-name="P9"/>
      <text:p text:style-name="P3"><text:soft-page-break/>hvt</text:p>
      <text:p text:style-name="P2">nb<text:tab/><text:span text:style-name="T5">seminar &lt;GRAM n&gt;</text:span></text:p>
      <text:p text:style-name="P18">nbDEF undervisningsform der en ofte har en innleder og senere diskuterer emnet; jf. kollokvium, forelesning</text:p>
      <text:p text:style-name="P18">nbMRKN Praktiske øvelser hører gjerne også med.</text:p>
      <text:p text:style-name="P2">klass<text:tab/><text:span text:style-name="T8">skole</text:span></text:p>
      <text:p text:style-name="P2"><text:span text:style-name="T11">smi →<text:tab/></text:span><text:span text:style-name="T3">seminaare</text:span><text:span text:style-name="T6"> </text:span><text:span text:style-name="T5">&lt;GRAM n&gt;</text:span></text:p>
      <text:p text:style-name="P18">nbDEF øøhpehtimmievuekiem gusnie siejhme aktem jis aamhtesen bijre beagkehte jïh dle mubiejgujmie digkiedidh; vd. ektielohkeme, øøhpehtimmie</text:p>
      <text:p text:style-name="P18">nbMRKN maehtieh lierrehtimmie laavenjassh aaj</text:p>
      <text:p text:style-name="P9"/>
      <text:p text:style-name="P3">kna</text:p>
      <text:p text:style-name="P2">nb<text:tab/><text:span text:style-name="T5">sidemål &lt;GRAM n&gt;</text:span></text:p>
      <text:p text:style-name="P18">nbDEF den av de to norske målformene som en elev ikke bruker som sitt hovedmål; jf. nynorsk, bokmål, hovedmål</text:p>
      <text:p text:style-name="P18">nbMRKN Begge målformene er obligatoriske i det norske skoleverket.</text:p>
      <text:p text:style-name="P2">klass<text:tab/><text:span text:style-name="T8">skole</text:span></text:p>
      <text:p text:style-name="P2"><text:span text:style-name="T11">smi →<text:tab/></text:span><text:span text:style-name="T1">baaltegïele</text:span><text:span text:style-name="T5"> &lt;GRAM m n&gt;</text:span></text:p>
      <text:p text:style-name="P18">nbDEF </text:p>
      <text:p text:style-name="P9"/>
      <text:p text:style-name="P3">iea</text:p>
      <text:p text:style-name="P2">nb<text:tab/><text:span text:style-name="T5">skoft &lt;GRAM m n&gt;; &lt;SY&gt; skulk &lt;GRAM m&gt;</text:span></text:p>
      <text:p text:style-name="P18">nbDEF det å være borte fra arbeid eller skole uten lovlig grunn</text:p>
      <text:p text:style-name="P2">klass<text:tab/><text:span text:style-name="T8">arbeid skole</text:span></text:p>
      <text:p text:style-name="P2"><text:span text:style-name="T11">smi →<text:tab/></text:span><text:span text:style-name="T5">eajtoe &lt;GRAM m n&gt;; </text:span></text:p>
      <text:p text:style-name="P18">nbDEF skuvleste jallh barkoste luhpehth eajtoedidh</text:p>
      <text:p text:style-name="P9"/>
      <text:p text:style-name="P3"><text:soft-page-break/>ieg</text:p>
      <text:p text:style-name="P2">nb<text:tab/><text:span text:style-name="T5">skoledirektør &lt;GRAM m&gt;; &lt;STE&gt; direktør</text:span></text:p>
      <text:p text:style-name="P18">nbDEF statens tilsynsmyndighet for grunnskolene i et fylke</text:p>
      <text:p text:style-name="P2">klass<text:tab/><text:span text:style-name="T8">admin skole</text:span></text:p>
      <text:p text:style-name="P2"><text:span text:style-name="T11">smi →<text:tab/></text:span><text:span text:style-name="T5">skuvledirektööre &lt;GRAM m&gt;; &lt;STE&gt; direktööre</text:span></text:p>
      <text:p text:style-name="P19">nbDEF staaten giehtjedimmiereereme fylhken skuvlide</text:p>
      <text:p text:style-name="P12"/>
      <text:p text:style-name="P4">ieh</text:p>
      <text:p text:style-name="P2">nb<text:tab/><text:span text:style-name="T5">skolefag &lt;GRAM n&gt;</text:span></text:p>
      <text:p text:style-name="P18">nbDEF fag som det blir undervist i på skolen</text:p>
      <text:p text:style-name="P2">klass<text:tab/><text:span text:style-name="T8">skole</text:span></text:p>
      <text:p text:style-name="P2"><text:span text:style-name="T11">smi →<text:tab/></text:span><text:span text:style-name="T5">skuvlefaage &lt;GRAM n&gt;</text:span></text:p>
      <text:p text:style-name="P13">nbDEF ööhpehtimmiefaagem skuvlesne</text:p>
      <text:p text:style-name="P3">iei</text:p>
      <text:p text:style-name="P2">nb<text:tab/><text:span text:style-name="T5">skolehelsetjeneste &lt;GRAM m&gt;</text:span></text:p>
      <text:p text:style-name="P18">nbDEF kommunal helsetjeneste for grunnskoleelever</text:p>
      <text:p text:style-name="P2">klass<text:tab/><text:span text:style-name="T8">helse skole</text:span></text:p>
      <text:p text:style-name="P2"><text:span text:style-name="T11">smi →<text:tab/></text:span><text:span text:style-name="T5">skuvlen starnefaaleldahke &lt;GRAM m&gt;</text:span></text:p>
      <text:p text:style-name="P18">nbDEF tjielti starnefaaleldahke maadthskuvli learohkide</text:p>
      <text:p text:style-name="P9"/>
      <text:p text:style-name="P3">iek</text:p>
      <text:p text:style-name="P2">nb<text:tab/><text:span text:style-name="T5">skoleklasse &lt;GRAM c&gt;; &lt;SY&gt; klasse &lt;GRAM c&gt;</text:span></text:p>
      <text:p text:style-name="P18">nbDEF gruppe elever på samme alderstrinn som får undervisning sammen</text:p>
      <text:p text:style-name="P18">nbMRKN Klassene identifiseres med tall for klassetrinn og med bokstaver dersom det finnes flere klasser på samme klassetrinn (parallellklasser).</text:p>
      <text:p text:style-name="P2">klass<text:tab/><text:span text:style-name="T8">skole</text:span></text:p>
      <text:p text:style-name="P2"><text:span text:style-name="T11">smi →<text:tab/></text:span><text:span text:style-name="T3">skuvleklaasse</text:span><text:span text:style-name="T6"> </text:span><text:span text:style-name="T5">&lt;GRAM c&gt;; &lt;SY&gt; klaasse &lt;GRAM c&gt;</text:span></text:p>
      <text:p text:style-name="P18">nbDEF learohkh mah seamma båeries jïh ektesne ööhpehtimmesne</text:p>
      <text:p text:style-name="P18">nbMRKN klaasside maahte klaassedaltesen låhkojne lahtestidh jallh aaj bokstaavine lissine jis jïjnjebh klaassh seamma daltesisnie (baalte-klaassh).</text:p>
      <text:p text:style-name="P9"/>
      <text:p text:style-name="P3"><text:soft-page-break/>iel</text:p>
      <text:p text:style-name="P2">nb<text:tab/><text:span text:style-name="T5">skolekontor &lt;GRAM n&gt;</text:span></text:p>
      <text:p text:style-name="P18">nbDEF kommunalt kontor som administrerer grunnskolens drift i en kommune; jf. skolesjef, fylkesskolekontor</text:p>
      <text:p text:style-name="P2">klass<text:tab/><text:span text:style-name="T8">admin skole</text:span></text:p>
      <text:p text:style-name="P2"><text:span text:style-name="T11">smi →<text:tab/></text:span><text:span text:style-name="T5">skuvlekontovre &lt;GRAM n&gt;</text:span></text:p>
      <text:p text:style-name="P18">nbDEF tjielten reeremekontovrem maadthskovlide juhtehte; vd. skuvleåvtohke, fylhketjielten skuvlekontovre </text:p>
      <text:p text:style-name="P9"/>
      <text:p text:style-name="P3">kox</text:p>
      <text:p text:style-name="P2">nb<text:tab/><text:span text:style-name="T5">skolekorps &lt;GRAM n&gt;</text:span></text:p>
      <text:p text:style-name="P18">nbDEF janitsjarkorps ved en skole</text:p>
      <text:p text:style-name="P2">klass<text:tab/><text:span text:style-name="T8">skole</text:span></text:p>
      <text:p text:style-name="P17"><text:span text:style-name="T11">smi →<text:tab/></text:span><text:span text:style-name="T1">skuvlekårpese</text:span><text:span text:style-name="T9"> </text:span></text:p>
      <text:p text:style-name="P18">nbDEF janitsjarekåårpese akten skuvlesne</text:p>
      <text:p text:style-name="P14"/>
      <text:p text:style-name="P9"/>
      <text:p text:style-name="P3">iem</text:p>
      <text:p text:style-name="P2">nb<text:tab/><text:span text:style-name="T5">skolekrets &lt;GRAM m&gt;</text:span></text:p>
      <text:p text:style-name="P18">nbDEF geografisk område med egen skole for områdets skolepliktige barn</text:p>
      <text:p text:style-name="P2">klass<text:tab/><text:span text:style-name="T8">admin skole</text:span></text:p>
      <text:p text:style-name="P2"><text:span text:style-name="T11">smi →<text:tab/></text:span><text:span text:style-name="T3">skuvlegievlie </text:span><text:span text:style-name="T5">&lt;GRAM m&gt;</text:span></text:p>
      <text:p text:style-name="P13">nbDEF geografihke dajvem gusnie sjiere skuvlem dan dajven skuvlemaanide</text:p>
      <text:p text:style-name="P3"><text:soft-page-break/>ieo</text:p>
      <text:p text:style-name="P2">nb<text:tab/><text:span text:style-name="T5">skolepatrulje &lt;GRAM m&gt;</text:span></text:p>
      <text:p text:style-name="P18">nbDEF organisert ordning der eldre skoleelever hjelper yngre skolekamerater over farlige gater og veger i nærheten av skolen</text:p>
      <text:p text:style-name="P18">nbMRKN Det er de enkelte skoler som organiserer dette arbeidet.</text:p>
      <text:p text:style-name="P2">klass<text:tab/><text:span text:style-name="T8">skole trafikk</text:span></text:p>
      <text:p text:style-name="P2"><text:span text:style-name="T11">smi →<text:tab/></text:span><text:span text:style-name="T5">skuvlen valkesvaeptie &lt;GRAM m&gt;</text:span></text:p>
      <text:p text:style-name="P18">nbDEF vaarjelimmieöörnegem gusnie båarasåbpoe learohkh nuerebe skuvleguejmiej ektesne veerehks geajnoej dåeresth vaedtsieh</text:p>
      <text:p text:style-name="P18">nbMRKN fïerhten sjiere skuvlen diedte dagkerem barkoem öörnedh.</text:p>
      <text:p text:style-name="P9"/>
      <text:p text:style-name="P3">iep</text:p>
      <text:p text:style-name="P2">nb<text:tab/><text:span text:style-name="T5">skolepenger &lt;GRAM m pl&gt;</text:span></text:p>
      <text:p text:style-name="P18">nbDEF penger som en må betale for å gå på en skole; jf. privat skole</text:p>
      <text:p text:style-name="P18">nbMRKN I Norge betaler en ikke for å gå på offentlig skole.</text:p>
      <text:p text:style-name="P2">klass<text:tab/><text:span text:style-name="T8">skole</text:span></text:p>
      <text:p text:style-name="P2"><text:span text:style-name="T11">smi →<text:tab/></text:span><text:span text:style-name="T5">skuvlemaaksoe &lt;GRAM m pl&gt;</text:span></text:p>
      <text:p text:style-name="P17"><text:span text:style-name="T9">nbDEF maaksoem juktie skuvlesne vaedtsedh; vd. privaate skuvle</text:span><text:span text:style-name="T5"> </text:span></text:p>
      <text:p text:style-name="P18">nbMRKN Nöörjesne ij tjoeverh bæjjoes skuvlide maeksedh</text:p>
      <text:p text:style-name="P9"/>
      <text:p text:style-name="P3">ieq</text:p>
      <text:p text:style-name="P2">nb<text:tab/><text:span text:style-name="T5">skolepliktig alder &lt;GRAM m&gt;</text:span></text:p>
      <text:p text:style-name="P18">nbDEF alder der en etter norsk lov skal gå på skole</text:p>
      <text:p text:style-name="P2">klass<text:tab/><text:span text:style-name="T8">skole</text:span></text:p>
      <text:p text:style-name="P2"><text:span text:style-name="T11">smi →<text:tab/></text:span><text:span text:style-name="T5">skuvlebaelien båeries &lt;GRAM m&gt;</text:span></text:p>
      <text:p text:style-name="P13">nbDEF aalterisnie gosse edtja nöörjen laaken mietie skuvlesne vaedtsedh</text:p>
      <text:p text:style-name="P3"><text:soft-page-break/>ier</text:p>
      <text:p text:style-name="P2">nb<text:tab/><text:span text:style-name="T5">skolepsykolog &lt;GRAM m&gt;; &lt;STE&gt; psykolog</text:span></text:p>
      <text:p text:style-name="P18">nbDEF psykolog som driver med pedagogisk-psykologisk rådgivning og behandling i skolen, særlig i grunnskolen</text:p>
      <text:p text:style-name="P2">klass<text:tab/><text:span text:style-name="T8">psyk skole</text:span></text:p>
      <text:p text:style-name="P2"><text:span text:style-name="T11">smi →<text:tab/></text:span><text:span text:style-name="T5">skuvlepsykologe &lt;GRAM m&gt;; &lt;STE&gt; psykologe</text:span></text:p>
      <text:p text:style-name="P18">nbDEF psykologe guhte skuvlesne barkeminie peedagogihke-psykologihke bievnesh jïh viehkiem faaledh, eeremi maadthskovline</text:p>
      <text:p text:style-name="P9"/>
      <text:p text:style-name="P3">ies</text:p>
      <text:p text:style-name="P2">nb<text:tab/><text:span text:style-name="T5">skolesjef &lt;GRAM m&gt;</text:span></text:p>
      <text:p text:style-name="P18">nbDEF daglig administrativ og pedagogisk leder av skolekontoret i en kommune</text:p>
      <text:p text:style-name="P18">nbMRKN Skolesjefen er også med i skolestyret.</text:p>
      <text:p text:style-name="P2">klass<text:tab/><text:span text:style-name="T8">admin skole</text:span></text:p>
      <text:p text:style-name="P2"><text:span text:style-name="T11">smi →<text:tab/></text:span><text:span text:style-name="T5">skuvlenåejvie &lt;GRAM m&gt;</text:span></text:p>
      <text:p text:style-name="P18">nbDEF tjielten skuvlekontovren reereme- jïh peedagogihke åejviem</text:p>
      <text:p text:style-name="P18">nbMRKN Skuvlenåejvie jis skuvlireeremisnie aaj</text:p>
      <text:p text:style-name="P9"/>
      <text:p text:style-name="P3">kwa</text:p>
      <text:p text:style-name="P2">nb<text:tab/><text:span text:style-name="T5">skoleskyss &lt;GRAM m&gt;</text:span></text:p>
      <text:p text:style-name="P18">nbDEF offentlig organisert transport av elever mellom skole og hjem</text:p>
      <text:p text:style-name="P2">klass<text:tab/><text:span text:style-name="T8">skole</text:span></text:p>
      <text:p text:style-name="P2"><text:span text:style-name="T11">smi →<text:tab/></text:span><text:span text:style-name="T5">skuvleskovhte, <text:s/>&lt;GRAM m&gt;</text:span></text:p>
      <text:p text:style-name="P18">nbDEF bæjjoes öörnegem learohkh skovli gåetiej gaskesne skovhtedh</text:p>
      <text:p text:style-name="P9"/>
      <text:p text:style-name="P3"><text:soft-page-break/>ieu</text:p>
      <text:p text:style-name="P2">nb<text:tab/><text:span text:style-name="T5">skolestart &lt;GRAM m&gt;</text:span></text:p>
      <text:p text:style-name="P18">nbDEF tidspunkt da en begynner på skolen, enten i første klasse eller etter ferie</text:p>
      <text:p text:style-name="P2">klass<text:tab/><text:span text:style-name="T8">skole</text:span></text:p>
      <text:p text:style-name="P2"><text:span text:style-name="T11">smi →<text:tab/></text:span><text:span text:style-name="T5">skuvleaalkoe &lt;GRAM m&gt;; &lt;SY&gt; skuvleaalkuve</text:span></text:p>
      <text:p text:style-name="P18">nbDEF skuvleaalkoem eejehtallemen mænngan jallh voesteges klaassen voesteges biejjien</text:p>
      <text:p text:style-name="P9"/>
      <text:p text:style-name="P3">iew</text:p>
      <text:p text:style-name="P2">nb<text:tab/><text:span text:style-name="T5">skolestyre &lt;GRAM n&gt;; &lt;STE&gt; styre</text:span></text:p>
      <text:p text:style-name="P18">nbDEF nemnd som velges av kommunestyret, og som er øverste politiske ledelse for kommunale skoler; jf. hovedutvalget for undervisning</text:p>
      <text:p text:style-name="P18">nbMRKN Skolesjefens kontor står for den daglige driften.</text:p>
      <text:p text:style-name="P2">klass<text:tab/><text:span text:style-name="T8">admin skole</text:span></text:p>
      <text:p text:style-name="P2"><text:span text:style-name="T11">smi →<text:tab/></text:span><text:span text:style-name="T5">skuvleståvroe &lt;GRAM n&gt;; &lt;STE&gt; ståvroe</text:span></text:p>
      <text:p text:style-name="P18">nbDEF tjielteståvroen moenehtsem, povlitigke reeremem tjielten skovli bijjelen; øøhpehtimmien åejviemoenehtse </text:p>
      <text:p text:style-name="P18">nbMRKN Skuvleåejvien kontovre beajjetje juhtiehtæjjam.</text:p>
      <text:p text:style-name="P9"/>
      <text:p text:style-name="P3">iex</text:p>
      <text:p text:style-name="P2">nb<text:tab/><text:span text:style-name="T5">skoletannpleie &lt;GRAM m&gt;</text:span></text:p>
      <text:p text:style-name="P18">nbDEF offentlig tannpleie til alle skolebarn inntil fylte 18 år</text:p>
      <text:p text:style-name="P2">klass<text:tab/><text:span text:style-name="T8">helse skole</text:span></text:p>
      <text:p text:style-name="P2"><text:span text:style-name="T11">smi →<text:tab/></text:span><text:span text:style-name="T5">skuvlen baeniesåjhtoe &lt;GRAM m&gt;</text:span></text:p>
      <text:p text:style-name="P18">nbDEF bæjjoes baeniesåjhtoe gaajhkh skuvlemaanide nuerebe 18 jaepeste</text:p>
      <text:p text:style-name="P9"/>
      <text:p text:style-name="P3"><text:soft-page-break/>knc</text:p>
      <text:p text:style-name="P2">nb<text:tab/><text:span text:style-name="T5">skoleutvalg &lt;GRAM n&gt;</text:span></text:p>
      <text:p text:style-name="P18">nbDEF utvalg ved en videregående skole med representanter for lærerråd, elevråd, rådet for andre tilsatte og fylkesskolestyret</text:p>
      <text:p text:style-name="P2">klass<text:tab/><text:span text:style-name="T8">skole</text:span></text:p>
      <text:p text:style-name="P2"><text:span text:style-name="T11">smi →<text:tab/></text:span><text:span text:style-name="T5">skuvlemoenehtse &lt;GRAM n&gt;</text:span></text:p>
      <text:p text:style-name="P18">nbDEF moenehtsem jåarhkeskuvlesne gusnie liehtsegh lohkehtæjjajraereste, learohkiraereste, jeatjah barkij raereste jïh fylhkenskovliraereste.</text:p>
      <text:p text:style-name="P9"/>
      <text:p text:style-name="P3">iez</text:p>
      <text:p text:style-name="P2">nb<text:tab/><text:span text:style-name="T5">skoleverk &lt;GRAM n&gt;</text:span></text:p>
      <text:p text:style-name="P18">nbDEF alt som har å gjøre med skole og skoleordning med tilhørende administrasjon</text:p>
      <text:p text:style-name="P2">klass<text:tab/><text:span text:style-name="T8">admin skole</text:span></text:p>
      <text:p text:style-name="P2"><text:span text:style-name="T11">smi →<text:tab/></text:span><text:span text:style-name="T5">skuvlevearhke &lt;GRAM n&gt;</text:span></text:p>
      <text:p text:style-name="P13">nbDEF gaajhkem mij skuvlide, skuvleöörnegide jïh reeremide dijpie</text:p>
      <text:p text:style-name="P3">kpl</text:p>
      <text:p text:style-name="P2">nb<text:tab/><text:span text:style-name="T5">skoleår &lt;GRAM n&gt;; &lt;STE&gt; år</text:span></text:p>
      <text:p text:style-name="P18">nbDEF arbeidsperiode på en skole fra sommerferie til sommerferie</text:p>
      <text:p text:style-name="P2">klass<text:tab/><text:span text:style-name="T8">skole</text:span></text:p>
      <text:p text:style-name="P2"><text:span text:style-name="T11">smi →<text:tab/></text:span><text:span text:style-name="T5">skuvlejaepie &lt;GRAM n&gt;; &lt;STE&gt; jaepie</text:span></text:p>
      <text:p text:style-name="P18">nbDEF skuvlen barkoeboelhkem giesie-eejehtallemistie giesie-eejehtallemasse</text:p>
      <text:p text:style-name="P9"/>
      <text:p text:style-name="P3">ijb</text:p>
      <text:p text:style-name="P2">nb<text:tab/><text:span text:style-name="T5">sosial- og helsefag &lt;GRAM n&gt;</text:span></text:p>
      <text:p text:style-name="P18">nbDEF linje på yrkesfaglig studieretning i videregående skole</text:p>
      <text:p text:style-name="P2">klass<text:tab/><text:span text:style-name="T8">skole</text:span></text:p>
      <text:p text:style-name="P2"><text:span text:style-name="T11">smi →<text:tab/></text:span><text:span text:style-name="T5">starne- jïh sosialfaage &lt;GRAM n&gt;</text:span></text:p>
      <text:p text:style-name="P18">nbDEF barkoefaage lohkemesuerkiem jåarhkeskuvlesne</text:p>
      <text:p text:style-name="P9"/>
      <text:p text:style-name="P3"><text:soft-page-break/>ijt</text:p>
      <text:p text:style-name="P2">nb<text:tab/><text:span text:style-name="T5">sosialkunnskap &lt;GRAM m&gt;</text:span></text:p>
      <text:p text:style-name="P18">nbDEF skolefag på samfunnsfaglinjen i videregående skole</text:p>
      <text:p text:style-name="P2">klass<text:tab/><text:span text:style-name="T8">skole</text:span></text:p>
      <text:p text:style-name="P2"><text:span text:style-name="T11">smi →<text:tab/></text:span><text:span text:style-name="T5">sosialemaahtoe &lt;GRAM m&gt;</text:span></text:p>
      <text:p text:style-name="P13">nbDEF skuvlefaagem jåarhkeskuvlen ektievoetesuerkesne </text:p>
      <text:p text:style-name="P3">ijv</text:p>
      <text:p text:style-name="P2">nb<text:tab/><text:span text:style-name="T5">sosiallærer &lt;GRAM m&gt;; &lt;STE&gt; lærer</text:span></text:p>
      <text:p text:style-name="P18">nbDEF lærer i grunnskolen som særlig tar seg av fritidstiltak og av elever med spesielle problemer</text:p>
      <text:p text:style-name="P2">klass<text:tab/><text:span text:style-name="T8">skole</text:span></text:p>
      <text:p text:style-name="P2"><text:span text:style-name="T11">smi →<text:tab/></text:span><text:span text:style-name="T5">sosialelohkehtæjja &lt;GRAM m&gt;; &lt;STE&gt; lohkehtæjja, learere</text:span></text:p>
      <text:p text:style-name="P18">nbDEF lohkehtæjjam maadthskuvlesne man diedte eejehtimmie råajvarimmide jïh learohki dåeriesmoerh giehtelidh</text:p>
      <text:p text:style-name="P9"/>
      <text:p text:style-name="P3">ilp</text:p>
      <text:p text:style-name="P2">nb<text:tab/><text:span text:style-name="T5">spesialkostfag &lt;GRAM n&gt;</text:span></text:p>
      <text:p text:style-name="P18">nbDEF i videregående skole, studieretning for husholdningsfag: fag som gir opplæring i diettkost ved institusjoner og sykehus</text:p>
      <text:p text:style-name="P2">klass<text:tab/><text:span text:style-name="T8">skole</text:span></text:p>
      <text:p text:style-name="P2"><text:span text:style-name="T11">smi →<text:tab/></text:span><text:span text:style-name="T5">sjïerebeapmoefaage &lt;GRAM n&gt;</text:span></text:p>
      <text:p text:style-name="P18">nbDEF gåetieburriefaagen lohkemesuerkesne, jåarhkeskuvlesne: faagem gusnie lierehtimmiem åådtje sjïerebeapmoj bijre institusjovnide skiemhtjegåetide</text:p>
      <text:p text:style-name="P9"/>
      <text:p text:style-name="P3"><text:soft-page-break/>ilr</text:p>
      <text:p text:style-name="P2">nb<text:tab/><text:span text:style-name="T5">spesiallærer &lt;GRAM m&gt;; &lt;STE&gt; lærer</text:span></text:p>
      <text:p text:style-name="P18">nbDEF lærer som er spesialutdannet til å undervise barn med funksjonshemminger eller atferdsvansker</text:p>
      <text:p text:style-name="P2">klass<text:tab/><text:span text:style-name="T8">skole</text:span></text:p>
      <text:p text:style-name="P2"><text:span text:style-name="T11">smi →<text:tab/></text:span><text:span text:style-name="T5">sjïerelohkehtæjja <text:s/>&lt;GRAM m&gt;; &lt;STE&gt; lohkehtæjja, learere</text:span></text:p>
      <text:p text:style-name="P2"/>
      <text:p text:style-name="P18">nbDEF lohkehtæjjam guhte joekoen ööhpehtimmiem åådtjeme guktie skæjlehke maanah jïh ovmurreds maanah øøhpehtidh</text:p>
      <text:p text:style-name="P9"/>
      <text:p text:style-name="P3">ils</text:p>
      <text:p text:style-name="P2">nb<text:tab/><text:span text:style-name="T5">spesialskole &lt;GRAM m&gt;; &lt;STE&gt; skole</text:span></text:p>
      <text:p text:style-name="P18">nbDEF skole der undervisningen er lagt til rette for barn som vanskelig kan gå på vanlig skole; jf. integrering</text:p>
      <text:p text:style-name="P2">klass<text:tab/><text:span text:style-name="T8">skole</text:span></text:p>
      <text:p text:style-name="P2"><text:span text:style-name="T11">smi →<text:tab/></text:span><text:span text:style-name="T5">sjïereskuvle &lt;GRAM m&gt;; &lt;STE&gt; skuvle</text:span></text:p>
      <text:p text:style-name="P18">nbDEF skuvlem gusnie maanah sjiere ööhpehtimmiem åadtjoeh jis gierve sijhme skuvlesne sjiehtedidh; vd. integreereme, sjiehtesjimmie <text:s/></text:p>
      <text:p text:style-name="P9"/>
      <text:p text:style-name="P3">ilt</text:p>
      <text:p text:style-name="P2">nb<text:tab/><text:span text:style-name="T5">spesialundervisning &lt;GRAM c&gt;; &lt;STE&gt; undervisning</text:span></text:p>
      <text:p text:style-name="P18">nbDEF undervisning som er tilpasset barn og ungdom med funksjonshemminger eller atferdsvansker</text:p>
      <text:p text:style-name="P18">nbMRKN Spesialundervisningen kan foregå på en spesialskole eller i en vanlige skole.</text:p>
      <text:p text:style-name="P2">klass<text:tab/><text:span text:style-name="T8">skole</text:span></text:p>
      <text:p text:style-name="P2"><text:span text:style-name="T11">smi →<text:tab/></text:span><text:span text:style-name="T5">sjïerelohkehtimmie &lt;GRAM c&gt;; &lt;STE&gt; </text:span></text:p>
      <text:p text:style-name="P18">nbDEF sjiere lohkehtimmie skæjlehke maanide jïh ovmurreds maanide </text:p>
      <text:p text:style-name="P18">nbMRKN Sjierelohkehtimmiem maahta siejhme skuvlesne åadtjodh.</text:p>
      <text:p text:style-name="P9"/>
      <text:p text:style-name="P3"><text:soft-page-break/>knd</text:p>
      <text:p text:style-name="P2">nb<text:tab/><text:span text:style-name="T5">språkblandingsdistrikt &lt;GRAM n&gt;; &lt;STE&gt; distrikt</text:span></text:p>
      <text:p text:style-name="P18">nbDEF geografisk område der det snakkes to eller flere språk</text:p>
      <text:p text:style-name="P2">klass<text:tab/><text:span text:style-name="T8">skole</text:span></text:p>
      <text:p text:style-name="P2"><text:span text:style-name="T11">smi →<text:tab/></text:span><text:span text:style-name="T5">gelliengïelendajve &lt;GRAM n&gt;; &lt;STE&gt; dajve</text:span></text:p>
      <text:p text:style-name="P18">nbDEF geografihke dajvem gusnie gøøkte jallh jïjnjebh gielh soptsestieh</text:p>
      <text:p text:style-name="P9"/>
      <text:p text:style-name="P3">imo</text:p>
      <text:p text:style-name="P2">nb<text:tab/><text:span text:style-name="T5">språklinje &lt;GRAM c&gt;; &lt;STE&gt; linje</text:span></text:p>
      <text:p text:style-name="P18">nbDEF linje ved videregående skole, allmennfaglig studieretning, der hovedtyngden av undervisningen ligger på språkfagene</text:p>
      <text:p text:style-name="P2">klass<text:tab/><text:span text:style-name="T8">skole</text:span></text:p>
      <text:p text:style-name="P2"><text:span text:style-name="T11">smi →<text:tab/></text:span><text:span text:style-name="T5">gïeleotnjege &lt;GRAM c&gt;; &lt;STE&gt; otnjege</text:span></text:p>
      <text:p text:style-name="P18">nbDEF otnjegem jåarhkeskuvlesne, ektiemaahtoefaagen lohkemeotnjege, gusnie gïelefaagen øøhpehtimmiem lyøvlehkommes</text:p>
      <text:p text:style-name="P9"/>
      <text:p text:style-name="P3">imp</text:p>
      <text:p text:style-name="P2">nb<text:tab/><text:span text:style-name="T5">språkopplæring &lt;GRAM c&gt;; &lt;STE&gt; opplæring</text:span></text:p>
      <text:p text:style-name="P18">nbDEF undervisning i språk</text:p>
      <text:p text:style-name="P2">klass<text:tab/><text:span text:style-name="T8">skole</text:span></text:p>
      <text:p text:style-name="P2"><text:span text:style-name="T11">smi →<text:tab/></text:span><text:span text:style-name="T5">gïele-ööhpehtimmie &lt;GRAM c&gt;; &lt;STE&gt; ööhpehtimmie</text:span></text:p>
      <text:p text:style-name="P18">nbDEF gielh ööhpehtidh</text:p>
      <text:p text:style-name="P9"/>
      <text:p text:style-name="P3"><text:soft-page-break/>imq</text:p>
      <text:p text:style-name="P2">nb<text:tab/><text:span text:style-name="T5">språkstasjon &lt;GRAM m&gt;</text:span></text:p>
      <text:p text:style-name="P18">nbDEF i skolen: gruppe elever, ofte fremmedspråklige fra samme språkgruppe, som får undervisning sammen</text:p>
      <text:p text:style-name="P18">nbMRKN På en språkstasjon er det ofte elever fra ulike klasser og ulike klassetrinn.</text:p>
      <text:p text:style-name="P2">klass<text:tab/><text:span text:style-name="T8">skole</text:span></text:p>
      <text:p text:style-name="P2"><text:span text:style-name="T11">smi →<text:tab/></text:span><text:span text:style-name="T5">gïelestasjovne &lt;GRAM m&gt;</text:span></text:p>
      <text:p text:style-name="P18">nbDEF skuvlesne: learohkedåehkiem, daamhtaj ammesgïeleldh, guhte ööhpehtimmiem aktine dåehkesne åådtje</text:p>
      <text:p text:style-name="P18">nbMRKN Gïelestasjovne daamhtaj learohkh joekehth klaassijste joekehth daltesistie.</text:p>
      <text:p text:style-name="P9"/>
      <text:p text:style-name="P3">imt</text:p>
      <text:p text:style-name="P2">nb<text:tab/><text:span text:style-name="T5">språktrening &lt;GRAM c&gt;</text:span></text:p>
      <text:p text:style-name="P18">nbDEF øvelse i praktisk språkbruk</text:p>
      <text:p text:style-name="P2">klass<text:tab/><text:span text:style-name="T8">skole</text:span></text:p>
      <text:p text:style-name="P2"><text:span text:style-name="T11">smi →<text:tab/></text:span><text:span text:style-name="T5">gïelelierehtalleme &lt;GRAM c&gt;</text:span></text:p>
      <text:p text:style-name="P13">nbDEF lierehtalledh gïelem soptsestidh</text:p>
      <text:p text:style-name="P3">imu</text:p>
      <text:p text:style-name="P2">nb<text:tab/><text:span text:style-name="T5">språkutvikling &lt;GRAM c&gt;</text:span></text:p>
      <text:p text:style-name="P18">nbDEF det å utvikle språkferdigheten; jf. språktrening</text:p>
      <text:p text:style-name="P18">nbMRKN Språkutviklingen hos fremmedspråklige barn stimuleres ofte ved hjelp av en morsmålstrener.</text:p>
      <text:p text:style-name="P2">klass<text:tab/><text:span text:style-name="T8">skole</text:span></text:p>
      <text:p text:style-name="P2"><text:span text:style-name="T11">smi →<text:tab/></text:span><text:span text:style-name="T5">gïele-evtiedimmie &lt;GRAM c&gt;</text:span></text:p>
      <text:p text:style-name="P18">nbDEF gïelemaahtoem nænnoestidh; vd. gïelelierehtalleme</text:p>
      <text:p text:style-name="P18">nbMRKN Ammesgïeleldh maanaj gïelemaahtoem siejhme ietniengïeleguedtijen viehken nænnoestidh.</text:p>
      <text:p text:style-name="P9"/>
      <text:p text:style-name="P3"><text:soft-page-break/>ind</text:p>
      <text:p text:style-name="P2">nb<text:tab/><text:span text:style-name="T5">standpunktkarakter &lt;GRAM m&gt;</text:span></text:p>
      <text:p text:style-name="P18">nbDEF karakter i et fag gitt på grunnlag av en totalvurdering av en elevs ferdigheter</text:p>
      <text:p text:style-name="P2">klass<text:tab/><text:span text:style-name="T8">skole</text:span></text:p>
      <text:p text:style-name="P2"><text:span text:style-name="T11">smi →<text:tab/></text:span><text:span text:style-name="T5">vierhtiedimmiekarakteere &lt;GRAM m&gt;</text:span></text:p>
      <text:p text:style-name="P18">nbDEF karakteeremïerhkem aktine faagesne mænngan learohken elliesmaahtoem giehtjedamme </text:p>
      <text:p text:style-name="P9"/>
      <text:p text:style-name="P3">inn</text:p>
      <text:p text:style-name="P2">nb<text:tab/><text:span text:style-name="T5">Statens lånekasse for utdanning; &lt;STE&gt; lånekassen</text:span></text:p>
      <text:p text:style-name="P18">nbDEF statlig institusjon som yter lån og stipend til videregående og høyere utdanning</text:p>
      <text:p text:style-name="P18">nbMRKN Lånene er rentefrie i utdanningstiden.</text:p>
      <text:p text:style-name="P2">klass<text:tab/><text:span text:style-name="T8">admin finans skole</text:span></text:p>
      <text:p text:style-name="P2"><text:span text:style-name="T11">smi →<text:tab/></text:span><text:span text:style-name="T5">Staaten löönemekaassa ööhpehtæmman; &lt;STE&gt; löönemekaassa</text:span></text:p>
      <text:p text:style-name="P18">nbDEF Staaten institusjovne gusnie laajkoem jïh dåårjemem jollebe øøhpehtæmman åådtje</text:p>
      <text:p text:style-name="P18">nbMRKN Ij naan lissiemaaksoe lajkojde øøhpehtimmietijjesne.</text:p>
      <text:p text:style-name="P9"/>
      <text:p text:style-name="P3">kne</text:p>
      <text:p text:style-name="P2">nb<text:tab/><text:span text:style-name="T5">stil &lt;GRAM m&gt;</text:span></text:p>
      <text:p text:style-name="P18">nbDEF skriftlig framstilling av et emne</text:p>
      <text:p text:style-name="P18">nbMRKN Stilskriving settes helst i forbindelse med oppgaver en elev får i skolen.</text:p>
      <text:p text:style-name="P2">klass<text:tab/><text:span text:style-name="T8">skole</text:span></text:p>
      <text:p text:style-name="P2"><text:span text:style-name="T11">smi →<text:tab/></text:span><text:span text:style-name="T5">tjaalege &lt;GRAM m&gt;;&lt;SY&gt; stijle</text:span></text:p>
      <text:p text:style-name="P18">nbDEF tjaaleldh barkoem aamhtesen bïjre</text:p>
      <text:p text:style-name="P18">nbMRKN Siejhme dagkerh tjaalegelaavenjassh skuvlesne veedtedh</text:p>
      <text:p text:style-name="P9"/>
      <text:p text:style-name="P3"><text:soft-page-break/>iqk</text:p>
      <text:p text:style-name="P2">nb<text:tab/><text:span text:style-name="T5">stipend &lt;GRAM n&gt;</text:span></text:p>
      <text:p text:style-name="P18">nbDEF pengestøtte som gis fra et privat fond eller det offentlige til f.eks. studenter, skoleelever eller kunstnere; jf. borteboerstipend</text:p>
      <text:p text:style-name="P2">klass<text:tab/><text:span text:style-name="T8">finans skole</text:span></text:p>
      <text:p text:style-name="P2"><text:span text:style-name="T11">smi →<text:tab/></text:span><text:span text:style-name="T5">stipeende &lt;GRAM n&gt;</text:span></text:p>
      <text:p text:style-name="P13">nbDEF beetneh-vierhtieh v.g. studenth, learohkh, daajhtijh åadtjoeh bæjjoes jallh sïiereburrie fåanteste; vd. årromestipeende</text:p>
      <text:p text:style-name="P3">iqx</text:p>
      <text:p text:style-name="P2">nb<text:tab/><text:span text:style-name="T5">storfag &lt;GRAM n&gt;</text:span></text:p>
      <text:p text:style-name="P18">nbDEF studieenhet etter mellomfag i flere humanistiske og samfunnsvitenskapelige fag ved universitet</text:p>
      <text:p text:style-name="P18">nbMRKN Storfaget består oftest av et mellomfag pluss et storfagstillegg, med samlet studietid på fire semestre. Storfaget kan inngå i cand.mag.-graden eller utvides til et hovedfag.</text:p>
      <text:p text:style-name="P2">klass<text:tab/><text:span text:style-name="T8">skole</text:span></text:p>
      <text:p text:style-name="P2"><text:span text:style-name="T11">smi →<text:tab/></text:span><text:span text:style-name="T5">stoerrefaage &lt;GRAM n&gt;</text:span></text:p>
      <text:p text:style-name="P18">nbDEF lohkemeboelhkem jïjnjebh humaneles jïh ektievuekiegoerehtimmie gaskefaagen mænngan, universiteetesne</text:p>
      <text:p text:style-name="P18">nbMRKN Stoerrefaage daamhtaj gaskefaagem jïh stoerrefaagelissiem ektesne, nieljie semeesteri doekoe. Stoerrefaage maahta cand.mag.-daltesisnie årrodh, jallh åejviefaagine vijriedidh.</text:p>
      <text:p text:style-name="P9"/>
      <text:p text:style-name="P3">iqy</text:p>
      <text:p text:style-name="P2">nb<text:tab/><text:span text:style-name="T5">storfagstillegg &lt;GRAM n&gt;</text:span></text:p>
      <text:p text:style-name="P18">nbDEF studieenhet på ett semester som tas for å utvide et mellomfag til et storfag</text:p>
      <text:p text:style-name="P2">klass<text:tab/><text:span text:style-name="T8">skole</text:span></text:p>
      <text:p text:style-name="P2"><text:span text:style-name="T11">smi →<text:tab/></text:span><text:span text:style-name="T5">stoerrefaagelissie &lt;GRAM n&gt;</text:span></text:p>
      <text:p text:style-name="P18">nbDEF akten semeesteren lohkemeboelhkem gaskefaagen mænngan</text:p>
      <text:p text:style-name="P9"/>
      <text:p text:style-name="P3"><text:soft-page-break/>itb</text:p>
      <text:p text:style-name="P2">nb<text:tab/><text:span text:style-name="T5">student &lt;GRAM m&gt;</text:span></text:p>
      <text:p text:style-name="P18">nbDEF person som studerer ved universitet eller høgskole</text:p>
      <text:p text:style-name="P2">klass<text:tab/><text:span text:style-name="T8">skole</text:span></text:p>
      <text:p text:style-name="P2"><text:span text:style-name="T11">smi →<text:tab/></text:span><text:span text:style-name="T5">studeente &lt;GRAM m&gt;</text:span></text:p>
      <text:p text:style-name="P18">nbDEF almetje guhte universiteetesne jallh jolleskuvlesne lohkeminie</text:p>
      <text:p text:style-name="P9"/>
      <text:p text:style-name="P3">knf</text:p>
      <text:p text:style-name="P2">nb<text:tab/><text:span text:style-name="T5">studiedag &lt;GRAM m&gt;</text:span></text:p>
      <text:p text:style-name="P18">nbDEF dag en elev i videregående skole kan velge å ta fri fra vanlig undervisning for å studere på egen hånd</text:p>
      <text:p text:style-name="P18">nbMRKN Elevene har et visst antall studiedager i året.</text:p>
      <text:p text:style-name="P2">klass<text:tab/><text:span text:style-name="T8">skole</text:span></text:p>
      <text:p text:style-name="P2"><text:span text:style-name="T11">smi →<text:tab/></text:span><text:span text:style-name="T5">lohkemebiejjie &lt;GRAM m&gt;</text:span></text:p>
      <text:p text:style-name="P18">nbDEF jåarhkeskuvlesne learohkh maehtieh ööhpehtimmeste loevesbiejjiem vaeltedh oktegh lohkedh</text:p>
      <text:p text:style-name="P19">nbMRKN Vihtiestamme man gellieh lohkemebiejjh jaepien</text:p>
      <text:p text:style-name="P12"/>
      <text:p text:style-name="P3">ith</text:p>
      <text:p text:style-name="P2">nb<text:tab/><text:span text:style-name="T5">studiekort &lt;GRAM n&gt;</text:span></text:p>
      <text:p text:style-name="P18">nbDEF identitetskort som viser at en er immatrikulert</text:p>
      <text:p text:style-name="P18">nbMRKN Studiekortet viser også om en har betalt semesteravgift, og det gir rett til 50 % studierabatt på tog- og flyreiser i Norge.</text:p>
      <text:p text:style-name="P2">klass<text:tab/><text:span text:style-name="T8">skole</text:span></text:p>
      <text:p text:style-name="P2"><text:span text:style-name="T11">smi →<text:tab/></text:span><text:span text:style-name="T5">lohkemekåarhte&lt;GRAM n&gt;</text:span></text:p>
      <text:p text:style-name="P18">nbDEF studenten sjïere kåarhte mij vihnesje lohkemeluhpiem åådtjeme</text:p>
      <text:p text:style-name="P18">nbMRKN lohkemekåarhte aaj vihnesje bieliejaepielohkemem maakseme, jïh dagkarine reaktam åådtje barre bieliemaaksoem girtine ruvhtieraajrojne maeksedh.</text:p>
      <text:p text:style-name="P9"/>
      <text:p text:style-name="P3"><text:soft-page-break/>iti</text:p>
      <text:p text:style-name="P2">nb<text:tab/><text:span text:style-name="T5">studielån &lt;GRAM n&gt;; &lt;STE&gt; lån</text:span></text:p>
      <text:p text:style-name="P18">nbDEF lån som studenter tar opp for å dekke livsopphold mens de gjennomfører et studium</text:p>
      <text:p text:style-name="P18">nbMRKN Statens lånekasse for utdanning gir studielån og eventuelt stønad til utdanningsformål.</text:p>
      <text:p text:style-name="P2">klass<text:tab/><text:span text:style-name="T8">finans skole</text:span></text:p>
      <text:p text:style-name="P2"><text:span text:style-name="T11">smi →<text:tab/></text:span><text:span text:style-name="T5">lohkemelaajkoe &lt;GRAM n&gt;; &lt;STE&gt; laajkoe</text:span></text:p>
      <text:p text:style-name="P18">nbDEF lajkoem studente åådtje guktie maehtieh årrodh jieledh lohkemeboelhken tjirrh</text:p>
      <text:p text:style-name="P18">nbMRKN Staaten lajkoekaassa ööhpehtæmman lohkemelajkoeh jïh dovne dåårjemh vadta.</text:p>
      <text:p text:style-name="P9"/>
      <text:p text:style-name="P3">itk</text:p>
      <text:p text:style-name="P2">nb<text:tab/><text:span text:style-name="T5">studieretning &lt;GRAM m&gt;</text:span></text:p>
      <text:p text:style-name="P18">nbDEF studiealternativ i videregående skole der en spesialiserer seg innenfor ulike emneområder</text:p>
      <text:p text:style-name="P18">nbMRKN I videregående skole er det ni studieretninger. I alle studieretninger er det flere linjer.</text:p>
      <text:p text:style-name="P2">klass<text:tab/><text:span text:style-name="T8">skole</text:span></text:p>
      <text:p text:style-name="P2"><text:span text:style-name="T11">smi →<text:tab/></text:span><text:span text:style-name="T5">lohkeme-otnjege &lt;GRAM m&gt;</text:span></text:p>
      <text:p text:style-name="P18">nbDEF jåarhkeskuvlesne maahta joekehth sjiere lohkeme-otnjegh veeljedh</text:p>
      <text:p text:style-name="P18">nbMRKN Jåarhkeskuvlesne jis uktsie lohkeme-otnjegh, jïh fierhten lohkeme-otnjegen jïjnjebh otnjegh</text:p>
      <text:p text:style-name="P9"/>
      <text:p text:style-name="P3"><text:soft-page-break/>itl</text:p>
      <text:p text:style-name="P2">nb<text:tab/><text:span text:style-name="T5">studieretning for allmenne fag &lt;GRAM m&gt;; &lt;SY&gt; allmennfaglig studieretning &lt;GRAM m&gt;</text:span></text:p>
      <text:p text:style-name="P18">nbDEF studieretning i videregående skole med vekt på fag som norsk, fremmedspråk, samfunnsfag, matematikk og naturfag</text:p>
      <text:p text:style-name="P18">nbMRKN Bestått eksamen etter tre års skolegang gir generell studiekompetanse.</text:p>
      <text:p text:style-name="P2">klass<text:tab/><text:span text:style-name="T8">skole</text:span></text:p>
      <text:p text:style-name="P2"><text:span text:style-name="T11">smi →<text:tab/></text:span><text:span text:style-name="T5">åålmegh-faagen otnjege &lt;GRAM m&gt; </text:span></text:p>
      <text:p text:style-name="P18">nbDEF lohkemeotnjegem jåarhkeskuvlesne gusnie daaroengïele, ammesgïele, ektievuekiefaage, maadtematigke jïh eatnemefaage vihkeles</text:p>
      <text:p text:style-name="P18">nbMRKN Gulmien jaepien lohkemen mænngan siejhme lohkememaahtoem åådtje jis eksaamenem illeme.</text:p>
      <text:p text:style-name="P9"/>
      <text:p text:style-name="P3">itm</text:p>
      <text:p text:style-name="P2">nb<text:tab/><text:span text:style-name="T5">studieretning for fiskerifag &lt;GRAM m&gt;; &lt;STE&gt; fiskerifag</text:span></text:p>
      <text:p text:style-name="P18">nbDEF yrkesfaglig studieretning i videregående skole, med kurs i blant annet fiske og fangst, fiskeoppdrett og fiskeindustri</text:p>
      <text:p text:style-name="P2">klass<text:tab/><text:span text:style-name="T8">skole</text:span></text:p>
      <text:p text:style-name="P2"><text:span text:style-name="T11">smi →<text:tab/></text:span><text:span text:style-name="T5">göölemefaagen otnjege &lt;GRAM m&gt;; &lt;STE&gt; göölemefaage</text:span></text:p>
      <text:p text:style-name="P13">nbDEF barkoefaage lohkemeotnjegem jåarhkeskuvlesne, gusnie ovmessie kuvsjh goh: gøøleme jïh bivteme, guelieburrie jïh göölemeindustrije</text:p>
      <text:p text:style-name="P3">itn</text:p>
      <text:p text:style-name="P2">nb<text:tab/><text:span text:style-name="T5">studieretning for handels- og kontorfag &lt;GRAM m&gt;</text:span></text:p>
      <text:p text:style-name="P18">nbDEF studieretning i videregående skole med vekt på blant annet handels- og kontorfag, språkfag, stenografi, saksbehandling og forvaltningslære</text:p>
      <text:p text:style-name="P18">nbMRKN Bestått eksamen etter tre års skolegang gir generell studiekompetanse.</text:p>
      <text:p text:style-name="P2">klass<text:tab/><text:span text:style-name="T8">skole</text:span></text:p>
      <text:p text:style-name="P2"><text:span text:style-name="T11">smi →<text:tab/></text:span><text:span text:style-name="T5">åesies- jïh kontovrefaagen otnjege &lt;GRAM m&gt;</text:span></text:p>
      <text:p text:style-name="P18">nbDEF studieretning i videregående skole med vekt på blant annet handels- og kontorfag, språkfag, stenografi, saksbehandling og forvaltningslære</text:p>
      <text:p text:style-name="P18">nbMRKN Bestått eksamen etter tre års skolegang gir generell studiekompetanse.</text:p>
      <text:p text:style-name="P9"/>
      <text:p text:style-name="P3"><text:soft-page-break/>ito</text:p>
      <text:p text:style-name="P2">nb<text:tab/><text:span text:style-name="T5">studieretning for husflids- og estetiske fag &lt;GRAM m&gt;</text:span></text:p>
      <text:p text:style-name="P18">nbDEF yrkesfaglig studieretning i videregående skole med linjer innenfor fagene husflid, musikk, drama, ballett, kunst og kunsthåndverk</text:p>
      <text:p text:style-name="P2">klass<text:tab/><text:span text:style-name="T8">skole</text:span></text:p>
      <text:p text:style-name="P2"><text:span text:style-name="T11">smi →<text:tab/></text:span><text:span text:style-name="T5">vætnoe- jïh esteetihkefaagen otnjege &lt;GRAM m&gt;</text:span></text:p>
      <text:p text:style-name="P18">nbDEF yrkesfaglig studieretning i videregående skole med linjer innenfor fagene husflid, musikk, drama, ballett, kunst og kunsthåndverk</text:p>
      <text:p text:style-name="P9"/>
      <text:p text:style-name="P3">itp</text:p>
      <text:p text:style-name="P2">nb<text:tab/><text:span text:style-name="T5">studieretning for husholdningsfag &lt;GRAM m&gt;; &lt;STE&gt; husholdningsfag</text:span></text:p>
      <text:p text:style-name="P18">nbDEF yrkesfaglig studieretning i videregående skole med fagene husstell, kokkefag, servitørfag, institusjonshushold, miljø- og vedlikeholdsfag, omsorgsfag og spesialkostfag</text:p>
      <text:p text:style-name="P2">klass<text:tab/><text:span text:style-name="T8">skole</text:span></text:p>
      <text:p text:style-name="P2"><text:span text:style-name="T11">smi →<text:tab/></text:span><text:span text:style-name="T1">gåetien</text:span><text:span text:style-name="T11"> </text:span><text:span text:style-name="T1">tjåadtjoehtimmie</text:span><text:span text:style-name="T5">faagen otnjege &lt;GRAM m&gt;; &lt;STE&gt; gåetien tjåadtjoehtimmiefaage</text:span></text:p>
      <text:p text:style-name="P18">nbDEF yrkesfaglig studieretning i videregående skole med fagene husstell, kokkefag, servitørfag, institusjonshushold, miljø- og vedlikeholdsfag, omsorgsfag og spesialkostfag</text:p>
      <text:p text:style-name="P9"/>
      <text:p text:style-name="P3"><text:soft-page-break/>itq</text:p>
      <text:p text:style-name="P2">nb<text:tab/><text:span text:style-name="T5">studieretning for håndverks- og industrifag &lt;GRAM m&gt;</text:span></text:p>
      <text:p text:style-name="P18">nbDEF yrkesfaglig studieretning i videregående skole, med flere linjer for opplæring i yrker innenfor håndverk, industri, teknisk service og transport; jf. lærling, fagbrev, svennebrev</text:p>
      <text:p text:style-name="P18">nbMRKN Opplæringen fortsetter ofte med læretid på en arbeidsplass.</text:p>
      <text:p text:style-name="P2">klass<text:tab/><text:span text:style-name="T8">skole</text:span></text:p>
      <text:p text:style-name="P2"><text:span text:style-name="T11">smi →<text:tab/></text:span><text:span text:style-name="T5">vytnjesjimmie- jïh industrifaagen otnjege &lt;GRAM m&gt;</text:span></text:p>
      <text:p text:style-name="P18">nbDEF yrkesfaglig studieretning i videregående skole, med flere linjer for opplæring i yrker innenfor håndverk, industri, teknisk service og transport; jf. lærling, fagbrev, svennebrev</text:p>
      <text:p text:style-name="P18">nbMRKN Opplæringen fortsetter ofte med læretid på en arbeidsplass.</text:p>
      <text:p text:style-name="P9"/>
      <text:p text:style-name="P3">itr</text:p>
      <text:p text:style-name="P2">nb<text:tab/><text:span text:style-name="T5">studieretning for idrettsfag &lt;GRAM m&gt;; &lt;STE&gt; idrettsfag</text:span></text:p>
      <text:p text:style-name="P18">nbDEF studieretning i videregående skole der en starter med toårig grunnkurs for idrettsfag og fortsetter med videregående kurs, enten ettårig påbyggingskurs eller vanlig videregående kurs i to år</text:p>
      <text:p text:style-name="P18">nbMRKN Videregående kurs ved allmennfaglig studieretning gir generell studiekompetanse og kvalifiserer i tillegg til videre utdanning ved Norges idrettshøgskole.</text:p>
      <text:p text:style-name="P2">klass<text:tab/><text:span text:style-name="T8">skole</text:span></text:p>
      <text:p text:style-name="P2"><text:span text:style-name="T11">smi →<text:tab/></text:span><text:span text:style-name="T5">gaarsjefaagen otnjege &lt;GRAM m&gt;; &lt;STE&gt; gaarsjefaage</text:span></text:p>
      <text:p text:style-name="P18">nbDEF studieretning i videregående skole der en starter med toårig grunnkurs for idrettsfag og fortsetter med videregående kurs, enten ettårig påbyggingskurs eller vanlig videregående kurs i to år</text:p>
      <text:p text:style-name="P18">nbMRKN Videregående kurs ved allmennfaglig studieretning gir generell studiekompetanse og kvalifiserer i tillegg til videre utdanning ved Norges idrettshøgskole.</text:p>
      <text:p text:style-name="P9"/>
      <text:p text:style-name="P3"><text:soft-page-break/>its</text:p>
      <text:p text:style-name="P2">nb<text:tab/><text:span text:style-name="T5">studieretning for sjøfartsfag &lt;GRAM m&gt;</text:span></text:p>
      <text:p text:style-name="P18">nbDEF yrkesfaglig studieretning i videregående skole, med blant annet kurs i sikkerhet, sjøfart, mekanikerfag og maskinistfag</text:p>
      <text:p text:style-name="P2">klass<text:tab/><text:span text:style-name="T8">skole</text:span></text:p>
      <text:p text:style-name="P2"><text:span text:style-name="T11">smi →<text:tab/></text:span><text:span text:style-name="T5">mearoevalkese otnjege &lt;GRAM m&gt;</text:span></text:p>
      <text:p text:style-name="P13">nbDEF yrkesfaglig studieretning i videregående skole, med blant annet kurs i sikkerhet, sjøfart, mekanikerfag og maskinistfag</text:p>
      <text:p text:style-name="P3">itt</text:p>
      <text:p text:style-name="P2">nb<text:tab/><text:span text:style-name="T5">studieretning for sosial- og helsefag &lt;GRAM m&gt;; &lt;STE&gt; sosial- og helsefag</text:span></text:p>
      <text:p text:style-name="P18">nbDEF studieretning i videregående skole med utdanning i helse- og sosialomsorg</text:p>
      <text:p text:style-name="P2">klass<text:tab/><text:span text:style-name="T8">skole</text:span></text:p>
      <text:p text:style-name="P2"><text:span text:style-name="T11">smi →<text:tab/></text:span><text:span text:style-name="T5">starne - jïh sosiale faagen otnjege &lt;GRAM m&gt;; &lt;STE&gt; sosiale- jïh starnefaage</text:span></text:p>
      <text:p text:style-name="P18">nbDEF lohkemeotnjegem jåarhkeskuvlesne gusnie starne- jïh sovsijaalevaarjelimmie øøhpehtimmiem åådtje</text:p>
      <text:p text:style-name="P18"/>
      <text:p text:style-name="P20"/>
      <text:p text:style-name="P3">itv</text:p>
      <text:p text:style-name="P2">nb<text:tab/><text:span text:style-name="T5">studieretningsfag &lt;GRAM n&gt;</text:span></text:p>
      <text:p text:style-name="P18">nbDEF fag som hører til en bestemt studieretning</text:p>
      <text:p text:style-name="P2">klass<text:tab/><text:span text:style-name="T8">skole</text:span></text:p>
      <text:p text:style-name="P2"><text:span text:style-name="T11">smi →<text:tab/></text:span><text:span text:style-name="T5">lohkeme-otnjegen faage &lt;GRAM n&gt;</text:span></text:p>
      <text:p text:style-name="P13">nbDEF faagem sjiere lohkemesuerkesne</text:p>
      <text:p text:style-name="P9"/>
      <text:p text:style-name="P3"/>
      <text:p text:style-name="P3">itw</text:p>
      <text:p text:style-name="P2">nb<text:tab/><text:span text:style-name="T5">studietid &lt;GRAM c&gt;</text:span></text:p>
      <text:p text:style-name="P18">nbDEF tidslengde på gjennomført studium ved universitet eller høgskole</text:p>
      <text:p text:style-name="P2">klass<text:tab/><text:span text:style-name="T8">skole</text:span></text:p>
      <text:p text:style-name="P2"><text:span text:style-name="T11">smi → </text:span><text:span text:style-name="T5">lohkeme-aejkie, lohkemetijje, lohkemegåhkoe &lt;GRAM c&gt;</text:span></text:p>
      <text:p text:style-name="P13">nbDEF man guhkiem universiteetesne jallh jolleskuvlesne lohkeme</text:p>
      <text:p text:style-name="P3"><text:soft-page-break/>itx</text:p>
      <text:p text:style-name="P2">nb<text:tab/><text:span text:style-name="T5">studieveileder &lt;GRAM m&gt;</text:span></text:p>
      <text:p text:style-name="P18">nbDEF person som veileder de som studerer eller vil studere, i valg av studium, fagkombinasjoner o.l.</text:p>
      <text:p text:style-name="P2">klass<text:tab/><text:span text:style-name="T8">skole</text:span></text:p>
      <text:p text:style-name="P2"><text:span text:style-name="T11">smi →<text:tab/></text:span><text:span text:style-name="T5">lohkemebïhkedæjja &lt;GRAM m&gt;</text:span></text:p>
      <text:p text:style-name="P18">nbDEF almetje guhte almetjh viehkehte bievnesh gaavnedh gosse lohkemeotnjegem, faagh veeljedh</text:p>
      <text:p text:style-name="P9"/>
      <text:p text:style-name="P3">ity</text:p>
      <text:p text:style-name="P2">nb<text:tab/><text:span text:style-name="T5">studieår &lt;GRAM n&gt;; &lt;STE&gt; år</text:span></text:p>
      <text:p text:style-name="P18">nbDEF studietid i løpet av ett år; jf. semester</text:p>
      <text:p text:style-name="P18">nbMRKN Et studieår varer fra om lag 20 august til om lag 15 juni.</text:p>
      <text:p text:style-name="P2">klass<text:tab/><text:span text:style-name="T8">skole</text:span></text:p>
      <text:p text:style-name="P2"><text:span text:style-name="T11">smi →<text:tab/></text:span><text:span text:style-name="T5">lohkemejaepie &lt;GRAM n&gt;; &lt;STE&gt; år</text:span></text:p>
      <text:p text:style-name="P18">nbDEF lohkemeaejkiem akten jaepien tjirrh; vd. semeestere</text:p>
      <text:p text:style-name="P18">nbMRKN akte lohkemejaepie medtie mietsken 20 -este ruffien 15 -ese.</text:p>
      <text:p text:style-name="P9"/>
      <text:p text:style-name="P3">kpm</text:p>
      <text:p text:style-name="P2">nb<text:tab/><text:span text:style-name="T5">støttefag &lt;GRAM n&gt;</text:span></text:p>
      <text:p text:style-name="P18">nbDEF fag en tar på universitetet i forbindelse med magistergrad</text:p>
      <text:p text:style-name="P18">nbMRKN Det kreves to støttefag i tillegg til det faget en tar magistergrad i.</text:p>
      <text:p text:style-name="P2">klass<text:tab/><text:span text:style-name="T8">skole</text:span></text:p>
      <text:p text:style-name="P2"><text:span text:style-name="T11">smi →<text:tab/></text:span><text:span text:style-name="T5">viehkiefaage &lt;GRAM n&gt;</text:span></text:p>
      <text:p text:style-name="P18">nbDEF jis magisteregraadem vaeltedh universiteetesne dellie lissiefaagem aaj daarpesje</text:p>
      <text:p text:style-name="P18">nbMRKN Tjoevere gøøkte viehkiefaagh vaeltedh magisterefaagen lissine eannan graadem illedh</text:p>
      <text:p text:style-name="P9"/>
      <text:p text:style-name="P3"><text:soft-page-break/>ivq</text:p>
      <text:p text:style-name="P2">nb<text:tab/><text:span text:style-name="T5">støtteundervisning &lt;GRAM c&gt;; &lt;SY&gt; ekstraundervisning &lt;GRAM c&gt;; &lt;STE&gt; undervisning</text:span></text:p>
      <text:p text:style-name="P18">nbDEF undervisning som svake elever får i tillegg til vanlig undervisning</text:p>
      <text:p text:style-name="P18">nbMRKN Støtteundervisning i norsk kan være aktuelt for fremmedspråklige elever.</text:p>
      <text:p text:style-name="P2">klass<text:tab/><text:span text:style-name="T8">skole</text:span></text:p>
      <text:p text:style-name="P2"><text:span text:style-name="T11">smi →<text:tab/></text:span><text:span text:style-name="T5">viehkielohkehtimmie &lt;GRAM c&gt;; &lt;SY&gt; lissieööhpehtimmie &lt;GRAM c&gt;; &lt;STE&gt; lohkehtimmie</text:span></text:p>
      <text:p text:style-name="P18">nbDEF jis learohke åtna gierve lïeredh dellie viehkielohkehtimmie åådtje</text:p>
      <text:p text:style-name="P18">nbMRKN Måedtien aejkien ammesgïeleldh learohkh viehkielohkehtimmiem daaroengïelesne åadtjoeh </text:p>
      <text:p text:style-name="P9"/>
      <text:p text:style-name="P3">ixk</text:p>
      <text:p text:style-name="P2">nb<text:tab/><text:span text:style-name="T5">svennebrev &lt;GRAM n&gt;</text:span></text:p>
      <text:p text:style-name="P18">nbDEF dokument som viser at en har bestått svenneprøven i et håndverksfag; jf. mesterbrev</text:p>
      <text:p text:style-name="P18">nbMRKN Svennebrevet gir grunnlag for å søke opptak ved teknisk fagskole.</text:p>
      <text:p text:style-name="P2">klass<text:tab/><text:span text:style-name="T8">arbeid skole</text:span></text:p>
      <text:p text:style-name="P2"><text:span text:style-name="T11">smi →<text:tab/></text:span><text:span text:style-name="T5">faageprievie &lt;GRAM n&gt;</text:span></text:p>
      <text:p text:style-name="P18">nbDEF tjaalege mij vihnesje vætnoefaagen faagepryövem illeme; vd. miestereprievie</text:p>
      <text:p text:style-name="P13">nbMRKN Faageprievine maahta teeknihke faageskuvlese ohtsedh</text:p>
      <text:p text:style-name="P3"><text:soft-page-break/>ixl</text:p>
      <text:p text:style-name="P2">nb<text:tab/><text:span text:style-name="T5">svenneprøve &lt;GRAM c&gt;</text:span></text:p>
      <text:p text:style-name="P18">nbDEF praktisk og teoretisk prøve etter avsluttet opplæring eller godkjent praksis i håndverksfag, f.eks. snekkerfag, malerfag, rørleggerfag; jf. mesterprøve</text:p>
      <text:p text:style-name="P18">nbMRKN Den teoretiske del av svenneprøven tas som eksamen på videregående skole.</text:p>
      <text:p text:style-name="P2">klass<text:tab/><text:span text:style-name="T8">skole</text:span></text:p>
      <text:p text:style-name="P2"><text:span text:style-name="T11">smi →<text:tab/></text:span><text:span text:style-name="T5">faagepryöve &lt;GRAM c&gt;</text:span></text:p>
      <text:p text:style-name="P18">nbDEF praaktihke jïh tjaaleldh pryövem mænngan lierehtimmiem illeme jallh latjkeme barkoedååjrehtsh åtna vætnoefaaging, v.g. kluhterdimmiefaage j.j.; v.d. miestereprøøve</text:p>
      <text:p text:style-name="P18">nbMRKN faagepryöven tjaaleldh biehkiem jåarhkeskuvlesne vaalta.</text:p>
      <text:p text:style-name="P9"/>
      <text:p text:style-name="P3">jal</text:p>
      <text:p text:style-name="P2">nb<text:tab/><text:span text:style-name="T5">søknadsfrist &lt;GRAM m&gt;</text:span></text:p>
      <text:p text:style-name="P18">nbDEF tidsfrist som en søknad må være levert innenfor, f.eks. til en stilling, opptak til en skole e.l.</text:p>
      <text:p text:style-name="P2">klass<text:tab/><text:span text:style-name="T8">arbeid skole sosial</text:span></text:p>
      <text:p text:style-name="P2"><text:span text:style-name="T11">smi →<text:tab/></text:span><text:span text:style-name="T3">ohtsemeraejie,</text:span><text:span text:style-name="T6"> </text:span><text:span text:style-name="T3">minngemes ohtsemebiejjjie </text:span><text:span text:style-name="T5">&lt;GRAM m&gt;</text:span></text:p>
      <text:p text:style-name="P18">nbDEF tjoevere ohtsemem buektedh/sedtedh minngemes biejjien raajen åvtelen, v.g. barkoevedtijasse, skuvlese j.s.</text:p>
      <text:p text:style-name="P9"/>
      <text:p text:style-name="P3">jam</text:p>
      <text:p text:style-name="P2">nb<text:tab/><text:span text:style-name="T5">søknadsskjema &lt;GRAM n&gt;; &lt;STE&gt; skjema</text:span></text:p>
      <text:p text:style-name="P18">nbDEF skjema som skal fylles ut i forbindelse med en søknad</text:p>
      <text:p text:style-name="P2">klass<text:tab/><text:span text:style-name="T8">arbeid skole sosial</text:span></text:p>
      <text:p text:style-name="P2"><text:span text:style-name="T11">smi →<text:tab/></text:span><text:span text:style-name="T5">ohtsemegoere &lt;GRAM n&gt;; &lt;STE&gt; goere</text:span></text:p>
      <text:p text:style-name="P18">nbDEF goerem mij tjoevere dievhtedh gosse edtja misse joem syøkedh</text:p>
      <text:p text:style-name="P9"/>
      <text:p text:style-name="P3"><text:soft-page-break/>jas</text:p>
      <text:p text:style-name="P2">nb<text:tab/><text:span text:style-name="T5">søskengruppe &lt;GRAM c&gt;</text:span></text:p>
      <text:p text:style-name="P18">nbDEF gruppe med barn i en barnehage der flere alderstrinn er blandet slik at barna skal få et slags søskenforhold til hverandre</text:p>
      <text:p text:style-name="P2">klass<text:tab/><text:span text:style-name="T8">skole</text:span></text:p>
      <text:p text:style-name="P2"><text:span text:style-name="T11">smi →<text:tab/></text:span><text:span text:style-name="T5">laavetjetjïerte &lt;GRAM c&gt;</text:span></text:p>
      <text:p text:style-name="P13">nbDEF dåehkiem maanagiertesne gogka jïjnjebh jaepiedaltesh mastehtamme juktie laavetjelaaketje tsiehkiem maanaj gaskemsh evtiedidh</text:p>
      <text:p text:style-name="P3">jdo</text:p>
      <text:p text:style-name="P2">nb<text:tab/><text:span text:style-name="T5">tentamen &lt;GRAM m&gt;</text:span></text:p>
      <text:p text:style-name="P18">nbDEF skriftlig prøve i ungdomsskolen ved terminslutt; jf. eksamen, standpunktkarakter</text:p>
      <text:p text:style-name="P2">klass<text:tab/><text:span text:style-name="T8">skole</text:span></text:p>
      <text:p text:style-name="P2"><text:span text:style-name="T11">smi →<text:tab/></text:span><text:span text:style-name="T5">tentaamene &lt;GRAM m&gt;</text:span></text:p>
      <text:p text:style-name="P13">nbDEF tjaaleldh prøøvem noereskuvlesne bieliejaepiem minngiegietjien; vd. eksaamene, karakteeremïerhke</text:p>
      <text:p text:style-name="P3">jdr</text:p>
      <text:p text:style-name="P2">nb<text:tab/><text:span text:style-name="T5">teoretisk utdanning &lt;GRAM c&gt;</text:span></text:p>
      <text:p text:style-name="P18">nbDEF utdanning som hovedsakelig er basert på boklig kunnskap; jf. praktisk utdanning</text:p>
      <text:p text:style-name="P2">klass<text:tab/><text:span text:style-name="T8">skole</text:span></text:p>
      <text:p text:style-name="P2"><text:span text:style-name="T11">smi →<text:tab/></text:span><text:span text:style-name="T5">teortihke/teoretigke ööhpehtimmie &lt;GRAM c&gt;</text:span></text:p>
      <text:p text:style-name="P18">nbDEF gosse ööhpehtimmien tjaaleldh maahtoe lyövlehkommes; vd. praaktihke ööhpehtimmie</text:p>
      <text:p text:style-name="P9"/>
      <text:p text:style-name="P3">kug</text:p>
      <text:p text:style-name="P2">nb<text:tab/><text:span text:style-name="T5">termin &lt;GRAM m&gt;</text:span></text:p>
      <text:p text:style-name="P18">nbDEF periode som skoleåret er delt i og som avsluttes med karakteroppgjør; jf. semester</text:p>
      <text:p text:style-name="P2">klass<text:tab/><text:span text:style-name="T8">skole</text:span></text:p>
      <text:p text:style-name="P2"><text:span text:style-name="T11">smi →<text:tab/></text:span><text:span text:style-name="T5">semeestere, termijne &lt;GRAM m&gt;</text:span></text:p>
      <text:p text:style-name="P18">nbDEF skuvlejaepien joekehth boelhkh, jïh fierhten boelhken minngiegietjien karakteeremïerhkh åådtje; vd. semeestere</text:p>
      <text:p text:style-name="P9"/>
      <text:p text:style-name="P3"><text:soft-page-break/>jes</text:p>
      <text:p text:style-name="P2">nb<text:tab/><text:span text:style-name="T5">tiende skoleår &lt;GRAM n&gt;</text:span></text:p>
      <text:p text:style-name="P18">nbDEF </text:p>
      <text:p text:style-name="P2">klass<text:tab/><text:span text:style-name="T8">skole</text:span></text:p>
      <text:p text:style-name="P2"><text:span text:style-name="T11">smi →<text:tab/></text:span><text:span text:style-name="T3">låhkede skuvlejaepie </text:span><text:span text:style-name="T5">&lt;GRAM n&gt;</text:span></text:p>
      <text:p text:style-name="P13">nbDEF FEIL DEFINISJON</text:p>
      <text:p text:style-name="P3">kng</text:p>
      <text:p text:style-name="P2">nb<text:tab/><text:span text:style-name="T5">timelærer &lt;GRAM m&gt;; &lt;STE&gt; lærer</text:span></text:p>
      <text:p text:style-name="P18">nbDEF lærer som underviser enkelte timer på en skole, men som ikke er fast ansatt eller har full post</text:p>
      <text:p text:style-name="P2">klass<text:tab/><text:span text:style-name="T8">skole</text:span></text:p>
      <text:p text:style-name="P2"><text:span text:style-name="T11">smi →<text:tab/></text:span><text:span text:style-name="T3">tæjmoelohkehtæjja </text:span><text:span text:style-name="T5">&lt;GRAM m&gt;; &lt;STE&gt; lohkehtæjja, learere</text:span></text:p>
      <text:p text:style-name="P18">nbDEF lohkehtæjja guhte muvhth tæjmojne øøhpehte, mohte ij vihties barkijine jallh elliesbarkoem åtna</text:p>
      <text:p text:style-name="P15"/>
      <text:p text:style-name="P3">knh</text:p>
      <text:p text:style-name="P2">nb<text:tab/><text:span text:style-name="T5">timeplan &lt;GRAM m&gt;; &lt;STE&gt; plan</text:span></text:p>
      <text:p text:style-name="P18">nbDEF ukeoversikt over hvilke fag det undervises i, og til hvilke tidspunkt</text:p>
      <text:p text:style-name="P2">klass<text:tab/><text:span text:style-name="T8">skole</text:span></text:p>
      <text:p text:style-name="P2"><text:span text:style-name="T11">smi →<text:tab/></text:span><text:span text:style-name="T3">tæjmoeplaane </text:span><text:span text:style-name="T5">&lt;GRAM m&gt;; &lt;STE&gt; plaane</text:span></text:p>
      <text:p text:style-name="P18">nbDEF paehperem gusnie vuajna mennie faagesne øøhpehtimmiem, jïh mennie mieresne jis</text:p>
      <text:p text:style-name="P9"/>
      <text:p text:style-name="P3"><text:soft-page-break/>jhu</text:p>
      <text:p text:style-name="P2">nb<text:tab/><text:span text:style-name="T5">tokulturell klasse &lt;GRAM m&gt;</text:span></text:p>
      <text:p text:style-name="P18">nbDEF skoleklasse der to ulike kulturer er representert</text:p>
      <text:p text:style-name="P18">nbMRKN tokulturelle klasser består ofte av en norsk elevgruppe og en fremmedspråklig elevgruppe</text:p>
      <text:p text:style-name="P2">klass<text:tab/><text:span text:style-name="T8">skole</text:span></text:p>
      <text:p text:style-name="P2"><text:span text:style-name="T11">smi →<text:tab/></text:span><text:span text:style-name="T5">guektienkultuvren klaasse &lt;GRAM m&gt;</text:span></text:p>
      <text:p text:style-name="P18">nbDEF skuvleklaassem gusnie maanah göökte joekehth kultuvrijste</text:p>
      <text:p text:style-name="P18">nbMRKN siejhme akten daaroengïeleldh jïh akten ammesgïeleldh learohkedåehkiem</text:p>
      <text:p text:style-name="P9"/>
      <text:p text:style-name="P3">jig</text:p>
      <text:p text:style-name="P2">nb<text:tab/><text:span text:style-name="T5">tolærersystem &lt;GRAM n&gt;</text:span></text:p>
      <text:p text:style-name="P18">nbDEF system der to lærere underviser i samme klasse hvis det er spesielt behov for det</text:p>
      <text:p text:style-name="P18">nbMRKN Tolærersystemet blir ofte praktisert i tokulturelle klasser eller i klasser med integrerte elever.</text:p>
      <text:p text:style-name="P2">klass<text:tab/><text:span text:style-name="T8">skole</text:span></text:p>
      <text:p text:style-name="P2"><text:span text:style-name="T11">smi →<text:tab/></text:span><text:span text:style-name="T5">gööktelohkehtæjja-öörnege &lt;GRAM n&gt;</text:span></text:p>
      <text:p text:style-name="P18">nbDEF öörnegem jis sjiere tsiehkieh guktie göökte lohkehtæjjah aktine klaassesne daerpies</text:p>
      <text:p text:style-name="P18">nbMRKN sijhme dagkeres öörnegem utnedh guektienkultuvri klaassesne, jallh jis learohkh ålkode </text:p>
      <text:p text:style-name="P9"/>
      <text:p text:style-name="P3">koy</text:p>
      <text:p text:style-name="P2">nb<text:tab/><text:span text:style-name="T5">tospråklig &lt;GRAM adj&gt;; &lt;SY&gt; bilingval &lt;GRAM adj&gt;; &lt;STE&gt; funksjonelt tospråklig</text:span></text:p>
      <text:p text:style-name="P18">nbDEF som behersker og bruker to forskjellige språk til daglig</text:p>
      <text:p text:style-name="P2">klass<text:tab/><text:span text:style-name="T8">skole</text:span></text:p>
      <text:p text:style-name="P2"><text:span text:style-name="T11">smi →<text:tab/></text:span><text:span text:style-name="T5">guektiengïelen </text:span><text:span text:style-name="T10">LP 97</text:span><text:span text:style-name="T5">, guektiengïelen &lt;GRAM adj&gt;; <text:s/>&lt;STE&gt; guektiengïeleldh </text:span></text:p>
      <text:p text:style-name="P18">nbDEF gosse göökte joekehth gielh fierhten biejjien soptseste</text:p>
      <text:p text:style-name="P9"/>
      <text:p text:style-name="P3"><text:soft-page-break/>jix</text:p>
      <text:p text:style-name="P2">nb<text:tab/><text:span text:style-name="T5">toårig grunnkurs &lt;GRAM n&gt;; &lt;STE&gt; grunnkurs</text:span></text:p>
      <text:p text:style-name="P18">nbDEF grunnleggende kursalternativ de to første årene i videregående skole som omfatter både allmennfag og yrkesfag; jf. ettårig grunnkurs</text:p>
      <text:p text:style-name="P18">nbMRKN Etter det toårige grunnkurset kan en velge å gå videre med yrkesfaglig eller allmennfaglig utdanning.</text:p>
      <text:p text:style-name="P2">klass<text:tab/><text:span text:style-name="T8">skole</text:span></text:p>
      <text:p text:style-name="P8"><text:span text:style-name="T11">smi →<text:tab/></text:span><text:span text:style-name="T1">göökten jaepien maadthkuvsje</text:span></text:p>
      <text:p text:style-name="P3">jiz</text:p>
      <text:p text:style-name="P2">nb<text:tab/><text:span text:style-name="T5">tradisjon &lt;GRAM m&gt;; &lt;SY&gt; kulturarv &lt;GRAM m&gt;; &lt;STE&gt; arv</text:span></text:p>
      <text:p text:style-name="P18">nbDEF det en overtar av kultur fra f.eks. hjem og familie</text:p>
      <text:p text:style-name="P2">klass<text:tab/><text:span text:style-name="T8">innvpol skole</text:span></text:p>
      <text:p text:style-name="P2"><text:span text:style-name="T11">smi →<text:tab/></text:span><text:span text:style-name="T1">vuekie</text:span><text:span text:style-name="T11">, </text:span><text:span text:style-name="T5">aerpievuekie &lt;GRAM m&gt;; &lt;SY&gt; kultuvraerpie &lt;GRAM m&gt;; &lt;STE&gt; aerpie</text:span></text:p>
      <text:p text:style-name="P18">nbDEF aerpievuekiem gåetesne åådtjeme v.g. fuelhkijste</text:p>
      <text:p text:style-name="P9"/>
      <text:p text:style-name="P3">jnp</text:p>
      <text:p text:style-name="P2">nb<text:tab/><text:span text:style-name="T5">tverrfaglig råd &lt;GRAM n&gt;</text:span></text:p>
      <text:p text:style-name="P18">nbDEF gruppe som arbeider for å hjelpe elever med spesielle problemer, sammensatt av elevens foresatte, klasseforstander, rektor, psykolog, skolelege, logoped og andre avhengig av problemet</text:p>
      <text:p text:style-name="P2">klass<text:tab/><text:span text:style-name="T8">skole</text:span></text:p>
      <text:p text:style-name="P2"><text:span text:style-name="T11">smi →<text:tab/></text:span><text:span text:style-name="T5">gellienfaagen raerie <text:s/>&lt;GRAM n&gt;</text:span></text:p>
      <text:p text:style-name="P18">nbDEF dåehkiem mij edtja learohkem viehkiehtidh sjiere aamhteside giehtelidh. Learohken eejhtegh, klaasse-åejvie, reektovre, psykologe, skuvledåaktere, logopeede j.j. maehtieh dennie dåehkesne.</text:p>
      <text:p text:style-name="P9"/>
      <text:p text:style-name="P3"><text:soft-page-break/>jnq</text:p>
      <text:p text:style-name="P2">nb<text:tab/><text:span text:style-name="T5">tverrkulturell kommunikasjon &lt;GRAM m&gt;</text:span></text:p>
      <text:p text:style-name="P18">nbDEF forbindelse på tvers av kulturgrensene</text:p>
      <text:p text:style-name="P2">klass<text:tab/><text:span text:style-name="T8">innvpol skole</text:span></text:p>
      <text:p text:style-name="P2"><text:span text:style-name="T11">smi →<text:tab/></text:span><text:span text:style-name="T5">dåerieskultuvren kommunikasjovne &lt;GRAM m&gt;</text:span></text:p>
      <text:p text:style-name="P18">nbDEF kultuvri gaskemsh govlesadtedh</text:p>
      <text:p text:style-name="P9"/>
      <text:p text:style-name="P3">jpk</text:p>
      <text:p text:style-name="P2">nb<text:tab/><text:span text:style-name="T5">udelt skole &lt;GRAM m&gt;; &lt;STE&gt; skole</text:span></text:p>
      <text:p text:style-name="P18">nbDEF liten barneskole med bare én klasse, med barn fra første til sjette klassetrinn; jf. fådelt skole</text:p>
      <text:p text:style-name="P2">klass<text:tab/><text:span text:style-name="T8">skole</text:span></text:p>
      <text:p text:style-name="P2"><text:span text:style-name="T11">smi →<text:tab/></text:span><text:span text:style-name="T5">ij juakeldh skuvle &lt;GRAM m&gt;; &lt;STE&gt; skuvle</text:span></text:p>
      <text:p text:style-name="P18">nbDEF smaave maanaskuvlem ajve aktine klaassine, gusnie maanah voesteges daltesistie govhtede daltesasse ektesne; vd. bieliejuakeme skuvle</text:p>
      <text:p text:style-name="P9"/>
      <text:p text:style-name="P3">jsb</text:p>
      <text:p text:style-name="P2">nb<text:tab/><text:span text:style-name="T5">undervisningsmateriell &lt;GRAM n&gt;; &lt;STE&gt; materiell; &lt;STE&gt; læremateriell</text:span></text:p>
      <text:p text:style-name="P18">nbDEF utstyr som lærebøker o.a som brukes i forbindelse med undervisning</text:p>
      <text:p text:style-name="P2">klass<text:tab/><text:span text:style-name="T8">skole</text:span></text:p>
      <text:p text:style-name="P2"><text:span text:style-name="T11">smi →<text:tab/></text:span><text:span text:style-name="T1">lohkehtimmie</text:span><text:span text:style-name="T5">vierhtieh &lt;GRAM n&gt;; &lt;STE&gt; vierhtieh; &lt;STE&gt; </text:span><text:span text:style-name="T3">learoevierhtieh</text:span></text:p>
      <text:p text:style-name="P18">nbDEF gærjah j.j. vierhtieh mah øøhpehtæmman utnieh</text:p>
      <text:p text:style-name="P9"/>
      <text:p text:style-name="P3">jsc</text:p>
      <text:p text:style-name="P2">nb<text:tab/><text:span text:style-name="T5">undervisningsopplegg &lt;GRAM n&gt;</text:span></text:p>
      <text:p text:style-name="P18">nbDEF plan for gjennomføringen av et undervisningsprosjekt</text:p>
      <text:p text:style-name="P2">klass<text:tab/><text:span text:style-name="T8">skole</text:span></text:p>
      <text:p text:style-name="P2"><text:span text:style-name="T11">smi →<text:tab/></text:span><text:span text:style-name="T5">lohkehtimmiesoejkesje &lt;GRAM n&gt;</text:span></text:p>
      <text:p text:style-name="P13">nbDEF plaanem guktie øøhpehtimmieprovsjeektem tjirrehtidh</text:p>
      <text:p text:style-name="P3"><text:soft-page-break/>jsf</text:p>
      <text:p text:style-name="P2">nb<text:tab/><text:span text:style-name="T5">undervisningsutvalg &lt;GRAM n&gt;</text:span></text:p>
      <text:p text:style-name="P18">nbDEF politisk sammensatt utvalg under fylkesskolestyret, som har ansvar for videregående undervisning</text:p>
      <text:p text:style-name="P2">klass<text:tab/><text:span text:style-name="T8">admin skole</text:span></text:p>
      <text:p text:style-name="P2"><text:span text:style-name="T11">smi →<text:tab/></text:span><text:span text:style-name="T5">lohkehtimmiemoenehtse &lt;GRAM n&gt;</text:span></text:p>
      <text:p text:style-name="P13">nbDEF povlitigke moenehtsem fylhkeskovlikontovren nuelesne, man diedte lea jåarhkeskovli ööhpehtimmiem</text:p>
      <text:p text:style-name="P3">kmd</text:p>
      <text:p text:style-name="P2">nb<text:tab/><text:span text:style-name="T5">ungdomstrinn &lt;GRAM n&gt;; &lt;SY&gt; ungdomsskole &lt;GRAM m&gt;; &lt;STE&gt; realskole; &lt;STE&gt; framhaldsskole</text:span></text:p>
      <text:p text:style-name="P18">nbDEF siste del av den obligatoriske grunnskolen, fra åttende til tiende klasse</text:p>
      <text:p text:style-name="P18">nbMRKN Etter den tidligere obligatoriske folkeskolen fulgte framhaldsskolen og realskolen, men de var ikke obligatoriske.</text:p>
      <text:p text:style-name="P2">klass<text:tab/><text:span text:style-name="T8">skole</text:span></text:p>
      <text:p text:style-name="P2"><text:span text:style-name="T11">smi →<text:tab/></text:span><text:span text:style-name="T3">noeredaltese </text:span><text:span text:style-name="T5">&lt;GRAM n&gt;; &lt;SY&gt; noereskuvle &lt;GRAM m&gt;</text:span></text:p>
      <text:p text:style-name="P18">nbDEF våaroeskuvlen minngemes daltesem, gaektsede klaasseste låhkede klaassese</text:p>
      <text:p text:style-name="P1"/>
      <text:p text:style-name="P9"/>
      <text:p text:style-name="P3">jso</text:p>
      <text:p text:style-name="P2">nb<text:tab/><text:span text:style-name="T5">universitet &lt;GRAM n&gt;</text:span></text:p>
      <text:p text:style-name="P18">nbDEF statlig institusjon for forskning og høyere undervisning innenfor en rekke vitenskaper</text:p>
      <text:p text:style-name="P18">nbMRKN I Norge er det universiteter i Bergen, Oslo, Trondheim og Tromsø.</text:p>
      <text:p text:style-name="P2">klass<text:tab/><text:span text:style-name="T8">skole</text:span></text:p>
      <text:p text:style-name="P2"><text:span text:style-name="T11">smi →<text:tab/></text:span><text:span text:style-name="T5">universiteete &lt;GRAM n&gt;</text:span></text:p>
      <text:p text:style-name="P18">nbDEF staaten dotkeme- jïh jollebe ööhpehtimmieinstitusjovnem ovmessie goerehtimmiesuerkine</text:p>
      <text:p text:style-name="P18">nbMRKN Nööørjesne universiteeth gååvnesieh Bergenisnie, Oslovesne jïh Romsesne</text:p>
      <text:p text:style-name="P9"/>
      <text:p text:style-name="P3"><text:soft-page-break/>jsr</text:p>
      <text:p text:style-name="P2">nb<text:tab/><text:span text:style-name="T5">universitetsutdanning &lt;GRAM c&gt;</text:span></text:p>
      <text:p text:style-name="P18">nbDEF utdanning som er basert på et universitetsstudium; jf. høyere utdanning</text:p>
      <text:p text:style-name="P2">klass<text:tab/><text:span text:style-name="T8">skole</text:span></text:p>
      <text:p text:style-name="P2"><text:span text:style-name="T11">smi →<text:tab/></text:span><text:span text:style-name="T3">universitete-ööhpehtimmie </text:span><text:span text:style-name="T5">&lt;GRAM c&gt;</text:span></text:p>
      <text:p text:style-name="P13">nbDEF ööhpehtimmiem universiteetelohkemine; vd. jollebe ööhpehtimmie</text:p>
      <text:p text:style-name="P3">juj</text:p>
      <text:p text:style-name="P2">nb<text:tab/><text:span text:style-name="T5">utdanningsstipend &lt;GRAM n&gt;</text:span></text:p>
      <text:p text:style-name="P18">nbDEF stipend som gis til en person under utdanning</text:p>
      <text:p text:style-name="P2">klass<text:tab/><text:span text:style-name="T8">skole</text:span></text:p>
      <text:p text:style-name="P2"><text:span text:style-name="T11">smi →<text:tab/></text:span><text:span text:style-name="T3">ööhpehtimmiestipeende</text:span><text:span text:style-name="T5"> &lt;GRAM n&gt;</text:span></text:p>
      <text:p text:style-name="P13">nbDEF stipeendem mij ööhpehtimmesne åådtje</text:p>
      <text:p text:style-name="P3">juk</text:p>
      <text:p text:style-name="P2">nb<text:tab/><text:span text:style-name="T5">utdanningsstønad &lt;GRAM m&gt;; &lt;STE&gt; stønad</text:span></text:p>
      <text:p text:style-name="P18">nbDEF stønad for enslige forsørgere eller etterlatte ektefeller til dekning av nødvendige utgifter i forbindelse med utdanning eller opplæring</text:p>
      <text:p text:style-name="P2">klass<text:tab/><text:span text:style-name="T8">skole trygd</text:span></text:p>
      <text:p text:style-name="P2"><text:span text:style-name="T11">smi →<text:tab/></text:span><text:span text:style-name="T5">ööhpehtimmiedåarjege &lt;GRAM m&gt;; &lt;STE&gt; dåårjeme</text:span></text:p>
      <text:p text:style-name="P18">nbDEF dåårjemem mij åådtje jis oktegh eejhtegem, jallh paarrebieliem laahpeme, juktie buektehte ööhpehtimmiem jallh lierehtimmiem tjirrehtidh</text:p>
      <text:p text:style-name="P9"/>
      <text:p text:style-name="P3">knk</text:p>
      <text:p text:style-name="P2">nb<text:tab/><text:span text:style-name="T5">utplassering i yrkeslivet &lt;GRAM c&gt;</text:span></text:p>
      <text:p text:style-name="P18">nbDEF ordning i ungdomsskolen der elever som er interessert i det, kan gå ut i arbeidslivet noen timer i uken i stedet for å ha undervisning</text:p>
      <text:p text:style-name="P2">klass<text:tab/><text:span text:style-name="T8">skole</text:span></text:p>
      <text:p text:style-name="P2"><text:span text:style-name="T11">smi →<text:tab/></text:span><text:span text:style-name="T5">barkoelierehtimmie &lt;GRAM c&gt;</text:span></text:p>
      <text:p text:style-name="P13">nbDEF øørnegem noereskuvlesne, guktie learohkh mah sijhtieh åadtjoeh naan gille tæjmoeh vååhkoen barkoesijjesne lierehtimmiem åadtjodh.</text:p>
      <text:p text:style-name="P3"><text:soft-page-break/>jyy</text:p>
      <text:p text:style-name="P2">nb<text:tab/><text:span text:style-name="T5">valgfag &lt;GRAM n&gt;</text:span></text:p>
      <text:p text:style-name="P18">nbDEF skolefag som en elev velger i tillegg til de obligatoriske fagene på ungdomsskole og i videregående skole</text:p>
      <text:p text:style-name="P2">klass<text:tab/><text:span text:style-name="T8">skole</text:span></text:p>
      <text:p text:style-name="P2"><text:span text:style-name="T11">smi →<text:tab/></text:span><text:span text:style-name="T3">veeljemefaage </text:span><text:span text:style-name="T5">&lt;GRAM n&gt;</text:span></text:p>
      <text:p text:style-name="Text_20_body_20_indent">nbDEF learohke åådtje faagem veeljedh siejhme skuvlefaagen lissine, noreskuvlesne jïh jåarhkeskuvlesne</text:p>
      <text:p text:style-name="P3">kcr</text:p>
      <text:p text:style-name="P2">nb<text:tab/><text:span text:style-name="T5">veiledning &lt;GRAM m&gt;; &lt;SY&gt; rettledning &lt;GRAM m&gt;</text:span></text:p>
      <text:p text:style-name="P18">nbDEF orientering og råd om hva som bør gjøres</text:p>
      <text:p text:style-name="P2">klass<text:tab/><text:span text:style-name="T8">skole sosial</text:span></text:p>
      <text:p text:style-name="P2"><text:span text:style-name="T11">smi →<text:tab/></text:span><text:span text:style-name="T3">bïhkedimmie, bïhkemdimmie &lt;GRAM m&gt; ;&lt;SY&gt; bïhkedasse, bïhkemdasse, bihkeldasse </text:span><text:span text:style-name="T5">&lt;GRAM m&gt;</text:span></text:p>
      <text:p text:style-name="P18">nbDEF buerkiestimmie jïh raerie guktie jïh maam darjodh</text:p>
      <text:p text:style-name="P15"><text:s/></text:p>
      <text:p text:style-name="P15"/>
      <text:p text:style-name="P3">kcv</text:p>
      <text:p text:style-name="P2">nb<text:tab/><text:span text:style-name="T5">vekttall &lt;GRAM n&gt;</text:span></text:p>
      <text:p text:style-name="P18">nbDEF mål på studietid på universitet eller høgskole for visse emner innenfor visse fag, der emnene kan settes sammen til større enheter; jf. grunnfag, semesteremne</text:p>
      <text:p text:style-name="P18">nbMRKN Vekttall brukes mest i forbindelse med matematisk-naturvitenskapelige fag, men finnes også innenfor andre fagområder. Emner eller fag med 10 vekttall tilsvarer vanligvis ett semesters studietid.</text:p>
      <text:p text:style-name="P2">klass<text:tab/><text:span text:style-name="T8">skole</text:span></text:p>
      <text:p text:style-name="P2"><text:span text:style-name="T11">smi →<text:tab/></text:span><text:span text:style-name="T5">viektetaale &lt;GRAM n&gt;</text:span></text:p>
      <text:p text:style-name="P18">nbDEF lohkeme-aejkiem vuepseste universiteetesne jïh jolleskuvlesne, muvhth faagine gusnie maahta ööhpehtimmiem vijriedidh; vd. våaroefaage, semeestereaamhtese</text:p>
      <text:p text:style-name="P17"><text:span text:style-name="T9">nbMRKN viektetaalh</text:span><text:span text:style-name="T5"> </text:span><text:span text:style-name="T9">sijhme maadtematigke-eatnemegoerehtimmie faagine, mohte jïjnjebh faagedajvine aaj. 10 lyøvlehkelåhkoeh siejhme akten semeesteren lohkemeaejkiem</text:span></text:p>
      <text:p text:style-name="P9"/>
      <text:p text:style-name="P3"><text:soft-page-break/>kff</text:p>
      <text:p text:style-name="P2">nb<text:tab/><text:span text:style-name="T5">videregående kurs &lt;GRAM n&gt;</text:span></text:p>
      <text:p text:style-name="P18">nbDEF kurs i videregående skole som vanligvis bygger på grunnkurset</text:p>
      <text:p text:style-name="P2">klass<text:tab/><text:span text:style-name="T8">skole</text:span></text:p>
      <text:p text:style-name="P2"><text:span text:style-name="T11">smi →<text:tab/></text:span><text:span text:style-name="T3">jåarhkekuvsje </text:span><text:span text:style-name="T5">&lt;GRAM n&gt;</text:span></text:p>
      <text:p text:style-name="P13">nbDEF kuvsjem jåarhkeskuvlesne våaroekuvsjen mænngan</text:p>
      <text:p text:style-name="P3">kfh</text:p>
      <text:p text:style-name="P2">nb<text:tab/><text:span text:style-name="T5">videregående skole &lt;GRAM m&gt;; &lt;STE&gt; gymnas; &lt;STE&gt; skole</text:span></text:p>
      <text:p text:style-name="P18">nbDEF ikke-obligatorisk skole etter grunnskolen, der elevene velger studieretning og eventuelt linje</text:p>
      <text:p text:style-name="P18">nbMRKN Videregående skole, allmennfaglig studieretning, tilsvarer det som tidligere het gymnas.</text:p>
      <text:p text:style-name="P2">klass<text:tab/><text:span text:style-name="T8">skole</text:span></text:p>
      <text:p text:style-name="P2"><text:span text:style-name="T11">smi →<text:tab/></text:span><text:span text:style-name="T3">jåarhkeskuvle </text:span><text:span text:style-name="T5">&lt;GRAM m&gt;; &lt;STE&gt; gymnaase; &lt;STE&gt; skuvle, skuvle</text:span></text:p>
      <text:p text:style-name="P18">nbDEF skuvlem maadthskuvlen mænngan, learohkide åadtjoeh jijtjh lohkemeotnjegem veeljedh, jïh mejtie sijhtieh jåarhkeskuvlesne vaedtsedh </text:p>
      <text:p text:style-name="P18">nbMRKN jåarhkeskuvle, ektiemaahtoe lohkemeotnjegem, lea seamma goh gymnaase</text:p>
      <text:p text:style-name="P15"/>
      <text:p text:style-name="P3">kfi</text:p>
      <text:p text:style-name="P2">nb<text:tab/><text:span text:style-name="T5">videregående utdanning &lt;GRAM c&gt;</text:span></text:p>
      <text:p text:style-name="P18">nbDEF utdanning ved videregående skole</text:p>
      <text:p text:style-name="P2">klass<text:tab/><text:span text:style-name="T8">skole</text:span></text:p>
      <text:p text:style-name="P2"><text:span text:style-name="T11">smi →<text:tab/></text:span><text:span text:style-name="T3">jåarhke ööpehtimmie </text:span><text:span text:style-name="T5">&lt;GRAM c&gt;</text:span></text:p>
      <text:p text:style-name="P13">nbDEF øøhpehtimmiem jåarhkeskuvlesne</text:p>
      <text:p text:style-name="P3"><text:soft-page-break/>kgz</text:p>
      <text:p text:style-name="P2">nb<text:tab/><text:span text:style-name="T5">vitenskapelig høgskole &lt;GRAM m&gt;; &lt;STE&gt; høgskole</text:span></text:p>
      <text:p text:style-name="P18">nbDEF høgskole som driver undervisning og forskning på universitetsnivå i fag som ikke dekkes av de tradisjonelle universitetene</text:p>
      <text:p text:style-name="P18">nbMRKN Norges Handelshøyskole og Norges landbrukshøgskole er eksempler på vitenskapelige høgskoler.</text:p>
      <text:p text:style-name="P2">klass<text:tab/><text:span text:style-name="T8">skole</text:span></text:p>
      <text:p text:style-name="P2"><text:span text:style-name="T11">smi →<text:tab/></text:span><text:span text:style-name="T1">dotkeme</text:span><text:span text:style-name="T5">jolleskuvle &lt;GRAM m&gt;; &lt;STE&gt; jolleskuvle</text:span></text:p>
      <text:p text:style-name="P18">nbDEF jolleskuvlem gusnie øøhpehtimmiem jïh dotkemem universiteetedaltesisnie faagine mah eah siejhme universiteetine</text:p>
      <text:p text:style-name="P18">nbMRKN Nøørjen Åesiesjolleskuvle jïh Nøørjen laanteburrienjolleskuvle leah dagkerh goerehtimmie-jolleskovlh.</text:p>
      <text:p text:style-name="P9"/>
      <text:p text:style-name="P3">khi</text:p>
      <text:p text:style-name="P2">nb<text:tab/><text:span text:style-name="T5">vitnemål &lt;GRAM n&gt;; &lt;SY&gt; vitnesbyrd &lt;GRAM n&gt;</text:span></text:p>
      <text:p text:style-name="P18">nbDEF attest på fullført skolegang eller studium med avgangskarakterer</text:p>
      <text:p text:style-name="P2">klass<text:tab/><text:span text:style-name="T8">arbeid skole</text:span></text:p>
      <text:p text:style-name="P2"><text:span text:style-name="T11">smi →<text:tab/></text:span><text:span text:style-name="T3">vihnesjimmie </text:span><text:span text:style-name="T5">&lt;GRAM n&gt;</text:span></text:p>
      <text:p text:style-name="P13">nbDEF paehperem mij vihnesje skuvlem jallh lohkemem illeme</text:p>
      <text:p text:style-name="P3">khu</text:p>
      <text:p text:style-name="P2">nb<text:tab/><text:span text:style-name="T5">voksenopplæring &lt;GRAM c&gt;; &lt;STE&gt; opplæring</text:span></text:p>
      <text:p text:style-name="P18">nbDEF tiltak for at voksne skal få undervisning og eventuelt utdanning</text:p>
      <text:p text:style-name="P18">nbMRKN Voksenopplæringen kan være førstegangsopplæring, omskolering eller etterutdanning.</text:p>
      <text:p text:style-name="P2">klass<text:tab/><text:span text:style-name="T8">skole</text:span></text:p>
      <text:p text:style-name="P2"><text:span text:style-name="T11">smi →<text:tab/></text:span><text:span text:style-name="T5">geervelohkehtimmie &lt;GRAM c&gt;; &lt;STE&gt; lierehtimmie</text:span></text:p>
      <text:p text:style-name="P18">nbDEF øørnegem juktie geervealmetjh edtjieh øøhpehtimmiem åadtjodh</text:p>
      <text:p text:style-name="P18">nbMRKN Geervelierehtimmie maahta voestegeslierehtimmiem, mubpielierehtimmiem jallh minngieøøhpehtimmiem årrodh</text:p>
      <text:p text:style-name="P9"/>
      <text:p text:style-name="P3"><text:soft-page-break/>khv</text:p>
      <text:p text:style-name="P2">nb<text:tab/><text:span text:style-name="T5">voksenopplæringsloven &lt;GRAM m&gt;; &lt;STE&gt; lov om voksenopplæring</text:span></text:p>
      <text:p text:style-name="P18">nbDEF lov av 28 mai 1976 nr 35 om voksenopplæring</text:p>
      <text:p text:style-name="P2">klass<text:tab/><text:span text:style-name="T8">jur skole</text:span></text:p>
      <text:p text:style-name="P2"><text:span text:style-name="T11">smi →<text:tab/></text:span><text:span text:style-name="T5">geervelohkehtimmien-laake &lt;GRAM m&gt;; &lt;STE&gt; lov om voksenopplæring</text:span></text:p>
      <text:p text:style-name="P18">nbDEF laakem suehpeden 28.-este 1976 nr 35 geervelierehtimmien bijre</text:p>
      <text:p text:style-name="P9"/>
      <text:p text:style-name="P3">kiq</text:p>
      <text:p text:style-name="P2">nb<text:tab/><text:span text:style-name="T5">vårsemester &lt;GRAM n&gt;</text:span></text:p>
      <text:p text:style-name="P18">nbDEF halvpart av et studieår ved universitet eller høgskole der undervisningen foregår om vinteren og utover våren</text:p>
      <text:p text:style-name="P18">nbMRKN Vårsemesteret begynner vanligvis i siste halvdel av januar og varer fram til slutten av mai eller begynnelsen av juni.</text:p>
      <text:p text:style-name="P2">klass<text:tab/><text:span text:style-name="T8">skole</text:span></text:p>
      <text:p text:style-name="P2"><text:span text:style-name="T11">smi →<text:tab/></text:span><text:span text:style-name="T3">gijrelohkemeboelhke, gijre-semeestere </text:span><text:span text:style-name="T5">&lt;GRAM n&gt;</text:span></text:p>
      <text:p text:style-name="P18">nbDEF bielie lohkemejaepiem universiteetesne jallh jolleskuvlesne, tjaktjedaelvien doekoe jallh gijredaelvien doekoe</text:p>
      <text:p text:style-name="P18">nbMRKN Gijresemeestere daamhtaj tsiengelen minngiebielesne aalka jïh suehpeden minngiebielesne jallh ruffien aalkovisnie nååhkele</text:p>
      <text:p text:style-name="P15"/>
      <text:p text:style-name="P3">kiy</text:p>
      <text:p text:style-name="P2">nb<text:tab/><text:span text:style-name="T5">yrkesfag &lt;GRAM n&gt;</text:span></text:p>
      <text:p text:style-name="P18">nbDEF i videregående skole: skolefag der undervisningen er rettet mot et praktisk yrke og gis som opplæring på skole og på arbeidsplass</text:p>
      <text:p text:style-name="P2">klass<text:tab/><text:span text:style-name="T8">skole</text:span></text:p>
      <text:p text:style-name="P2"><text:span text:style-name="T11">smi →<text:tab/></text:span><text:span text:style-name="T5">barkoefaage &lt;GRAM n&gt;</text:span></text:p>
      <text:p text:style-name="P18">nbDEF jåarhkeskuvlesne: skuvlefaagem gusnie øøhpehtimmesne lierehtimmesne edtja barkoem lieredh, lierehtimmiem barkoesijjesne aaj</text:p>
      <text:p text:style-name="P9"/>
      <text:p text:style-name="P3"><text:soft-page-break/>kjc</text:p>
      <text:p text:style-name="P2">nb<text:tab/><text:span text:style-name="T5">yrkeslærer &lt;GRAM m&gt;; &lt;STE&gt; lærer</text:span></text:p>
      <text:p text:style-name="P18">nbDEF faglærer som underviser i yrkesfag</text:p>
      <text:p text:style-name="P18">nbMRKN Faglærere har som regel grunnleggende yrkesutdanning og pedagogisk utdanning i tillegg.</text:p>
      <text:p text:style-name="P2">klass<text:tab/><text:span text:style-name="T8">skole</text:span></text:p>
      <text:p text:style-name="P2"><text:span text:style-name="T11">smi →<text:tab/></text:span><text:span text:style-name="T5">barkoelohkehtæjja &lt;GRAM m&gt;; &lt;STE&gt; lohkehtæjja, learere</text:span></text:p>
      <text:p text:style-name="P18">nbDEF barkoefaagen faagelohkehtæjjam</text:p>
      <text:p text:style-name="P18">nbMRKN Faagelohkehtæjjah daamhtaj siejhme barkoeøøhpehtimmiem jïh peedagogihke lissieøøhpehtimmiem vaalteme.</text:p>
      <text:p text:style-name="P9"/>
      <text:p text:style-name="P3">kje</text:p>
      <text:p text:style-name="P2">nb<text:tab/><text:span text:style-name="T5">yrkesopplæringsnemnda &lt;GRAM c&gt;</text:span></text:p>
      <text:p text:style-name="P18">nbDEF fylkeskommunal nemnd som avgjør om allsidig yrkespraksis gir grunnlag for å avlegge fag- eller svenneprøve i et fag</text:p>
      <text:p text:style-name="P2">klass<text:tab/><text:span text:style-name="T8">admin skole</text:span></text:p>
      <text:p text:style-name="P2"><text:span text:style-name="T11">smi →<text:tab/></text:span><text:span text:style-name="T5">barkoelierehtimmiemoenehtse &lt;GRAM c&gt;</text:span></text:p>
      <text:p text:style-name="P18">nbDEF fylhketjielten moenehtsem, edtja gihtjedidh mejtie almetji barkoedååjrehtsh buerie nuekies åvtelen faageprøøvem illedh</text:p>
      <text:p text:style-name="P9"/>
      <text:p text:style-name="P3">kjo</text:p>
      <text:p text:style-name="P2">nb<text:tab/><text:span text:style-name="T5">yrkestegning &lt;GRAM c&gt;</text:span></text:p>
      <text:p text:style-name="P18">nbDEF fag på lærlingskolen der en lærer å lage arbeidstegninger i forbindelse med praktiske yrker</text:p>
      <text:p text:style-name="P2">klass<text:tab/><text:span text:style-name="T8">skole</text:span></text:p>
      <text:p text:style-name="P2"><text:span text:style-name="T11">smi →<text:tab/></text:span><text:span text:style-name="T5">barkoetjaalehtjadteme &lt;GRAM c&gt;</text:span></text:p>
      <text:p text:style-name="P13">nbDEF fag på lærlingskolen der en lærer å lage arbeidstegninger i forbindelse med praktiske yrker</text:p>
      <text:p text:style-name="P3"><text:soft-page-break/>kjp</text:p>
      <text:p text:style-name="P2">nb<text:tab/><text:span text:style-name="T5">yrkesteori &lt;GRAM m&gt;</text:span></text:p>
      <text:p text:style-name="P18">nbDEF teoretisk kunnskap som er nødvendig for et bestemt yrke; jf. lærlingskole, mesterprøve</text:p>
      <text:p text:style-name="P2">klass<text:tab/><text:span text:style-name="T8">skole</text:span></text:p>
      <text:p text:style-name="P2"><text:span text:style-name="T11">smi →<text:tab/></text:span><text:span text:style-name="T5">barkoeteorije &lt;GRAM m&gt;</text:span></text:p>
      <text:p text:style-name="P18">nbDEF tjaaleldh maahtoem mij dam sjiere barkosne daerpies; vd. learohkekuvsje, miestereprøøve</text:p>
      <text:p text:style-name="P9"/>
      <text:p text:style-name="P3">kjq</text:p>
      <text:p text:style-name="P2">nb<text:tab/><text:span text:style-name="T5">yrkesutdanning &lt;GRAM c&gt;</text:span></text:p>
      <text:p text:style-name="P18">nbDEF utdanning med hovedvekt på yrkesfag; jf. allmennutdanning</text:p>
      <text:p text:style-name="P2">klass<text:tab/><text:span text:style-name="T8">skole</text:span></text:p>
      <text:p text:style-name="P2"><text:span text:style-name="T11">smi →<text:tab/></text:span><text:span text:style-name="T5">barkoe-ööhpehtimmie &lt;GRAM c&gt;</text:span></text:p>
      <text:p text:style-name="P18">nbDEF ööhpehtimmiem gusnie barkoefaagh lyövlehkommes; vd. Ektiemaahtoe-ööhpehtimmie</text:p>
      <text:p text:style-name="P9"/>
      <text:p text:style-name="P3">kjg</text:p>
      <text:p text:style-name="P2">nb<text:tab/><text:span text:style-name="T5">yrkesveileder &lt;GRAM m&gt;; &lt;SY&gt; yrkesrettleder &lt;GRAM m&gt;</text:span></text:p>
      <text:p text:style-name="P18">nbDEF person som orienterer og veileder utdanningssøkende om opplæringsmuligheter</text:p>
      <text:p text:style-name="P2">klass<text:tab/><text:span text:style-name="T8">arbeid skole</text:span></text:p>
      <text:p text:style-name="P2"><text:span text:style-name="T11">smi →<text:tab/></text:span><text:span text:style-name="T5">barkoebïhkedæjja &lt;GRAM m&gt;</text:span></text:p>
      <text:p text:style-name="P13">nbDEF almetje guhte buerkeste jïh bihkede øøhpehtimmieohtsijh lierehtimmiefaalaldahki bijre</text:p>
      <text:p text:style-name="P3">klf</text:p>
      <text:p text:style-name="P2">nb<text:tab/><text:span text:style-name="T5">åpne studier &lt;GRAM n pl&gt;</text:span></text:p>
      <text:p text:style-name="P18">nbDEF universitetsstudier i fag der det ikke er begrenset antall studieplasser</text:p>
      <text:p text:style-name="P2">klass<text:tab/><text:span text:style-name="T8">skole</text:span></text:p>
      <text:p text:style-name="P2"><text:span text:style-name="T11">smi →<text:tab/></text:span><text:span text:style-name="T5">rihpes lohkemh &lt;GRAM n pl&gt;</text:span></text:p>
      <text:p text:style-name="P13">nbDEF universiteete-lohkemeotnjegeh mah eah gaptjeldihkie, gaajhkesh åadtjoeh tjaangedh </text:p>
      <text:p text:style-name="P3"><text:soft-page-break/>kni</text:p>
      <text:p text:style-name="P2">nb<text:tab/><text:span text:style-name="T5">årskull &lt;GRAM n&gt;</text:span></text:p>
      <text:p text:style-name="P18">nbDEF personer, ofte i forbindelse med skole, som er født samme år og dermed er på samme klassetrinn</text:p>
      <text:p text:style-name="P2">klass<text:tab/><text:span text:style-name="T8">skole</text:span></text:p>
      <text:p text:style-name="P2"><text:span text:style-name="T11">smi →<text:tab/></text:span><text:span text:style-name="T5">jaepiekrirrie &lt;GRAM n&gt;</text:span></text:p>
      <text:p text:style-name="P18">nbDEF almetjh mah, daamhtaj skuvlebyjreskisnie, seamma jaepien reakasovveme jïh seamma klaassedaltesisnie</text:p>
      <text:p text:style-name="P9"/>
      <text:p text:style-name="P3">klp</text:p>
      <text:p text:style-name="P2">nb<text:tab/><text:span text:style-name="T5">årskurs &lt;GRAM n&gt;</text:span></text:p>
      <text:p text:style-name="P18">nbDEF kurs som varer i ett år</text:p>
      <text:p text:style-name="P2">klass<text:tab/><text:span text:style-name="T8">skole</text:span></text:p>
      <text:p text:style-name="P2"><text:span text:style-name="T11">smi →<text:tab/></text:span><text:span text:style-name="T3">jaepiekuvsje </text:span><text:span text:style-name="T5">&lt;GRAM n&gt;</text:span></text:p>
      <text:p text:style-name="P18">nbDEF akten jaapetje kuvsjem</text:p>
      <text:p text:style-name="P15"/>
      <text:p text:style-name="P7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nb" fo:country="NO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none" fo:country="none" style:language-asian="none" style:country-asian="none"/>
    </style:style>
    <style:style style:name="Brødtekstinnrykk_20_2" style:display-name="Brødtekstinnrykk 2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 fo:margin-top="0cm" fo:margin-bottom="0.212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en" fo:country="GB" style:font-size-asian="10pt"/>
    </style:style>
    <style:style style:name="Standardskrift_20_for_20_avsnitt" style:display-name="Standardskrift for avsnitt" style:family="text"/>
    <style:style style:name="Page_20_Number" style:display-name="Page Number" style:family="text" style:parent-style-name="Standardskrift_20_for_20_avsnit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nb" fo:country="NO" fo:font-style="italic" style:font-style-asian="italic"/>
    </style:style>
    <style:style style:name="MT2" style:family="text">
      <style:text-properties fo:language="nb" fo:country="NO"/>
    </style:style>
    <style:style style:name="MT3" style:family="text"/>
    <style:page-layout style:name="Mpm1">
      <style:page-layout-properties fo:page-width="20.999cm" fo:page-height="29.699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Ordbok for samfunn og helse</text:span><text:span text:style-name="MT2"> – klasse «skole» – 2004-06-29 – side </text:span><text:span text:style-name="Page_20_Number"><text:page-number text:select-page="current">11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aj</dc:title>
    <meta:initial-creator>sig-britt persson</meta:initial-creator>
    <meta:creation-date>2005-11-28T15:23:00</meta:creation-date>
    <dc:creator>sig-britt persson</dc:creator>
    <dc:date>2005-11-28T15:27:00</dc:date>
    <meta:editing-cycles>1</meta:editing-cycles>
    <meta:editing-duration>PT00H04M00S</meta:editing-duration>
    <meta:document-statistic meta:table-count="0" meta:image-count="0" meta:object-count="0" meta:page-count="112" meta:paragraph-count="2341" meta:word-count="15764" meta:character-count="115855"/>
    <meta:generator>OpenOffice.org/3.0$Unix OpenOffice.org_project/300m9$Build-9358</meta:generator>
  </office:meta>
</office:document-meta>
</file>